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F000000050D15E5C0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margin-left="0.035cm" fo:margin-right="0cm" fo:line-height="0.325cm" fo:text-indent="0cm" style:auto-text-indent="false">
        <style:tab-stops/>
      </style:paragraph-properties>
    </style:style>
    <style:style style:name="P3" style:family="paragraph" style:parent-style-name="Standard">
      <style:paragraph-properties fo:line-height="5%"/>
    </style:style>
    <style:style style:name="P4" style:family="paragraph" style:parent-style-name="Standard">
      <style:paragraph-properties fo:line-height="5%"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style:font-name-asian="Palatino Linotype" style:font-size-asian="10pt" style:font-name-complex="Palatino Linotype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weight="bold" style:font-name-asian="Palatino Linotype" style:font-weight-asian="bold" style:font-name-complex="Palatino Linotype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0pt" fo:font-style="italic" style:font-name-asian="Calibri" style:font-size-asian="10pt" style:font-style-asian="italic" style:font-name-complex="Calibri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Calibri" fo:font-weight="bold" style:font-name-asian="Calibri" style:font-weight-asian="bold" style:font-name-complex="Calibri" style:font-weight-complex="bold"/>
    </style:style>
    <style:style style:name="P10" style:family="paragraph" style:parent-style-name="Standard" style:master-page-name="MP0">
      <style:paragraph-properties fo:margin-top="0.009cm" fo:margin-bottom="0cm" fo:text-align="start" style:justify-single-word="false" style:page-number="auto"/>
      <style:text-properties style:font-name="Times New Roman" fo:font-size="13.5pt" style:font-name-asian="Times New Roman" style:font-size-asian="13.5pt" style:font-name-complex="Times New Roman" style:font-size-complex="13.5pt"/>
    </style:style>
    <style:style style:name="P11" style:family="paragraph" style:parent-style-name="Standard">
      <style:paragraph-properties fo:margin-top="0.009cm" fo:margin-bottom="0cm" fo:text-align="start" style:justify-single-word="false"/>
      <style:text-properties style:font-name="Calibri" fo:font-size="10.5pt" style:font-name-asian="Calibri" style:font-size-asian="10.5pt" style:font-name-complex="Calibri" style:font-size-complex="10.5pt"/>
    </style:style>
    <style:style style:name="P12" style:family="paragraph" style:parent-style-name="Standard">
      <style:paragraph-properties fo:margin-left="0.266cm" fo:margin-right="0cm" fo:margin-top="0.092cm" fo:margin-bottom="0cm" fo:text-align="start" style:justify-single-word="false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201cm" fo:margin-right="0cm" style:line-height-at-least="0.035cm" fo:text-align="start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top="0.018cm" fo:margin-bottom="0cm" fo:text-align="start" style:justify-single-word="false"/>
      <style:text-properties style:font-name="Tahoma" fo:font-size="9.5pt" style:font-name-asian="Tahoma" style:font-size-asian="9.5pt" style:font-name-complex="Tahoma" style:font-size-complex="9.5pt"/>
    </style:style>
    <style:style style:name="P15" style:family="paragraph" style:parent-style-name="Standard">
      <style:paragraph-properties fo:margin-left="0.266cm" fo:margin-right="12.03cm" fo:margin-top="0.058cm" fo:margin-bottom="0cm" fo:text-align="start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266cm" fo:margin-right="10.696cm" fo:text-align="start" style:justify-single-word="false" fo:text-indent="0cm" style:auto-text-indent="false">
        <style:tab-stops/>
      </style:paragraph-properties>
    </style:style>
    <style:style style:name="P17" style:family="paragraph" style:parent-style-name="Standard">
      <style:paragraph-properties fo:margin-top="0.019cm" fo:margin-bottom="0cm" fo:text-align="start" style:justify-single-word="false"/>
      <style:text-properties style:font-name="Palatino Linotype" fo:font-size="7.5pt" style:font-name-asian="Palatino Linotype" style:font-size-asian="7.5pt" style:font-name-complex="Palatino Linotype" style:font-size-complex="7.5pt"/>
    </style:style>
    <style:style style:name="P18" style:family="paragraph" style:parent-style-name="Standard">
      <style:paragraph-properties fo:margin-top="0.012cm" fo:margin-bottom="0cm" fo:text-align="start" style:justify-single-word="false"/>
      <style:text-properties style:font-name="Palatino Linotype" fo:font-size="8.5pt" fo:font-weight="bold" style:font-name-asian="Palatino Linotype" style:font-size-asian="8.5pt" style:font-weight-asian="bold" style:font-name-complex="Palatino Linotype" style:font-size-complex="8.5pt" style:font-weight-complex="bold"/>
    </style:style>
    <style:style style:name="P19" style:family="paragraph" style:parent-style-name="Standard">
      <style:paragraph-properties fo:margin-left="0.266cm" fo:margin-right="8.955cm" fo:text-align="start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top="0.011cm" fo:margin-bottom="0cm" fo:text-align="start" style:justify-single-word="false"/>
      <style:text-properties style:font-name="Calibri" fo:font-size="9.5pt" fo:font-style="italic" style:font-name-asian="Calibri" style:font-size-asian="9.5pt" style:font-style-asian="italic" style:font-name-complex="Calibri" style:font-size-complex="9.5pt"/>
    </style:style>
    <style:style style:name="P21" style:family="paragraph" style:parent-style-name="Standard">
      <style:paragraph-properties fo:margin-top="0.016cm" fo:margin-bottom="0cm" fo:text-align="start" style:justify-single-word="false"/>
      <style:text-properties style:font-name="Calibri" fo:font-size="14.5pt" fo:font-weight="bold" style:font-name-asian="Calibri" style:font-size-asian="14.5pt" style:font-weight-asian="bold" style:font-name-complex="Calibri" style:font-size-complex="14.5pt" style:font-weight-complex="bold"/>
    </style:style>
    <style:style style:name="P22" style:family="paragraph" style:parent-style-name="Standard">
      <style:paragraph-properties fo:margin-left="1.536cm" fo:margin-right="0.355cm" fo:text-align="start" style:justify-single-word="false" fo:text-indent="-0.635cm" style:auto-text-indent="false">
        <style:tab-stops/>
      </style:paragraph-properties>
    </style:style>
    <style:style style:name="P23" style:family="paragraph" style:parent-style-name="Textkörper">
      <style:paragraph-properties fo:line-height="0.471cm" fo:text-align="start" style:justify-single-word="false">
        <style:tab-stops>
          <style:tab-stop style:position="0.002cm"/>
        </style:tab-stops>
      </style:paragraph-properties>
    </style:style>
    <style:style style:name="P24" style:family="paragraph" style:parent-style-name="Textkörper" style:list-style-name="L3">
      <style:paragraph-properties fo:line-height="0.471cm" fo:text-align="start" style:justify-single-word="false">
        <style:tab-stops>
          <style:tab-stop style:position="0.002cm"/>
        </style:tab-stops>
      </style:paragraph-properties>
    </style:style>
    <style:style style:name="P25" style:family="paragraph" style:parent-style-name="Textkörper" style:list-style-name="L1">
      <style:paragraph-properties fo:line-height="0.471cm" fo:text-align="start" style:justify-single-word="false">
        <style:tab-stops>
          <style:tab-stop style:position="0.002cm"/>
        </style:tab-stops>
      </style:paragraph-properties>
    </style:style>
    <style:style style:name="P26" style:family="paragraph" style:parent-style-name="Textkörper" style:list-style-name="L2">
      <style:paragraph-properties fo:line-height="0.471cm" fo:text-align="start" style:justify-single-word="false">
        <style:tab-stops>
          <style:tab-stop style:position="0.002cm"/>
        </style:tab-stops>
      </style:paragraph-properties>
    </style:style>
    <style:style style:name="P27" style:family="paragraph" style:parent-style-name="Textkörper" style:list-style-name="L1">
      <style:paragraph-properties fo:line-height="0.469cm" fo:text-align="start" style:justify-single-word="false">
        <style:tab-stops>
          <style:tab-stop style:position="0.002cm"/>
        </style:tab-stops>
      </style:paragraph-properties>
    </style:style>
    <style:style style:name="P28" style:family="paragraph" style:parent-style-name="Textkörper" style:list-style-name="L2">
      <style:paragraph-properties fo:line-height="0.469cm" fo:text-align="start" style:justify-single-word="false">
        <style:tab-stops>
          <style:tab-stop style:position="0.002cm"/>
        </style:tab-stops>
      </style:paragraph-properties>
    </style:style>
    <style:style style:name="P29" style:family="paragraph" style:parent-style-name="Textkörper">
      <style:paragraph-properties fo:text-align="start" style:justify-single-word="false">
        <style:tab-stops>
          <style:tab-stop style:position="0.002cm"/>
        </style:tab-stops>
      </style:paragraph-properties>
    </style:style>
    <style:style style:name="P30" style:family="paragraph" style:parent-style-name="Textkörper" style:list-style-name="L3">
      <style:paragraph-properties fo:text-align="start" style:justify-single-word="false">
        <style:tab-stops>
          <style:tab-stop style:position="0.002cm"/>
        </style:tab-stops>
      </style:paragraph-properties>
    </style:style>
    <style:style style:name="P31" style:family="paragraph" style:parent-style-name="Textkörper" style:list-style-name="L1">
      <style:paragraph-properties fo:text-align="start" style:justify-single-word="false">
        <style:tab-stops>
          <style:tab-stop style:position="0.002cm"/>
        </style:tab-stops>
      </style:paragraph-properties>
    </style:style>
    <style:style style:name="P32" style:family="paragraph" style:parent-style-name="Textkörper" style:list-style-name="L2">
      <style:paragraph-properties fo:text-align="start" style:justify-single-word="false">
        <style:tab-stops>
          <style:tab-stop style:position="0.002cm"/>
        </style:tab-stops>
      </style:paragraph-properties>
    </style:style>
    <style:style style:name="P33" style:family="paragraph" style:parent-style-name="Textkörper" style:list-style-name="L1">
      <style:paragraph-properties fo:margin-left="0cm" fo:margin-right="0.91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34" style:family="paragraph" style:parent-style-name="Textkörper" style:list-style-name="L2">
      <style:paragraph-properties fo:margin-left="0cm" fo:margin-right="0.91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35" style:family="paragraph" style:parent-style-name="Textkörper" style:list-style-name="L1">
      <style:paragraph-properties fo:margin-left="0cm" fo:margin-right="0.355cm" fo:margin-top="0.002cm" fo:margin-bottom="0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36" style:family="paragraph" style:parent-style-name="Textkörper" style:list-style-name="L2">
      <style:paragraph-properties fo:margin-left="0cm" fo:margin-right="0.355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37" style:family="paragraph" style:parent-style-name="Textkörper" style:list-style-name="L1">
      <style:paragraph-properties fo:margin-left="0cm" fo:margin-right="0.942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38" style:family="paragraph" style:parent-style-name="Textkörper" style:list-style-name="L2">
      <style:paragraph-properties fo:margin-left="0cm" fo:margin-right="0.942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39" style:family="paragraph" style:parent-style-name="Textkörper" style:list-style-name="L2">
      <style:paragraph-properties fo:margin-left="0cm" fo:margin-right="0.288cm" fo:margin-top="0.099cm" fo:margin-bottom="0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40" style:family="paragraph" style:parent-style-name="Textkörper" style:list-style-name="L2">
      <style:paragraph-properties fo:margin-left="0cm" fo:margin-right="0.288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41" style:family="paragraph" style:parent-style-name="Textkörper" style:list-style-name="L2">
      <style:paragraph-properties fo:margin-left="0cm" fo:margin-right="1.506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42" style:family="paragraph" style:parent-style-name="Textkörper" style:list-style-name="L2">
      <style:paragraph-properties fo:margin-left="0cm" fo:margin-right="1.506cm" fo:margin-top="0.004cm" fo:margin-bottom="0cm" fo:line-height="99%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43" style:family="paragraph" style:parent-style-name="Textkörper" style:list-style-name="L2">
      <style:paragraph-properties fo:margin-left="0cm" fo:margin-right="0.658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44" style:family="paragraph" style:parent-style-name="Textkörper" style:list-style-name="L2">
      <style:paragraph-properties fo:margin-left="0cm" fo:margin-right="0.658cm" fo:margin-top="0.099cm" fo:margin-bottom="0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45" style:family="paragraph" style:parent-style-name="Textkörper" style:list-style-name="L2">
      <style:paragraph-properties fo:margin-left="0cm" fo:margin-right="0.522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46" style:family="paragraph" style:parent-style-name="Textkörper" style:list-style-name="L2">
      <style:paragraph-properties fo:margin-left="0cm" fo:margin-right="1.785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47" style:family="paragraph" style:parent-style-name="Textkörper" style:list-style-name="L2">
      <style:paragraph-properties fo:margin-left="0cm" fo:margin-right="1.15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48" style:family="paragraph" style:parent-style-name="Textkörper" style:list-style-name="L2">
      <style:paragraph-properties fo:margin-left="0cm" fo:margin-right="0.753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49" style:family="paragraph" style:parent-style-name="Textkörper" style:list-style-name="L2">
      <style:paragraph-properties fo:margin-top="0.002cm" fo:margin-bottom="0cm" fo:text-align="start" style:justify-single-word="false">
        <style:tab-stops>
          <style:tab-stop style:position="0.002cm"/>
        </style:tab-stops>
      </style:paragraph-properties>
    </style:style>
    <style:style style:name="P50" style:family="paragraph" style:parent-style-name="Textkörper" style:list-style-name="L2">
      <style:paragraph-properties fo:margin-left="0cm" fo:margin-right="1.374cm" fo:margin-top="0.004cm" fo:margin-bottom="0cm" fo:line-height="99%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51" style:family="paragraph" style:parent-style-name="Textkörper" style:list-style-name="L3">
      <style:paragraph-properties fo:margin-left="0cm" fo:margin-right="1.374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52" style:family="paragraph" style:parent-style-name="Textkörper" style:list-style-name="L2">
      <style:paragraph-properties fo:margin-left="0cm" fo:margin-right="0.811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53" style:family="paragraph" style:parent-style-name="Textkörper" style:list-style-name="L2">
      <style:paragraph-properties fo:margin-left="0cm" fo:margin-right="0.811cm" fo:margin-top="0.002cm" fo:margin-bottom="0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54" style:family="paragraph" style:parent-style-name="Textkörper" style:list-style-name="L2">
      <style:paragraph-properties fo:margin-left="0cm" fo:margin-right="0.397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55" style:family="paragraph" style:parent-style-name="Textkörper" style:list-style-name="L2">
      <style:paragraph-properties fo:margin-left="0cm" fo:margin-right="0.397cm" fo:margin-top="0.002cm" fo:margin-bottom="0cm" fo:line-height="99%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56" style:family="paragraph" style:parent-style-name="Textkörper" style:list-style-name="L3">
      <style:paragraph-properties fo:margin-left="0cm" fo:margin-right="0.818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57" style:family="paragraph" style:parent-style-name="Textkörper" style:list-style-name="L3">
      <style:paragraph-properties fo:margin-left="0cm" fo:margin-right="1.18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58" style:family="paragraph" style:parent-style-name="Textkörper" style:list-style-name="L3">
      <style:paragraph-properties fo:margin-left="0cm" fo:margin-right="2.115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59" style:family="paragraph" style:parent-style-name="Textkörper" style:list-style-name="L3">
      <style:paragraph-properties fo:margin-top="0.284cm" fo:margin-bottom="0cm" fo:text-align="start" style:justify-single-word="false">
        <style:tab-stops>
          <style:tab-stop style:position="0.002cm"/>
        </style:tab-stops>
      </style:paragraph-properties>
    </style:style>
    <style:style style:name="P60" style:family="paragraph" style:parent-style-name="Textkörper" style:list-style-name="L3">
      <style:paragraph-properties fo:margin-top="0.099cm" fo:margin-bottom="0cm" fo:text-align="start" style:justify-single-word="false">
        <style:tab-stops>
          <style:tab-stop style:position="0.002cm"/>
        </style:tab-stops>
      </style:paragraph-properties>
    </style:style>
    <style:style style:name="P61" style:family="paragraph" style:parent-style-name="Textkörper" style:list-style-name="L3">
      <style:paragraph-properties fo:margin-left="1.515cm" fo:margin-right="2.274cm" fo:text-align="start" style:justify-single-word="false" fo:text-indent="-0.863cm" style:auto-text-indent="false">
        <style:tab-stops>
          <style:tab-stop style:position="0.002cm"/>
        </style:tab-stops>
      </style:paragraph-properties>
    </style:style>
    <style:style style:name="P62" style:family="paragraph" style:parent-style-name="Textkörper" style:list-style-name="L3">
      <style:paragraph-properties fo:margin-left="0cm" fo:margin-right="0cm" fo:line-height="0.471cm" fo:text-align="start" style:justify-single-word="false" fo:text-indent="-0.884cm" style:auto-text-indent="false">
        <style:tab-stops>
          <style:tab-stop style:position="0.002cm"/>
        </style:tab-stops>
      </style:paragraph-properties>
    </style:style>
    <style:style style:name="P63" style:family="paragraph" style:parent-style-name="Textkörper" style:list-style-name="L3">
      <style:paragraph-properties fo:margin-left="0cm" fo:margin-right="0cm" fo:text-align="start" style:justify-single-word="false" fo:text-indent="-0.884cm" style:auto-text-indent="false">
        <style:tab-stops>
          <style:tab-stop style:position="0.002cm"/>
        </style:tab-stops>
      </style:paragraph-properties>
    </style:style>
    <style:style style:name="P64" style:family="paragraph" style:parent-style-name="Textkörper" style:list-style-name="L3">
      <style:paragraph-properties fo:margin-left="0cm" fo:margin-right="0cm" fo:line-height="0.469cm" fo:text-align="start" style:justify-single-word="false" fo:text-indent="-0.884cm" style:auto-text-indent="false">
        <style:tab-stops>
          <style:tab-stop style:position="0.002cm"/>
        </style:tab-stops>
      </style:paragraph-properties>
    </style:style>
    <style:style style:name="P65" style:family="paragraph" style:parent-style-name="Textkörper" style:list-style-name="L3">
      <style:paragraph-properties fo:margin-left="0cm" fo:margin-right="0cm" fo:margin-top="0.002cm" fo:margin-bottom="0cm" fo:text-align="start" style:justify-single-word="false" fo:text-indent="-0.884cm" style:auto-text-indent="false">
        <style:tab-stops>
          <style:tab-stop style:position="0.002cm"/>
        </style:tab-stops>
      </style:paragraph-properties>
    </style:style>
    <style:style style:name="P66" style:family="paragraph" style:parent-style-name="Textkörper" style:list-style-name="L3">
      <style:paragraph-properties fo:margin-left="1.515cm" fo:margin-right="0.522cm" fo:text-align="start" style:justify-single-word="false" fo:text-indent="-0.863cm" style:auto-text-indent="false">
        <style:tab-stops>
          <style:tab-stop style:position="0.002cm"/>
        </style:tab-stops>
      </style:paragraph-properties>
    </style:style>
    <style:style style:name="P67" style:family="paragraph" style:parent-style-name="Textkörper" style:list-style-name="L3">
      <style:paragraph-properties fo:margin-left="1.515cm" fo:margin-right="1.15cm" fo:text-align="start" style:justify-single-word="false" fo:text-indent="-0.863cm" style:auto-text-indent="false">
        <style:tab-stops>
          <style:tab-stop style:position="0.002cm"/>
        </style:tab-stops>
      </style:paragraph-properties>
    </style:style>
    <style:style style:name="P68" style:family="paragraph" style:parent-style-name="Textkörper" style:list-style-name="L3">
      <style:paragraph-properties fo:margin-left="1.515cm" fo:margin-right="0.66cm" fo:text-align="start" style:justify-single-word="false" fo:text-indent="-0.863cm" style:auto-text-indent="false">
        <style:tab-stops>
          <style:tab-stop style:position="0.002cm"/>
        </style:tab-stops>
      </style:paragraph-properties>
    </style:style>
    <style:style style:name="P69" style:family="paragraph" style:parent-style-name="Textkörper" style:list-style-name="L3">
      <style:paragraph-properties fo:margin-left="1.515cm" fo:margin-right="0.811cm" fo:text-align="start" style:justify-single-word="false" fo:text-indent="-0.863cm" style:auto-text-indent="false">
        <style:tab-stops>
          <style:tab-stop style:position="0.002cm"/>
        </style:tab-stops>
      </style:paragraph-properties>
    </style:style>
    <style:style style:name="P70" style:family="paragraph" style:parent-style-name="Textkörper" style:list-style-name="L3">
      <style:paragraph-properties fo:margin-left="1.515cm" fo:margin-right="0.658cm" fo:text-align="start" style:justify-single-word="false" fo:text-indent="-0.863cm" style:auto-text-indent="false">
        <style:tab-stops>
          <style:tab-stop style:position="0.002cm"/>
        </style:tab-stops>
      </style:paragraph-properties>
    </style:style>
    <style:style style:name="P71" style:family="paragraph" style:parent-style-name="Textkörper" style:list-style-name="L3">
      <style:paragraph-properties fo:margin-left="1.515cm" fo:margin-right="0.753cm" fo:text-align="start" style:justify-single-word="false" fo:text-indent="-0.863cm" style:auto-text-indent="false">
        <style:tab-stops>
          <style:tab-stop style:position="0.002cm"/>
        </style:tab-stops>
      </style:paragraph-properties>
    </style:style>
    <style:style style:name="P72" style:family="paragraph" style:parent-style-name="Textkörper" style:list-style-name="L1">
      <style:paragraph-properties fo:margin-left="0.901cm" fo:margin-right="0cm" fo:line-height="0.471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73" style:family="paragraph" style:parent-style-name="Textkörper" style:list-style-name="L1">
      <style:paragraph-properties fo:margin-left="0.901cm" fo:margin-right="0cm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fo:color="#0000cc"/>
    </style:style>
    <style:style style:name="P74" style:family="paragraph" style:parent-style-name="Textkörper" style:list-style-name="L1">
      <style:paragraph-properties fo:margin-left="0.901cm" fo:margin-right="0cm" fo:line-height="0.471cm" fo:text-align="start" style:justify-single-word="false" fo:text-indent="0cm" style:auto-text-indent="false">
        <style:tab-stops>
          <style:tab-stop style:position="0.002cm"/>
        </style:tab-stops>
      </style:paragraph-properties>
      <style:text-properties fo:color="#0000cc"/>
    </style:style>
    <style:style style:name="P75" style:family="paragraph" style:parent-style-name="Textkörper" style:list-style-name="L1">
      <style:paragraph-properties fo:margin-left="0.901cm" fo:margin-right="0cm" fo:text-align="start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76" style:family="paragraph" style:parent-style-name="Textkörper">
      <style:paragraph-properties fo:margin-left="0.215cm" fo:margin-right="0cm" fo:text-align="start" style:justify-single-word="false" fo:text-indent="0cm" style:auto-text-indent="false">
        <style:tab-stops>
          <style:tab-stop style:position="0.686cm"/>
        </style:tab-stops>
      </style:paragraph-properties>
    </style:style>
    <style:style style:name="P77" style:family="paragraph" style:parent-style-name="Überschrift_20_1">
      <style:paragraph-properties fo:text-align="start" style:justify-single-word="false"/>
    </style:style>
    <style:style style:name="P78" style:family="paragraph" style:parent-style-name="Überschrift_20_1">
      <style:paragraph-properties fo:margin-top="0.099cm" fo:margin-bottom="0cm" fo:text-align="start" style:justify-single-word="false"/>
    </style:style>
    <style:style style:name="P79" style:family="paragraph">
      <style:paragraph-properties style:writing-mode="lr-tb"/>
    </style:style>
    <style:style style:name="T1" style:family="text">
      <style:text-properties style:font-name="Palatino Linotype" fo:font-size="8pt" fo:letter-spacing="-0.002cm" style:font-size-asian="8pt"/>
    </style:style>
    <style:style style:name="T2" style:family="text">
      <style:text-properties style:font-name="Palatino Linotype" fo:font-size="8pt" fo:letter-spacing="-0.005cm" style:font-size-asian="8pt"/>
    </style:style>
    <style:style style:name="T3" style:family="text">
      <style:text-properties style:font-name="Palatino Linotype" fo:font-size="8pt" fo:letter-spacing="-0.004cm" style:font-size-asian="8pt"/>
    </style:style>
    <style:style style:name="T4" style:family="text">
      <style:text-properties style:font-name="Palatino Linotype" fo:font-size="8pt" style:font-size-asian="8pt"/>
    </style:style>
    <style:style style:name="T5" style:family="text">
      <style:text-properties style:font-name="Palatino Linotype" fo:font-size="8pt" fo:letter-spacing="0.002cm" style:font-size-asian="8pt"/>
    </style:style>
    <style:style style:name="T6" style:family="text">
      <style:text-properties style:font-name="Palatino Linotype" fo:font-size="10pt" style:font-size-asian="10pt"/>
    </style:style>
    <style:style style:name="T7" style:family="text">
      <style:text-properties style:font-name="Palatino Linotype" fo:font-size="10pt" fo:letter-spacing="-0.034cm" style:font-size-asian="10pt"/>
    </style:style>
    <style:style style:name="T8" style:family="text">
      <style:text-properties style:font-name="Palatino Linotype" fo:font-size="10pt" fo:letter-spacing="-0.002cm" style:font-size-asian="10pt"/>
    </style:style>
    <style:style style:name="T9" style:family="text">
      <style:text-properties style:font-name="Palatino Linotype" fo:font-size="10pt" fo:letter-spacing="-0.035cm" style:font-size-asian="10pt"/>
    </style:style>
    <style:style style:name="T10" style:family="text">
      <style:text-properties style:font-name="Palatino Linotype" fo:font-size="10pt" fo:letter-spacing="-0.019cm" style:font-size-asian="10pt"/>
    </style:style>
    <style:style style:name="T11" style:family="text">
      <style:text-properties style:font-name="Palatino Linotype" fo:font-size="10pt" fo:letter-spacing="-0.018cm" style:font-size-asian="10pt"/>
    </style:style>
    <style:style style:name="T12" style:family="text">
      <style:text-properties style:font-name="Palatino Linotype" fo:font-size="10pt" fo:letter-spacing="-0.014cm" style:font-size-asian="10pt"/>
    </style:style>
    <style:style style:name="T13" style:family="text">
      <style:text-properties style:font-name="Palatino Linotype" fo:font-size="10pt" fo:letter-spacing="0.002cm" style:font-size-asian="10pt"/>
    </style:style>
    <style:style style:name="T14" style:family="text">
      <style:text-properties style:text-position="40% 100%" style:font-name="Palatino Linotype" fo:font-size="5pt" fo:letter-spacing="-0.002cm" style:font-size-asian="5pt"/>
    </style:style>
    <style:style style:name="T15" style:family="text">
      <style:text-properties style:text-position="40% 100%" style:font-name="Palatino Linotype" fo:font-size="5pt" fo:letter-spacing="0.028cm" style:font-size-asian="5pt"/>
    </style:style>
    <style:style style:name="T16" style:family="text">
      <style:text-properties style:font-name="Tahoma" fo:font-size="14pt" fo:letter-spacing="-0.002cm" style:font-size-asian="14pt"/>
    </style:style>
    <style:style style:name="T17" style:family="text">
      <style:text-properties style:font-name="Tahoma" fo:font-size="1pt" style:font-name-asian="Tahoma" style:font-size-asian="1pt" style:font-name-complex="Tahoma" style:font-size-complex="1pt"/>
    </style:style>
    <style:style style:name="T18" style:family="text">
      <style:text-properties style:font-name="Times New Roman" fo:font-size="10pt" fo:letter-spacing="0.048cm" style:font-size-asian="10pt" style:text-scale="99%"/>
    </style:style>
    <style:style style:name="T19" style:family="text">
      <style:text-properties style:font-name="Times New Roman" fo:letter-spacing="0.037cm" fo:font-style="italic" style:font-style-asian="italic"/>
    </style:style>
    <style:style style:name="T20" style:family="text">
      <style:text-properties style:font-name="Times New Roman" fo:letter-spacing="0.062cm" fo:font-style="italic" style:font-style-asian="italic"/>
    </style:style>
    <style:style style:name="T21" style:family="text">
      <style:text-properties style:font-name="Times New Roman" style:text-underline-style="none" style:text-underline-mode="continuous" style:text-overline-mode="continuous" style:text-line-through-mode="continuous"/>
    </style:style>
    <style:style style:name="T22" style:family="text">
      <style:text-properties fo:letter-spacing="-0.002cm"/>
    </style:style>
    <style:style style:name="T23" style:family="text">
      <style:text-properties fo:letter-spacing="-0.002cm" style:text-underline-style="none" style:text-underline-mode="continuous" style:text-overline-mode="continuous" style:text-line-through-mode="continuous"/>
    </style:style>
    <style:style style:name="T24" style:family="text">
      <style:text-properties fo:letter-spacing="-0.005cm"/>
    </style:style>
    <style:style style:name="T25" style:family="text">
      <style:text-properties fo:letter-spacing="-0.005cm" style:text-underline-style="none" style:text-underline-mode="continuous" style:text-overline-mode="continuous" style:text-line-through-mode="continuous"/>
    </style:style>
    <style:style style:name="T26" style:family="text">
      <style:text-properties fo:letter-spacing="-0.007cm"/>
    </style:style>
    <style:style style:name="T27" style:family="text">
      <style:text-properties style:font-name="Calibri"/>
    </style:style>
    <style:style style:name="T28" style:family="text">
      <style:text-properties style:font-name="Calibri" fo:letter-spacing="-0.002cm"/>
    </style:style>
    <style:style style:name="T29" style:family="text">
      <style:text-properties style:font-name="Calibri" fo:letter-spacing="-0.002cm" fo:font-style="italic" fo:font-weight="bold" style:font-style-asian="italic" style:font-weight-asian="bold"/>
    </style:style>
    <style:style style:name="T30" style:family="text">
      <style:text-properties style:font-name="Calibri" fo:letter-spacing="-0.002cm" fo:font-style="italic" style:font-style-asian="italic"/>
    </style:style>
    <style:style style:name="T31" style:family="text">
      <style:text-properties style:font-name="Calibri" fo:letter-spacing="-0.002cm" fo:font-style="italic" style:text-underline-style="solid" style:text-underline-width="auto" style:text-underline-color="#000000" style:text-underline-mode="continuous" style:text-overline-mode="continuous" style:text-line-through-mode="continuous" style:font-style-asian="italic"/>
    </style:style>
    <style:style style:name="T32" style:family="text">
      <style:text-properties style:font-name="Calibri" fo:font-style="italic" fo:font-weight="bold" style:font-style-asian="italic" style:font-weight-asian="bold"/>
    </style:style>
    <style:style style:name="T33" style:family="text">
      <style:text-properties style:font-name="Calibri" fo:font-style="italic" style:font-style-asian="italic"/>
    </style:style>
    <style:style style:name="T34" style:family="text">
      <style:text-properties style:font-name="Calibri" fo:letter-spacing="-0.004cm"/>
    </style:style>
    <style:style style:name="T35" style:family="text">
      <style:text-properties style:font-name="Calibri" fo:letter-spacing="-0.004cm" fo:font-style="italic" style:font-style-asian="italic"/>
    </style:style>
    <style:style style:name="T36" style:family="text">
      <style:text-properties style:font-name="Calibri" fo:letter-spacing="-0.004cm" fo:font-style="italic" fo:font-weight="bold" style:font-style-asian="italic" style:font-weight-asian="bold"/>
    </style:style>
    <style:style style:name="T37" style:family="text">
      <style:text-properties style:font-name="Calibri" fo:letter-spacing="0.002cm" fo:font-style="italic" style:font-style-asian="italic"/>
    </style:style>
    <style:style style:name="T38" style:family="text">
      <style:text-properties style:font-name="Calibri" fo:letter-spacing="-0.005cm"/>
    </style:style>
    <style:style style:name="T39" style:family="text">
      <style:text-properties style:font-name="Calibri" fo:letter-spacing="-0.005cm" fo:font-style="italic" style:font-style-asian="italic"/>
    </style:style>
    <style:style style:name="T40" style:family="text">
      <style:text-properties style:font-name="Calibri" fo:font-size="1pt" style:font-name-asian="Calibri" style:font-size-asian="1pt" style:font-name-complex="Calibri" style:font-size-complex="1pt"/>
    </style:style>
    <style:style style:name="T41" style:family="text">
      <style:text-properties style:font-name="Calibri" fo:letter-spacing="0.049cm" fo:font-style="italic" style:font-style-asian="italic"/>
    </style:style>
    <style:style style:name="T42" style:family="text">
      <style:text-properties style:font-name="Calibri" fo:letter-spacing="-0.007cm"/>
    </style:style>
    <style:style style:name="T43" style:family="text">
      <style:text-properties style:font-name="Calibri" fo:letter-spacing="0.093cm"/>
    </style:style>
    <style:style style:name="T44" style:family="text">
      <style:text-properties fo:letter-spacing="-0.004cm"/>
    </style:style>
    <style:style style:name="T45" style:family="text">
      <style:text-properties fo:letter-spacing="-0.004cm" style:text-underline-style="none" style:text-underline-mode="continuous" style:text-overline-mode="continuous" style:text-line-through-mode="continuous"/>
    </style:style>
    <style:style style:name="T46" style:family="text">
      <style:text-properties fo:letter-spacing="0.002cm"/>
    </style:style>
    <style:style style:name="T47" style:family="text">
      <style:text-properties fo:letter-spacing="-0.009cm"/>
    </style:style>
    <style:style style:name="T48" style:family="text">
      <style:text-properties fo:letter-spacing="0.09cm"/>
    </style:style>
    <style:style style:name="T49" style:family="text">
      <style:text-properties fo:letter-spacing="0.004cm"/>
    </style:style>
    <style:style style:name="T50" style:family="text">
      <style:text-properties fo:letter-spacing="0.076cm"/>
    </style:style>
    <style:style style:name="T51" style:family="text">
      <style:text-properties fo:letter-spacing="0.104cm"/>
    </style:style>
    <style:style style:name="T52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53" style:family="text">
      <style:text-properties fo:letter-spacing="0.048cm" style:text-underline-style="none" style:text-underline-mode="continuous" style:text-overline-mode="continuous" style:text-line-through-mode="continuous"/>
    </style:style>
    <style:style style:name="T54" style:family="text">
      <style:text-properties fo:letter-spacing="-0.086cm" style:text-underline-style="none" style:text-underline-mode="continuous" style:text-overline-mode="continuous" style:text-line-through-mode="continuous"/>
    </style:style>
    <style:style style:name="T55" style:family="text">
      <style:text-properties fo:letter-spacing="0.115cm"/>
    </style:style>
    <style:style style:name="T56" style:family="text">
      <style:text-properties fo:letter-spacing="-0.021cm"/>
    </style:style>
    <style:style style:name="T57" style:family="text">
      <style:text-properties fo:letter-spacing="0.007cm"/>
    </style:style>
    <style:style style:name="T58" style:family="text">
      <style:text-properties fo:letter-spacing="0.062cm"/>
    </style:style>
    <style:style style:name="T59" style:family="text">
      <style:text-properties fo:letter-spacing="-0.011cm"/>
    </style:style>
    <style:style style:name="T60" style:family="text">
      <style:text-properties fo:letter-spacing="0.083cm"/>
    </style:style>
    <style:style style:name="T61" style:family="text">
      <style:text-properties fo:letter-spacing="0.093cm"/>
    </style:style>
    <style:style style:name="T62" style:family="text">
      <style:text-properties fo:letter-spacing="0.118cm"/>
    </style:style>
    <style:style style:name="T63" style:family="text">
      <style:text-properties fo:letter-spacing="0.079cm"/>
    </style:style>
    <style:style style:name="T64" style:family="text">
      <style:text-properties fo:letter-spacing="0.005cm"/>
    </style:style>
    <style:style style:name="T65" style:family="text">
      <style:text-properties fo:letter-spacing="0.111cm"/>
    </style:style>
    <style:style style:name="T66" style:family="text">
      <style:text-properties fo:letter-spacing="0.122cm"/>
    </style:style>
    <style:style style:name="T67" style:family="text">
      <style:text-properties fo:letter-spacing="0.129cm"/>
    </style:style>
    <style:style style:name="T68" style:family="text">
      <style:text-properties fo:letter-spacing="0.069cm"/>
    </style:style>
    <style:style style:name="T69" style:family="text">
      <style:text-properties fo:letter-spacing="0.058cm"/>
    </style:style>
    <style:style style:name="T70" style:family="text">
      <style:text-properties fo:letter-spacing="0.085cm"/>
    </style:style>
    <style:style style:name="T71" style:family="text">
      <style:text-properties fo:letter-spacing="0.101cm"/>
    </style:style>
    <style:style style:name="T72" style:family="text">
      <style:text-properties fo:color="#0000cc" fo:font-size="13pt" fo:font-weight="bold" style:font-size-asian="13pt" style:font-weight-asian="bold" style:font-size-complex="13pt" style:font-weight-complex="bold"/>
    </style:style>
    <style:style style:name="T73" style:family="text">
      <style:text-properties fo:color="#0000cc" fo:letter-spacing="-0.002cm"/>
    </style:style>
    <style:style style:name="T74" style:family="text">
      <style:text-properties fo:color="#0000cc" fo:letter-spacing="-0.002cm" fo:font-weight="normal" style:font-weight-asian="normal" style:font-weight-complex="normal"/>
    </style:style>
    <style:style style:name="T75" style:family="text">
      <style:text-properties fo:color="#0000cc" fo:letter-spacing="-0.007cm"/>
    </style:style>
    <style:style style:name="T76" style:family="text">
      <style:text-properties fo:color="#0000cc" fo:letter-spacing="-0.009cm"/>
    </style:style>
    <style:style style:name="T77" style:family="text">
      <style:text-properties fo:color="#0000cc" fo:letter-spacing="-0.004cm"/>
    </style:style>
    <style:style style:name="T78" style:family="text">
      <style:text-properties style:text-underline-style="none" style:text-underline-mode="continuous" style:text-overline-mode="continuous" style:text-line-through-mode="continuou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WW_5f_CharLFO3LVL1" style:num-suffix="." style:num-format="1">
        <style:list-level-properties text:space-before="0.901cm" text:min-label-width="0.635cm"/>
      </text:list-level-style-number>
      <text:list-level-style-bullet text:level="2" text:bullet-char="•">
        <style:list-level-properties text:space-before="2.464cm" text:min-label-width="0.635cm"/>
      </text:list-level-style-bullet>
      <text:list-level-style-bullet text:level="3" text:bullet-char="•">
        <style:list-level-properties text:space-before="4.025cm" text:min-label-width="0.635cm"/>
      </text:list-level-style-bullet>
      <text:list-level-style-bullet text:level="4" text:bullet-char="•">
        <style:list-level-properties text:space-before="5.588cm" text:min-label-width="0.635cm"/>
      </text:list-level-style-bullet>
      <text:list-level-style-bullet text:level="5" text:bullet-char="•">
        <style:list-level-properties text:space-before="7.149cm" text:min-label-width="0.635cm"/>
      </text:list-level-style-bullet>
      <text:list-level-style-bullet text:level="6" text:bullet-char="•">
        <style:list-level-properties text:space-before="8.712cm" text:min-label-width="0.635cm"/>
      </text:list-level-style-bullet>
      <text:list-level-style-bullet text:level="7" text:bullet-char="•">
        <style:list-level-properties text:space-before="10.273cm" text:min-label-width="0.635cm"/>
      </text:list-level-style-bullet>
      <text:list-level-style-bullet text:level="8" text:bullet-char="•">
        <style:list-level-properties text:space-before="11.834cm" text:min-label-width="0.635cm"/>
      </text:list-level-style-bullet>
      <text:list-level-style-bullet text:level="9" text:bullet-char="•">
        <style:list-level-properties text:space-before="13.397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 text:start-value="28">
        <style:list-level-properties text:space-before="0.901cm" text:min-label-width="0.635cm"/>
      </text:list-level-style-number>
      <text:list-level-style-bullet text:level="2" text:bullet-char="•">
        <style:list-level-properties text:space-before="2.464cm" text:min-label-width="0.635cm"/>
      </text:list-level-style-bullet>
      <text:list-level-style-bullet text:level="3" text:bullet-char="•">
        <style:list-level-properties text:space-before="4.025cm" text:min-label-width="0.635cm"/>
      </text:list-level-style-bullet>
      <text:list-level-style-bullet text:level="4" text:bullet-char="•">
        <style:list-level-properties text:space-before="5.588cm" text:min-label-width="0.635cm"/>
      </text:list-level-style-bullet>
      <text:list-level-style-bullet text:level="5" text:bullet-char="•">
        <style:list-level-properties text:space-before="7.149cm" text:min-label-width="0.635cm"/>
      </text:list-level-style-bullet>
      <text:list-level-style-bullet text:level="6" text:bullet-char="•">
        <style:list-level-properties text:space-before="8.712cm" text:min-label-width="0.635cm"/>
      </text:list-level-style-bullet>
      <text:list-level-style-bullet text:level="7" text:bullet-char="•">
        <style:list-level-properties text:space-before="10.273cm" text:min-label-width="0.635cm"/>
      </text:list-level-style-bullet>
      <text:list-level-style-bullet text:level="8" text:bullet-char="•">
        <style:list-level-properties text:space-before="11.834cm" text:min-label-width="0.635cm"/>
      </text:list-level-style-bullet>
      <text:list-level-style-bullet text:level="9" text:bullet-char="•">
        <style:list-level-properties text:space-before="13.397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LVL1" style:num-suffix="." style:num-format="1" text:start-value="81">
        <style:list-level-properties text:space-before="0.901cm" text:min-label-width="0.635cm"/>
      </text:list-level-style-number>
      <text:list-level-style-bullet text:level="2" text:bullet-char="•">
        <style:list-level-properties text:space-before="2.464cm" text:min-label-width="0.635cm"/>
      </text:list-level-style-bullet>
      <text:list-level-style-bullet text:level="3" text:bullet-char="•">
        <style:list-level-properties text:space-before="4.025cm" text:min-label-width="0.635cm"/>
      </text:list-level-style-bullet>
      <text:list-level-style-bullet text:level="4" text:bullet-char="•">
        <style:list-level-properties text:space-before="5.588cm" text:min-label-width="0.635cm"/>
      </text:list-level-style-bullet>
      <text:list-level-style-bullet text:level="5" text:bullet-char="•">
        <style:list-level-properties text:space-before="7.149cm" text:min-label-width="0.635cm"/>
      </text:list-level-style-bullet>
      <text:list-level-style-bullet text:level="6" text:bullet-char="•">
        <style:list-level-properties text:space-before="8.712cm" text:min-label-width="0.635cm"/>
      </text:list-level-style-bullet>
      <text:list-level-style-bullet text:level="7" text:bullet-char="•">
        <style:list-level-properties text:space-before="10.273cm" text:min-label-width="0.635cm"/>
      </text:list-level-style-bullet>
      <text:list-level-style-bullet text:level="8" text:bullet-char="•">
        <style:list-level-properties text:space-before="11.836cm" text:min-label-width="0.635cm"/>
      </text:list-level-style-bullet>
      <text:list-level-style-bullet text:level="9" text:bullet-char="•">
        <style:list-level-properties text:space-before="13.397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8cm" svg:stroke-color="#000000" svg:stroke-opacity="100%" draw:stroke-linejoin="round" draw:fill="none" fo:min-height="0cm" fo:min-width="0cm" fo:padding-top="-0.02cm" fo:padding-bottom="-0.02cm" fo:padding-left="-0.02cm" fo:padding-right="-0.02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2"><text:span text:style-name="Absatz-Standardschriftart"><text:span text:style-name="T16">Assignment</text:span></text:span></text:p>
      <text:p text:style-name="P13"><draw:custom-shape text:anchor-type="paragraph" draw:z-index="0" draw:name="Freeform 13" draw:style-name="gr1" draw:text-style-name="P79" svg:width="16.724cm" svg:height="0.004cm" svg:x="0.014cm" svg:y="0.014cm"><text:p/><draw:enhanced-geometry svg:viewBox="0 0 6021070 1270" draw:text-areas="?f8 ?f9 ?f10 ?f11" draw:glue-points="?f8 ?f9 ?f10 ?f9" draw:type="non-primitive" draw:enhanced-path="M 0 0 L 602107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21070"/><draw:equation draw:name="f7" draw:formula="?f4 / 1270"/><draw:equation draw:name="f8" draw:formula="0 / ?f6"/><draw:equation draw:name="f9" draw:formula="0 / ?f7"/><draw:equation draw:name="f10" draw:formula="6021070 / ?f6"/><draw:equation draw:name="f11" draw:formula="1270 / ?f7"/></draw:enhanced-geometry></draw:custom-shape><text:span text:style-name="Absatz-Standardschriftart"><text:span text:style-name="T17"/></text:span></text:p>
      <text:p text:style-name="P14"/>
      <text:p text:style-name="P15"><text:span text:style-name="Absatz-Standardschriftart"><text:span text:style-name="T6">Aug18/</text:span></text:span><text:span text:style-name="Absatz-Standardschriftart"><text:span text:style-name="T7"> </text:span></text:span><text:span text:style-name="Absatz-Standardschriftart"><text:span text:style-name="T8">DBT/Extra-001</text:span></text:span><text:span text:style-name="Absatz-Standardschriftart"><text:span text:style-name="T18"> </text:span></text:span><text:span text:style-name="Absatz-Standardschriftart"><text:span text:style-name="T8">Database</text:span></text:span><text:span text:style-name="Absatz-Standardschriftart"><text:span text:style-name="T9"> </text:span></text:span><text:span text:style-name="Absatz-Standardschriftart"><text:span text:style-name="T6">Technologies</text:span></text:span></text:p>
      <text:p text:style-name="P16"><text:span text:style-name="Absatz-Standardschriftart"><text:span text:style-name="T6">Diploma</text:span></text:span><text:span text:style-name="Absatz-Standardschriftart"><text:span text:style-name="T10"> </text:span></text:span><text:span text:style-name="Absatz-Standardschriftart"><text:span text:style-name="T6">in</text:span></text:span><text:span text:style-name="Absatz-Standardschriftart"><text:span text:style-name="T11"> </text:span></text:span><text:span text:style-name="Absatz-Standardschriftart"><text:span text:style-name="T8">Advance</text:span></text:span><text:span text:style-name="Absatz-Standardschriftart"><text:span text:style-name="T12"> </text:span></text:span><text:span text:style-name="Absatz-Standardschriftart"><text:span text:style-name="T6">Computing</text:span></text:span><text:span text:style-name="Absatz-Standardschriftart"><text:span text:style-name="T18"> </text:span></text:span><text:span text:style-name="Absatz-Standardschriftart"><text:span text:style-name="T8">August</text:span></text:span><text:span text:style-name="Absatz-Standardschriftart"><text:span text:style-name="T10"> </text:span></text:span><text:span text:style-name="Absatz-Standardschriftart"><text:span text:style-name="T13">2018</text:span></text:span></text:p>
      <text:p text:style-name="P5"/>
      <text:p text:style-name="P5"/>
      <text:p text:style-name="P17"/>
      <text:h text:style-name="P77" text:outline-level="1"><text:span text:style-name="Absatz-Standardschriftart"><text:span text:style-name="T22">Solve</text:span></text:span> the<text:span text:style-name="Absatz-Standardschriftart"><text:span text:style-name="T24"> </text:span></text:span><text:span text:style-name="Absatz-Standardschriftart"><text:span text:style-name="T22">following queries</text:span></text:span> <text:span text:style-name="Absatz-Standardschriftart"><text:span text:style-name="T22">using</text:span></text:span><text:span text:style-name="Absatz-Standardschriftart"><text:span text:style-name="T26"> </text:span></text:span><text:span text:style-name="Absatz-Standardschriftart"><text:span text:style-name="T22">following Relation.</text:span></text:span></text:h>
      <text:p text:style-name="P6"/>
      <text:p text:style-name="P18"/>
      <text:p text:style-name="P19"><text:span text:style-name="Absatz-Standardschriftart"><text:span text:style-name="T29">Salespeople</text:span></text:span><text:span text:style-name="Absatz-Standardschriftart"><text:span text:style-name="T32"> </text:span></text:span><text:span text:style-name="Absatz-Standardschriftart"><text:span text:style-name="T30">(</text:span></text:span><text:span text:style-name="Absatz-Standardschriftart"><text:span text:style-name="T31">Snum</text:span></text:span><text:span text:style-name="Absatz-Standardschriftart"><text:span text:style-name="T30">,</text:span></text:span><text:span text:style-name="Absatz-Standardschriftart"><text:span text:style-name="T35"> </text:span></text:span><text:span text:style-name="Absatz-Standardschriftart"><text:span text:style-name="T30">Sname,</text:span></text:span><text:span text:style-name="Absatz-Standardschriftart"><text:span text:style-name="T37"> </text:span></text:span><text:span text:style-name="Absatz-Standardschriftart"><text:span text:style-name="T30">City,</text:span></text:span><text:span text:style-name="Absatz-Standardschriftart"><text:span text:style-name="T33"> </text:span></text:span><text:span text:style-name="Absatz-Standardschriftart"><text:span text:style-name="T30">Comm)</text:span></text:span><text:span text:style-name="Absatz-Standardschriftart"><text:span text:style-name="T19"> </text:span></text:span><text:span text:style-name="Absatz-Standardschriftart"><text:span text:style-name="T29">Customers</text:span></text:span><text:span text:style-name="Absatz-Standardschriftart"><text:span text:style-name="T32"> </text:span></text:span><text:span text:style-name="Absatz-Standardschriftart"><text:span text:style-name="T30">(</text:span></text:span><text:span text:style-name="Absatz-Standardschriftart"><text:span text:style-name="T31">Cnum</text:span></text:span><text:span text:style-name="Absatz-Standardschriftart"><text:span text:style-name="T30">,</text:span></text:span><text:span text:style-name="Absatz-Standardschriftart"><text:span text:style-name="T33"> </text:span></text:span><text:span text:style-name="Absatz-Standardschriftart"><text:span text:style-name="T30">Cname,</text:span></text:span><text:span text:style-name="Absatz-Standardschriftart"><text:span text:style-name="T35"> </text:span></text:span><text:span text:style-name="Absatz-Standardschriftart"><text:span text:style-name="T30">City,</text:span></text:span><text:span text:style-name="Absatz-Standardschriftart"><text:span text:style-name="T33"> </text:span></text:span><text:span text:style-name="Absatz-Standardschriftart"><text:span text:style-name="T30">Rating,</text:span></text:span><text:span text:style-name="Absatz-Standardschriftart"><text:span text:style-name="T35"> </text:span></text:span><text:span text:style-name="Absatz-Standardschriftart"><text:span text:style-name="T30">Snum)</text:span></text:span><text:span text:style-name="Absatz-Standardschriftart"><text:span text:style-name="T20"> </text:span></text:span><text:span text:style-name="Absatz-Standardschriftart"><text:span text:style-name="T29">ORDERS</text:span></text:span><text:span text:style-name="Absatz-Standardschriftart"><text:span text:style-name="T36"> </text:span></text:span><text:span text:style-name="Absatz-Standardschriftart"><text:span text:style-name="T30">(</text:span></text:span><text:span text:style-name="Absatz-Standardschriftart"><text:span text:style-name="T31">Onum</text:span></text:span><text:span text:style-name="Absatz-Standardschriftart"><text:span text:style-name="T30">,</text:span></text:span><text:span text:style-name="Absatz-Standardschriftart"><text:span text:style-name="T33"> </text:span></text:span><text:span text:style-name="Absatz-Standardschriftart"><text:span text:style-name="T30">Amt,</text:span></text:span><text:span text:style-name="Absatz-Standardschriftart"><text:span text:style-name="T39"> </text:span></text:span><text:span text:style-name="Absatz-Standardschriftart"><text:span text:style-name="T30">Odate,</text:span></text:span><text:span text:style-name="Absatz-Standardschriftart"><text:span text:style-name="T33"> </text:span></text:span><text:span text:style-name="Absatz-Standardschriftart"><text:span text:style-name="T30">Cnum,</text:span></text:span><text:span text:style-name="Absatz-Standardschriftart"><text:span text:style-name="T35"> </text:span></text:span><text:span text:style-name="Absatz-Standardschriftart"><text:span text:style-name="T30">Snum)</text:span></text:span></text:p>
      <text:p text:style-name="P7"/>
      <text:p text:style-name="P20"/>
      <text:h text:style-name="P78" text:outline-level="1"><text:span text:style-name="Absatz-Standardschriftart"><text:span text:style-name="T28">Queries</text:span></text:span></text:h>
      <text:p text:style-name="P9"/>
      <text:p text:style-name="P21"/>
      <text:list xml:id="list8377646948347107212" text:style-name="L1">
        <text:list-item>
          <text:p text:style-name="P31"><text:span text:style-name="Absatz-Standardschriftart"><text:span text:style-name="T22">List</text:span></text:span> all<text:span text:style-name="Absatz-Standardschriftart"><text:span text:style-name="T24"> </text:span></text:span><text:span text:style-name="Absatz-Standardschriftart"><text:span text:style-name="T44">customers</text:span></text:span> with<text:span text:style-name="Absatz-Standardschriftart"><text:span text:style-name="T24"> </text:span></text:span>a <text:span text:style-name="Absatz-Standardschriftart"><text:span text:style-name="T24">rating</text:span></text:span><text:span text:style-name="Absatz-Standardschriftart"><text:span text:style-name="T22"> </text:span></text:span>of <text:span text:style-name="Absatz-Standardschriftart"><text:span text:style-name="T22">100.</text:span></text:span></text:p>
          <text:p text:style-name="P75"><text:span text:style-name="Absatz-Standardschriftart"><text:span text:style-name="T74">select * from customers where rating=100;</text:span></text:span></text:p>
          <text:p text:style-name="P31"><text:span text:style-name="Absatz-Standardschriftart"><text:span text:style-name="T74"/></text:span></text:p>
        </text:list-item>
        <text:list-item>
          <text:p text:style-name="P25"><text:span text:style-name="Absatz-Standardschriftart"><text:span text:style-name="T22">Find </text:span></text:span>all <text:span text:style-name="Absatz-Standardschriftart"><text:span text:style-name="T44">records</text:span></text:span> in the<text:span text:style-name="Absatz-Standardschriftart"><text:span text:style-name="T24"> </text:span></text:span><text:span text:style-name="Absatz-Standardschriftart"><text:span text:style-name="T44">Customer </text:span></text:span><text:span text:style-name="Absatz-Standardschriftart"><text:span text:style-name="T22">table</text:span></text:span><text:span text:style-name="Absatz-Standardschriftart"><text:span text:style-name="T44"> </text:span></text:span>with <text:span text:style-name="Absatz-Standardschriftart"><text:span text:style-name="T22">NULL</text:span></text:span><text:span text:style-name="Absatz-Standardschriftart"><text:span text:style-name="T44"> </text:span></text:span><text:span text:style-name="Absatz-Standardschriftart"><text:span text:style-name="T22">values</text:span></text:span><text:span text:style-name="Absatz-Standardschriftart"><text:span text:style-name="T46"> </text:span></text:span>in<text:span text:style-name="Absatz-Standardschriftart"><text:span text:style-name="T22"> the</text:span></text:span><text:span text:style-name="Absatz-Standardschriftart"><text:span text:style-name="T44"> </text:span></text:span><text:span text:style-name="Absatz-Standardschriftart"><text:span text:style-name="T22">city</text:span></text:span> <text:span text:style-name="Absatz-Standardschriftart"><text:span text:style-name="T22">column.</text:span></text:span></text:p>
        </text:list-item>
      </text:list>
      <text:p text:style-name="P23"><text:span text:style-name="Absatz-Standardschriftart"><text:span text:style-name="T22"><text:tab/><text:tab/> <text:s text:c="9"/></text:span></text:span><text:span text:style-name="Absatz-Standardschriftart"><text:span text:style-name="T74">select *from customers where city=NULL;</text:span></text:span></text:p>
      <text:p text:style-name="P23"><text:span text:style-name="Absatz-Standardschriftart"><text:span text:style-name="T74"/></text:span></text:p>
      <text:list xml:id="list36724468" text:continue-numbering="true" text:style-name="L1">
        <text:list-item>
          <text:p text:style-name="P25"><text:span text:style-name="Absatz-Standardschriftart"><text:span text:style-name="T22">Find the</text:span></text:span> <text:span text:style-name="Absatz-Standardschriftart"><text:span text:style-name="T44">largest </text:span></text:span><text:span text:style-name="Absatz-Standardschriftart"><text:span text:style-name="T22">order</text:span></text:span><text:span text:style-name="Absatz-Standardschriftart"><text:span text:style-name="T44"> </text:span></text:span><text:span text:style-name="Absatz-Standardschriftart"><text:span text:style-name="T24">taken</text:span></text:span><text:span text:style-name="Absatz-Standardschriftart"><text:span text:style-name="T22"> </text:span></text:span>by<text:span text:style-name="Absatz-Standardschriftart"><text:span text:style-name="T44"> </text:span></text:span>each<text:span text:style-name="Absatz-Standardschriftart"><text:span text:style-name="T46"> </text:span></text:span><text:span text:style-name="Absatz-Standardschriftart"><text:span text:style-name="T22">salesperson</text:span></text:span><text:span text:style-name="Absatz-Standardschriftart"><text:span text:style-name="T24"> </text:span></text:span>on<text:span text:style-name="Absatz-Standardschriftart"><text:span text:style-name="T24"> </text:span></text:span><text:span text:style-name="Absatz-Standardschriftart"><text:span text:style-name="T22">each date.</text:span></text:span></text:p>
          <text:p text:style-name="P72"><text:span text:style-name="Absatz-Standardschriftart"><text:span text:style-name="T73">select o.* from orders o,salespeople s where o.snum=s.snum and amt in (select max(o.amt) from orders o,salespeople s where o.snum=s.snum group by date(o.odate));</text:span></text:span></text:p>
          <text:p text:style-name="P25"><text:span text:style-name="Absatz-Standardschriftart"><text:span text:style-name="T73"/></text:span></text:p>
        </text:list-item>
        <text:list-item>
          <text:p text:style-name="P31"><text:span text:style-name="Absatz-Standardschriftart"><text:span text:style-name="T44">Arrange</text:span></text:span> the <text:span text:style-name="Absatz-Standardschriftart"><text:span text:style-name="T44">Orders</text:span></text:span> <text:span text:style-name="Absatz-Standardschriftart"><text:span text:style-name="T22">table</text:span></text:span><text:span text:style-name="Absatz-Standardschriftart"><text:span text:style-name="T24"> </text:span></text:span><text:span text:style-name="Absatz-Standardschriftart"><text:span text:style-name="T44">by</text:span></text:span> <text:span text:style-name="Absatz-Standardschriftart"><text:span text:style-name="T22">descending </text:span></text:span><text:span text:style-name="Absatz-Standardschriftart"><text:span text:style-name="T44">customer</text:span></text:span> <text:span text:style-name="Absatz-Standardschriftart"><text:span text:style-name="T26">number.</text:span></text:span></text:p>
          <text:p text:style-name="P73">select * from orders order by cnum desc;</text:p>
          <text:p text:style-name="P73"/>
        </text:list-item>
        <text:list-item>
          <text:p text:style-name="P31"><text:span text:style-name="Absatz-Standardschriftart"><text:span text:style-name="T22">Find which salespeople</text:span></text:span><text:span text:style-name="Absatz-Standardschriftart"><text:span text:style-name="T44"> currently</text:span></text:span> <text:span text:style-name="Absatz-Standardschriftart"><text:span text:style-name="T24">have</text:span></text:span><text:span text:style-name="Absatz-Standardschriftart"><text:span text:style-name="T44"> orders</text:span></text:span> in<text:span text:style-name="Absatz-Standardschriftart"><text:span text:style-name="T24"> </text:span></text:span>the <text:span text:style-name="Absatz-Standardschriftart"><text:span text:style-name="T24">Orders</text:span></text:span> <text:span text:style-name="Absatz-Standardschriftart"><text:span text:style-name="T22">table.</text:span></text:span></text:p>
          <text:p text:style-name="P75"><text:span text:style-name="Absatz-Standardschriftart"><text:span text:style-name="T73">select s.*,o.* from salespeople s,orders o where o.snum=s.snum <text:s/>group by o.cnum;</text:span></text:span></text:p>
          <text:p text:style-name="P75"><text:span text:style-name="Absatz-Standardschriftart"><text:span text:style-name="T73"/></text:span></text:p>
        </text:list-item>
        <text:list-item>
          <text:p text:style-name="P31"><text:span text:style-name="Absatz-Standardschriftart"><text:span text:style-name="T22">List</text:span></text:span> <text:span text:style-name="Absatz-Standardschriftart"><text:span text:style-name="T22">names</text:span></text:span><text:span text:style-name="Absatz-Standardschriftart"><text:span text:style-name="T44"> </text:span></text:span>of<text:span text:style-name="Absatz-Standardschriftart"><text:span text:style-name="T24"> </text:span></text:span>all <text:span text:style-name="Absatz-Standardschriftart"><text:span text:style-name="T44">customers matched</text:span></text:span> with<text:span text:style-name="Absatz-Standardschriftart"><text:span text:style-name="T24"> </text:span></text:span><text:span text:style-name="Absatz-Standardschriftart"><text:span text:style-name="T22">the</text:span></text:span> <text:span text:style-name="Absatz-Standardschriftart"><text:span text:style-name="T22">salespeople</text:span></text:span> <text:span text:style-name="Absatz-Standardschriftart"><text:span text:style-name="T22">serving them.</text:span></text:span></text:p>
        </text:list-item>
      </text:list>
      <text:p text:style-name="P29"><text:span text:style-name="Absatz-Standardschriftart"><text:span text:style-name="T22"><text:tab/> <text:s text:c="9"/></text:span></text:span><text:span text:style-name="Absatz-Standardschriftart"><text:span text:style-name="T73">select c.*,s.* from salespeople s,customers c where s.snum=c.snum group by cnum;</text:span></text:span></text:p>
      <text:p text:style-name="P29"><text:span text:style-name="Absatz-Standardschriftart"><text:span text:style-name="T73"/></text:span></text:p>
      <text:list xml:id="list36739462" text:continue-numbering="true" text:style-name="L1">
        <text:list-item>
          <text:p text:style-name="P31"><text:span text:style-name="Absatz-Standardschriftart"><text:span text:style-name="T22">Find the</text:span></text:span> <text:span text:style-name="Absatz-Standardschriftart"><text:span text:style-name="T22">names</text:span></text:span><text:span text:style-name="Absatz-Standardschriftart"><text:span text:style-name="T46"> </text:span></text:span><text:span text:style-name="Absatz-Standardschriftart"><text:span text:style-name="T22">and </text:span></text:span><text:span text:style-name="Absatz-Standardschriftart"><text:span text:style-name="T44">numbers</text:span></text:span> of all <text:span text:style-name="Absatz-Standardschriftart"><text:span text:style-name="T22">salespeople</text:span></text:span><text:span text:style-name="Absatz-Standardschriftart"><text:span text:style-name="T44"> </text:span></text:span>who<text:span text:style-name="Absatz-Standardschriftart"><text:span text:style-name="T44"> </text:span></text:span>had<text:span text:style-name="Absatz-Standardschriftart"><text:span text:style-name="T22"> more</text:span></text:span><text:span text:style-name="Absatz-Standardschriftart"><text:span text:style-name="T44"> </text:span></text:span><text:span text:style-name="Absatz-Standardschriftart"><text:span text:style-name="T22">than</text:span></text:span><text:span text:style-name="Absatz-Standardschriftart"><text:span text:style-name="T24"> </text:span></text:span>one <text:span text:style-name="Absatz-Standardschriftart"><text:span text:style-name="T26">customer.</text:span></text:span></text:p>
          <text:p text:style-name="P75"><text:span text:style-name="Absatz-Standardschriftart"><text:span text:style-name="T75">select s.*,count(*) customers from salespeople s,customers c where s.snum=c.snum group by s.snum having count(*)&gt;1 ;</text:span></text:span></text:p>
          <text:p text:style-name="P75"><text:span text:style-name="Absatz-Standardschriftart"><text:span text:style-name="T75"/></text:span></text:p>
        </text:list-item>
        <text:list-item>
          <text:p text:style-name="P31"><text:span text:style-name="Absatz-Standardschriftart"><text:span text:style-name="T22">Count</text:span></text:span> the<text:span text:style-name="Absatz-Standardschriftart"><text:span text:style-name="T24"> </text:span></text:span><text:span text:style-name="Absatz-Standardschriftart"><text:span text:style-name="T44">orders </text:span></text:span>of <text:span text:style-name="Absatz-Standardschriftart"><text:span text:style-name="T22">each</text:span></text:span> of<text:span text:style-name="Absatz-Standardschriftart"><text:span text:style-name="T24"> </text:span></text:span><text:span text:style-name="Absatz-Standardschriftart"><text:span text:style-name="T22">the</text:span></text:span> <text:span text:style-name="Absatz-Standardschriftart"><text:span text:style-name="T22">salespeople</text:span></text:span> and<text:span text:style-name="Absatz-Standardschriftart"><text:span text:style-name="T24"> </text:span></text:span><text:span text:style-name="Absatz-Standardschriftart"><text:span text:style-name="T22">output</text:span></text:span> the<text:span text:style-name="Absatz-Standardschriftart"><text:span text:style-name="T44"> </text:span></text:span><text:span text:style-name="Absatz-Standardschriftart"><text:span text:style-name="T22">results</text:span></text:span><text:span text:style-name="Absatz-Standardschriftart"><text:span text:style-name="T24"> </text:span></text:span>in <text:span text:style-name="Absatz-Standardschriftart"><text:span text:style-name="T22">descending </text:span></text:span><text:span text:style-name="Absatz-Standardschriftart"><text:span text:style-name="T47">order.</text:span></text:span></text:p>
          <text:p text:style-name="P75"><text:span text:style-name="Absatz-Standardschriftart"><text:span text:style-name="T76">select count(onum) Order_Count,s.* from salespeople s,orders o where s.snum=o.snum group by s.snum order by count(*) desc;</text:span></text:span></text:p>
          <text:p text:style-name="P75"><text:span text:style-name="Absatz-Standardschriftart"><text:span text:style-name="T76"/></text:span></text:p>
        </text:list-item>
        <text:list-item>
          <text:p text:style-name="P33"><text:span text:style-name="Absatz-Standardschriftart"><text:span text:style-name="T22"><text:s text:c="9"/>List</text:span></text:span> <text:span text:style-name="Absatz-Standardschriftart"><text:span text:style-name="T22">the</text:span></text:span> <text:span text:style-name="Absatz-Standardschriftart"><text:span text:style-name="T44">Customer </text:span></text:span><text:span text:style-name="Absatz-Standardschriftart"><text:span text:style-name="T22">table</text:span></text:span> if<text:span text:style-name="Absatz-Standardschriftart"><text:span text:style-name="T24"> </text:span></text:span><text:span text:style-name="Absatz-Standardschriftart"><text:span text:style-name="T22">and </text:span></text:span>only if<text:span text:style-name="Absatz-Standardschriftart"><text:span text:style-name="T24"> </text:span></text:span>one<text:span text:style-name="Absatz-Standardschriftart"><text:span text:style-name="T44"> </text:span></text:span>or<text:span text:style-name="Absatz-Standardschriftart"><text:span text:style-name="T24"> </text:span></text:span><text:span text:style-name="Absatz-Standardschriftart"><text:span text:style-name="T44">more </text:span></text:span>of <text:span text:style-name="Absatz-Standardschriftart"><text:span text:style-name="T22">the</text:span></text:span> <text:span text:style-name="Absatz-Standardschriftart"><text:span text:style-name="T44">customers</text:span></text:span> in the<text:span text:style-name="Absatz-Standardschriftart"><text:span text:style-name="T24"> </text:span></text:span><text:span text:style-name="Absatz-Standardschriftart"><text:span text:style-name="T44">Customer </text:span></text:span><text:span text:style-name="Absatz-Standardschriftart"><text:span text:style-name="T22">tables</text:span></text:span><text:span text:style-name="Absatz-Standardschriftart"><text:span text:style-name="T24"> </text:span></text:span><text:span text:style-name="Absatz-Standardschriftart"><text:span text:style-name="T22">are</text:span></text:span><text:span text:style-name="Absatz-Standardschriftart"><text:span text:style-name="T48"> </text:span></text:span><text:span text:style-name="Absatz-Standardschriftart"><text:span text:style-name="T44">located</text:span></text:span> in<text:span text:style-name="Absatz-Standardschriftart"><text:span text:style-name="T22"> </text:span></text:span>San<text:span text:style-name="Absatz-Standardschriftart"><text:span text:style-name="T22"> Jose.</text:span></text:span></text:p>
          <text:p text:style-name="P33"><text:soft-page-break/><text:span text:style-name="Absatz-Standardschriftart"><text:span text:style-name="T73"><text:s text:c="10"/>select * from customers where city="San Jose" group by cnum having count(city)&gt;=1;</text:span></text:span></text:p>
          <text:p text:style-name="P33"><text:span text:style-name="Absatz-Standardschriftart"><text:span text:style-name="T22"/></text:span></text:p>
        </text:list-item>
        <text:list-item>
          <text:p text:style-name="P25"><text:span text:style-name="Absatz-Standardschriftart"><text:span text:style-name="T22">Match</text:span></text:span> <text:span text:style-name="Absatz-Standardschriftart"><text:span text:style-name="T22">salespeople</text:span></text:span><text:span text:style-name="Absatz-Standardschriftart"><text:span text:style-name="T44"> </text:span></text:span><text:span text:style-name="Absatz-Standardschriftart"><text:span text:style-name="T22">to </text:span></text:span><text:span text:style-name="Absatz-Standardschriftart"><text:span text:style-name="T44">customers</text:span></text:span> <text:span text:style-name="Absatz-Standardschriftart"><text:span text:style-name="T22">according </text:span></text:span><text:span text:style-name="Absatz-Standardschriftart"><text:span text:style-name="T44">to</text:span></text:span><text:span text:style-name="Absatz-Standardschriftart"><text:span text:style-name="T22"> what</text:span></text:span> <text:span text:style-name="Absatz-Standardschriftart"><text:span text:style-name="T44">city</text:span></text:span> <text:span text:style-name="Absatz-Standardschriftart"><text:span text:style-name="T22">they</text:span></text:span><text:span text:style-name="Absatz-Standardschriftart"><text:span text:style-name="T44"> </text:span></text:span><text:span text:style-name="Absatz-Standardschriftart"><text:span text:style-name="T22">lived</text:span></text:span><text:span text:style-name="Absatz-Standardschriftart"><text:span text:style-name="T24"> </text:span></text:span>in.</text:p>
          <text:p text:style-name="P74">select c.*,s.* from customers c,salespeople s where <text:s/>s.city=c.city ;</text:p>
          <text:p text:style-name="P74"/>
        </text:list-item>
        <text:list-item>
          <text:p text:style-name="P25"><text:span text:style-name="Absatz-Standardschriftart"><text:span text:style-name="T22">Find the</text:span></text:span> <text:span text:style-name="Absatz-Standardschriftart"><text:span text:style-name="T44">largest </text:span></text:span><text:span text:style-name="Absatz-Standardschriftart"><text:span text:style-name="T22">order</text:span></text:span><text:span text:style-name="Absatz-Standardschriftart"><text:span text:style-name="T44"> </text:span></text:span><text:span text:style-name="Absatz-Standardschriftart"><text:span text:style-name="T24">taken</text:span></text:span><text:span text:style-name="Absatz-Standardschriftart"><text:span text:style-name="T22"> </text:span></text:span>by<text:span text:style-name="Absatz-Standardschriftart"><text:span text:style-name="T44"> </text:span></text:span>each <text:span text:style-name="Absatz-Standardschriftart"><text:span text:style-name="T22">salesperson.</text:span></text:span></text:p>
          <text:p text:style-name="P72"><text:span text:style-name="Absatz-Standardschriftart"><text:span text:style-name="T73">select o.* from orders o,salespeople s where o.snum=s.snum and amt in (select max(o.amt) from orders o,salespeople s where o.snum=s.snum group by s.snum);</text:span></text:span></text:p>
          <text:p text:style-name="P72"><text:span text:style-name="Absatz-Standardschriftart"><text:span text:style-name="T73"/></text:span></text:p>
        </text:list-item>
        <text:list-item>
          <text:p text:style-name="P31"><text:span text:style-name="Absatz-Standardschriftart"><text:span text:style-name="T22">Find </text:span></text:span><text:span text:style-name="Absatz-Standardschriftart"><text:span text:style-name="T44">customers</text:span></text:span> in <text:span text:style-name="Absatz-Standardschriftart"><text:span text:style-name="T22">San Jose</text:span></text:span><text:span text:style-name="Absatz-Standardschriftart"><text:span text:style-name="T44"> </text:span></text:span>who<text:span text:style-name="Absatz-Standardschriftart"><text:span text:style-name="T46"> </text:span></text:span>has<text:span text:style-name="Absatz-Standardschriftart"><text:span text:style-name="T24"> </text:span></text:span>a <text:span text:style-name="Absatz-Standardschriftart"><text:span text:style-name="T44">rating</text:span></text:span><text:span text:style-name="Absatz-Standardschriftart"><text:span text:style-name="T22"> </text:span></text:span><text:span text:style-name="Absatz-Standardschriftart"><text:span text:style-name="T44">above </text:span></text:span><text:span text:style-name="Absatz-Standardschriftart"><text:span text:style-name="T22">200.</text:span></text:span></text:p>
          <text:p text:style-name="P75"><text:span text:style-name="Absatz-Standardschriftart"><text:span text:style-name="T73">select * from customers where rating&gt;200 and city='san jose';</text:span></text:span></text:p>
          <text:p text:style-name="P75"><text:span text:style-name="Absatz-Standardschriftart"><text:span text:style-name="T73"/></text:span></text:p>
        </text:list-item>
        <text:list-item>
          <text:p text:style-name="P31"><text:span text:style-name="Absatz-Standardschriftart"><text:span text:style-name="T22">List</text:span></text:span> <text:span text:style-name="Absatz-Standardschriftart"><text:span text:style-name="T22">the</text:span></text:span> <text:span text:style-name="Absatz-Standardschriftart"><text:span text:style-name="T22">names</text:span></text:span><text:span text:style-name="Absatz-Standardschriftart"><text:span text:style-name="T44"> </text:span></text:span><text:span text:style-name="Absatz-Standardschriftart"><text:span text:style-name="T22">and commissions</text:span></text:span><text:span text:style-name="Absatz-Standardschriftart"><text:span text:style-name="T44"> </text:span></text:span>of all <text:span text:style-name="Absatz-Standardschriftart"><text:span text:style-name="T22">salespeople</text:span></text:span> in<text:span text:style-name="Absatz-Standardschriftart"><text:span text:style-name="T24"> </text:span></text:span><text:span text:style-name="Absatz-Standardschriftart"><text:span text:style-name="T22">London.</text:span></text:span></text:p>
          <text:p text:style-name="P75"><text:span text:style-name="Absatz-Standardschriftart"><text:span text:style-name="T73">select * from salespeople where city='London';</text:span></text:span></text:p>
          <text:p text:style-name="P75"><text:span text:style-name="Absatz-Standardschriftart"><text:span text:style-name="T73"/></text:span></text:p>
        </text:list-item>
        <text:list-item>
          <text:p text:style-name="P31"><text:span text:style-name="Absatz-Standardschriftart"><text:span text:style-name="T22">List</text:span></text:span> all<text:span text:style-name="Absatz-Standardschriftart"><text:span text:style-name="T24"> </text:span></text:span>the<text:span text:style-name="Absatz-Standardschriftart"><text:span text:style-name="T44"> orders </text:span></text:span>of<text:span text:style-name="Absatz-Standardschriftart"><text:span text:style-name="T44"> </text:span></text:span><text:span text:style-name="Absatz-Standardschriftart"><text:span text:style-name="T22">salesperson</text:span></text:span><text:span text:style-name="Absatz-Standardschriftart"><text:span text:style-name="T24"> </text:span></text:span><text:span text:style-name="Absatz-Standardschriftart"><text:span text:style-name="T22">Monika</text:span></text:span> <text:span text:style-name="Absatz-Standardschriftart"><text:span text:style-name="T44">from</text:span></text:span><text:span text:style-name="Absatz-Standardschriftart"><text:span text:style-name="T22"> </text:span></text:span>the<text:span text:style-name="Absatz-Standardschriftart"><text:span text:style-name="T44"> Orders</text:span></text:span> <text:span text:style-name="Absatz-Standardschriftart"><text:span text:style-name="T22">table.</text:span></text:span></text:p>
          <text:p text:style-name="P75"><text:span text:style-name="Absatz-Standardschriftart"><text:span text:style-name="T73">select o.*,s.sname from orders o,salespeople s where s.sname='Monika' and s.snum=o.snum;</text:span></text:span></text:p>
          <text:p text:style-name="P75"><text:span text:style-name="Absatz-Standardschriftart"><text:span text:style-name="T73"/></text:span></text:p>
        </text:list-item>
        <text:list-item>
          <text:p text:style-name="P31"><text:span text:style-name="Absatz-Standardschriftart"><text:span text:style-name="T22">Find </text:span></text:span>all <text:span text:style-name="Absatz-Standardschriftart"><text:span text:style-name="T44">customers </text:span></text:span>with<text:span text:style-name="Absatz-Standardschriftart"><text:span text:style-name="T44"> orders</text:span></text:span> on<text:span text:style-name="Absatz-Standardschriftart"><text:span text:style-name="T22"> October</text:span></text:span><text:span text:style-name="Absatz-Standardschriftart"><text:span text:style-name="T44"> </text:span></text:span>3.</text:p>
          <text:p text:style-name="P73">select c.* ,o.*from customers c,orders o where c.cnum=o.cnum and monthname(o.odate)='October' and day(o.odate)=3;</text:p>
          <text:p text:style-name="P73"/>
        </text:list-item>
        <text:list-item>
          <text:p text:style-name="P31"><text:span text:style-name="Absatz-Standardschriftart"><text:span text:style-name="T22">Give</text:span></text:span><text:span text:style-name="Absatz-Standardschriftart"><text:span text:style-name="T44"> </text:span></text:span>the <text:span text:style-name="Absatz-Standardschriftart"><text:span text:style-name="T22">sums</text:span></text:span><text:span text:style-name="Absatz-Standardschriftart"><text:span text:style-name="T44"> </text:span></text:span>of <text:span text:style-name="Absatz-Standardschriftart"><text:span text:style-name="T44">the</text:span></text:span> <text:span text:style-name="Absatz-Standardschriftart"><text:span text:style-name="T44">amounts</text:span></text:span><text:span text:style-name="Absatz-Standardschriftart"><text:span text:style-name="T46"> </text:span></text:span><text:span text:style-name="Absatz-Standardschriftart"><text:span text:style-name="T44">from </text:span></text:span><text:span text:style-name="Absatz-Standardschriftart"><text:span text:style-name="T22">the</text:span></text:span><text:span text:style-name="Absatz-Standardschriftart"><text:span text:style-name="T44"> orders</text:span></text:span> <text:span text:style-name="Absatz-Standardschriftart"><text:span text:style-name="T22">table,</text:span></text:span><text:span text:style-name="Absatz-Standardschriftart"><text:span text:style-name="T24"> </text:span></text:span><text:span text:style-name="Absatz-Standardschriftart"><text:span text:style-name="T22">grouped</text:span></text:span><text:span text:style-name="Absatz-Standardschriftart"><text:span text:style-name="T44"> </text:span></text:span><text:span text:style-name="Absatz-Standardschriftart"><text:span text:style-name="T22">by</text:span></text:span> <text:span text:style-name="Absatz-Standardschriftart"><text:span text:style-name="T44">date,</text:span></text:span></text:p>
          <text:p text:style-name="P75"><text:span text:style-name="Absatz-Standardschriftart"><text:span text:style-name="T77">select *,round(sum(amt),3) SUM_Date_wise from orders group by odate;</text:span></text:span></text:p>
          <text:p text:style-name="P75"><text:span text:style-name="Absatz-Standardschriftart"><text:span text:style-name="T77"/></text:span></text:p>
        </text:list-item>
        <text:list-item>
          <text:p text:style-name="P31"><text:span text:style-name="Absatz-Standardschriftart"><text:span text:style-name="T22">Eliminating </text:span></text:span>all <text:span text:style-name="Absatz-Standardschriftart"><text:span text:style-name="T22">those</text:span></text:span><text:span text:style-name="Absatz-Standardschriftart"><text:span text:style-name="T44"> </text:span></text:span><text:span text:style-name="Absatz-Standardschriftart"><text:span text:style-name="T22">dates</text:span></text:span><text:span text:style-name="Absatz-Standardschriftart"><text:span text:style-name="T26"> </text:span></text:span><text:span text:style-name="Absatz-Standardschriftart"><text:span text:style-name="T22">where</text:span></text:span><text:span text:style-name="Absatz-Standardschriftart"><text:span text:style-name="T44"> </text:span></text:span><text:span text:style-name="Absatz-Standardschriftart"><text:span text:style-name="T22">the</text:span></text:span> <text:span text:style-name="Absatz-Standardschriftart"><text:span text:style-name="T44">SUM </text:span></text:span><text:span text:style-name="Absatz-Standardschriftart"><text:span text:style-name="T22">was</text:span></text:span> <text:span text:style-name="Absatz-Standardschriftart"><text:span text:style-name="T22">not</text:span></text:span> <text:span text:style-name="Absatz-Standardschriftart"><text:span text:style-name="T24">at</text:span></text:span><text:span text:style-name="Absatz-Standardschriftart"><text:span text:style-name="T44"> </text:span></text:span><text:span text:style-name="Absatz-Standardschriftart"><text:span text:style-name="T22">least</text:span></text:span><text:span text:style-name="Absatz-Standardschriftart"><text:span text:style-name="T44"> </text:span></text:span><text:span text:style-name="Absatz-Standardschriftart"><text:span text:style-name="T22">2000.00</text:span></text:span><text:span text:style-name="Absatz-Standardschriftart"><text:span text:style-name="T44"> </text:span></text:span><text:span text:style-name="Absatz-Standardschriftart"><text:span text:style-name="T22">above</text:span></text:span><text:span text:style-name="Absatz-Standardschriftart"><text:span text:style-name="T44"> </text:span></text:span><text:span text:style-name="Absatz-Standardschriftart"><text:span text:style-name="T22">the</text:span></text:span><text:span text:style-name="Absatz-Standardschriftart"><text:span text:style-name="T44"> </text:span></text:span><text:span text:style-name="Absatz-Standardschriftart"><text:span text:style-name="T22">MAX</text:span></text:span> <text:span text:style-name="Absatz-Standardschriftart"><text:span text:style-name="T22">amount.</text:span></text:span></text:p>
          <text:p text:style-name="P75"><text:span text:style-name="Absatz-Standardschriftart"><text:span text:style-name="T77">select *,(round(sum(amt),3)) SUM_M <text:s/>from orders group by odate having sum(amt)&gt;2000;</text:span></text:span></text:p>
          <text:p text:style-name="P75"><text:span text:style-name="Absatz-Standardschriftart"><text:span text:style-name="T77"/></text:span></text:p>
        </text:list-item>
        <text:list-item>
          <text:p text:style-name="P31"><text:span text:style-name="Absatz-Standardschriftart"><text:span text:style-name="T44">get</text:span></text:span><text:span text:style-name="Absatz-Standardschriftart"><text:span text:style-name="T46"> </text:span></text:span>all<text:span text:style-name="Absatz-Standardschriftart"><text:span text:style-name="T24"> </text:span></text:span><text:span text:style-name="Absatz-Standardschriftart"><text:span text:style-name="T44">orders</text:span></text:span> <text:span text:style-name="Absatz-Standardschriftart"><text:span text:style-name="T22">that</text:span></text:span><text:span text:style-name="Absatz-Standardschriftart"><text:span text:style-name="T49"> </text:span></text:span><text:span text:style-name="Absatz-Standardschriftart"><text:span text:style-name="T22">had </text:span></text:span><text:span text:style-name="Absatz-Standardschriftart"><text:span text:style-name="T44">amounts</text:span></text:span><text:span text:style-name="Absatz-Standardschriftart"><text:span text:style-name="T46"> </text:span></text:span><text:span text:style-name="Absatz-Standardschriftart"><text:span text:style-name="T22">that</text:span></text:span> <text:span text:style-name="Absatz-Standardschriftart"><text:span text:style-name="T44">were</text:span></text:span> <text:span text:style-name="Absatz-Standardschriftart"><text:span text:style-name="T24">greater</text:span></text:span> <text:span text:style-name="Absatz-Standardschriftart"><text:span text:style-name="T22">than at</text:span></text:span> <text:span text:style-name="Absatz-Standardschriftart"><text:span text:style-name="T22">least</text:span></text:span> <text:span text:style-name="Absatz-Standardschriftart"><text:span text:style-name="T22">one</text:span></text:span><text:span text:style-name="Absatz-Standardschriftart"><text:span text:style-name="T44"> </text:span></text:span>of <text:span text:style-name="Absatz-Standardschriftart"><text:span text:style-name="T22">the</text:span></text:span><text:span text:style-name="Absatz-Standardschriftart"><text:span text:style-name="T44"> orders</text:span></text:span><text:span text:style-name="Absatz-Standardschriftart"><text:span text:style-name="T24"> </text:span></text:span><text:span text:style-name="Absatz-Standardschriftart"><text:span text:style-name="T44">from </text:span></text:span><text:span text:style-name="Absatz-Standardschriftart"><text:span text:style-name="T22">October</text:span></text:span><text:span text:style-name="Absatz-Standardschriftart"><text:span text:style-name="T44"> </text:span></text:span>6.</text:p>
          <text:p text:style-name="P73">select o.* <text:s/>from customers c,orders o where c.cnum=o.cnum and o.amt &gt; (select amt from customer c,orders o where monthname(o.odate)='October' and day(o.odate)=6 having min(o.amt));</text:p>
        </text:list-item>
        <text:list-item>
          <text:p text:style-name="P35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22">uses</text:span></text:span><text:span text:style-name="Absatz-Standardschriftart"><text:span text:style-name="T44"> </text:span></text:span>the<text:span text:style-name="Absatz-Standardschriftart"><text:span text:style-name="T24"> </text:span></text:span><text:span text:style-name="Absatz-Standardschriftart"><text:span text:style-name="T22">EXISTS</text:span></text:span><text:span text:style-name="Absatz-Standardschriftart"><text:span text:style-name="T44"> operator</text:span></text:span> <text:span text:style-name="Absatz-Standardschriftart"><text:span text:style-name="T24">to</text:span></text:span><text:span text:style-name="Absatz-Standardschriftart"><text:span text:style-name="T22"> </text:span></text:span><text:span text:style-name="Absatz-Standardschriftart"><text:span text:style-name="T44">extract </text:span></text:span>all<text:span text:style-name="Absatz-Standardschriftart"><text:span text:style-name="T22"> salespeople</text:span></text:span><text:span text:style-name="Absatz-Standardschriftart"><text:span text:style-name="T44"> </text:span></text:span>who<text:span text:style-name="Absatz-Standardschriftart"><text:span text:style-name="T44"> have</text:span></text:span> <text:span text:style-name="Absatz-Standardschriftart"><text:span text:style-name="T44">customers </text:span></text:span>with a<text:span text:style-name="Absatz-Standardschriftart"><text:span text:style-name="T50"> </text:span></text:span><text:span text:style-name="Absatz-Standardschriftart"><text:span text:style-name="T44">rating</text:span></text:span><text:span text:style-name="Absatz-Standardschriftart"><text:span text:style-name="T22"> </text:span></text:span>of<text:span text:style-name="Absatz-Standardschriftart"><text:span text:style-name="T44"> </text:span></text:span><text:span text:style-name="Absatz-Standardschriftart"><text:span text:style-name="T22">300.</text:span></text:span></text:p>
        </text:list-item>
        <text:list-item>
          <text:p text:style-name="P27"><text:span text:style-name="Absatz-Standardschriftart"><text:span text:style-name="T22">Find </text:span></text:span>all <text:span text:style-name="Absatz-Standardschriftart"><text:span text:style-name="T44">pairs</text:span></text:span> of <text:span text:style-name="Absatz-Standardschriftart"><text:span text:style-name="T44">customers having</text:span></text:span><text:span text:style-name="Absatz-Standardschriftart"><text:span text:style-name="T22"> the</text:span></text:span> <text:span text:style-name="Absatz-Standardschriftart"><text:span text:style-name="T22">same</text:span></text:span> <text:span text:style-name="Absatz-Standardschriftart"><text:span text:style-name="T44">rating.</text:span></text:span></text:p>
        </text:list-item>
        <text:list-item>
          <text:p text:style-name="P31"><text:span text:style-name="Absatz-Standardschriftart"><text:span text:style-name="T22">Find </text:span></text:span>all <text:span text:style-name="Absatz-Standardschriftart"><text:span text:style-name="T44">customers </text:span></text:span>with <text:span text:style-name="Absatz-Standardschriftart"><text:span text:style-name="T22">CNUM,</text:span></text:span><text:span text:style-name="Absatz-Standardschriftart"><text:span text:style-name="T44"> </text:span></text:span><text:span text:style-name="Absatz-Standardschriftart"><text:span text:style-name="T22">1000</text:span></text:span><text:span text:style-name="Absatz-Standardschriftart"><text:span text:style-name="T44"> </text:span></text:span><text:span text:style-name="Absatz-Standardschriftart"><text:span text:style-name="T22">above</text:span></text:span><text:span text:style-name="Absatz-Standardschriftart"><text:span text:style-name="T44"> </text:span></text:span><text:span text:style-name="Absatz-Standardschriftart"><text:span text:style-name="T22">the</text:span></text:span><text:span text:style-name="Absatz-Standardschriftart"><text:span text:style-name="T44"> </text:span></text:span><text:span text:style-name="Absatz-Standardschriftart"><text:span text:style-name="T22">SNUM</text:span></text:span><text:span text:style-name="Absatz-Standardschriftart"><text:span text:style-name="T44"> </text:span></text:span>of <text:span text:style-name="Absatz-Standardschriftart"><text:span text:style-name="T22">Serres.</text:span></text:span></text:p>
        </text:list-item>
        <text:list-item>
          <text:p text:style-name="P31"><text:span text:style-name="Absatz-Standardschriftart"><text:span text:style-name="T22">Give</text:span></text:span><text:span text:style-name="Absatz-Standardschriftart"><text:span text:style-name="T44"> </text:span></text:span>the <text:span text:style-name="Absatz-Standardschriftart"><text:span text:style-name="T22">salespeople’s</text:span></text:span> <text:span text:style-name="Absatz-Standardschriftart"><text:span text:style-name="T22">commissions</text:span></text:span> as <text:span text:style-name="Absatz-Standardschriftart"><text:span text:style-name="T44">percentage</text:span></text:span> <text:span text:style-name="Absatz-Standardschriftart"><text:span text:style-name="T44">instead</text:span></text:span> of<text:span text:style-name="Absatz-Standardschriftart"><text:span text:style-name="T24"> </text:span></text:span><text:span text:style-name="Absatz-Standardschriftart"><text:span text:style-name="T22">decimal</text:span></text:span> <text:span text:style-name="Absatz-Standardschriftart"><text:span text:style-name="T44">numbers.</text:span></text:span></text:p>
        </text:list-item>
        <text:list-item>
          <text:p text:style-name="P37"><text:span text:style-name="Absatz-Standardschriftart"><text:span text:style-name="T22">Find the</text:span></text:span> <text:span text:style-name="Absatz-Standardschriftart"><text:span text:style-name="T44">largest </text:span></text:span><text:span text:style-name="Absatz-Standardschriftart"><text:span text:style-name="T22">order</text:span></text:span><text:span text:style-name="Absatz-Standardschriftart"><text:span text:style-name="T44"> </text:span></text:span><text:span text:style-name="Absatz-Standardschriftart"><text:span text:style-name="T24">taken</text:span></text:span><text:span text:style-name="Absatz-Standardschriftart"><text:span text:style-name="T22"> </text:span></text:span>by<text:span text:style-name="Absatz-Standardschriftart"><text:span text:style-name="T44"> </text:span></text:span>each <text:span text:style-name="Absatz-Standardschriftart"><text:span text:style-name="T22">salesperson</text:span></text:span><text:span text:style-name="Absatz-Standardschriftart"><text:span text:style-name="T24"> </text:span></text:span>on<text:span text:style-name="Absatz-Standardschriftart"><text:span text:style-name="T24"> </text:span></text:span><text:span text:style-name="Absatz-Standardschriftart"><text:span text:style-name="T22">each date,</text:span></text:span><text:span text:style-name="Absatz-Standardschriftart"><text:span text:style-name="T44"> </text:span></text:span><text:span text:style-name="Absatz-Standardschriftart"><text:span text:style-name="T22">eliminating</text:span></text:span><text:span text:style-name="Absatz-Standardschriftart"><text:span text:style-name="T24"> </text:span></text:span><text:span text:style-name="Absatz-Standardschriftart"><text:span text:style-name="T22">those</text:span></text:span><text:span text:style-name="Absatz-Standardschriftart"><text:span text:style-name="T44"> </text:span></text:span>MAX<text:span text:style-name="Absatz-Standardschriftart"><text:span text:style-name="T24"> </text:span></text:span><text:span text:style-name="Absatz-Standardschriftart"><text:span text:style-name="T44">orders,</text:span></text:span><text:span text:style-name="Absatz-Standardschriftart"><text:span text:style-name="T51"> </text:span></text:span>which<text:span text:style-name="Absatz-Standardschriftart"><text:span text:style-name="T22"> are</text:span></text:span><text:span text:style-name="Absatz-Standardschriftart"><text:span text:style-name="T44"> </text:span></text:span>less<text:span text:style-name="Absatz-Standardschriftart"><text:span text:style-name="T44"> </text:span></text:span><text:span text:style-name="Absatz-Standardschriftart"><text:span text:style-name="T22">than $3000.00</text:span></text:span><text:span text:style-name="Absatz-Standardschriftart"><text:span text:style-name="T46"> </text:span></text:span>in<text:span text:style-name="Absatz-Standardschriftart"><text:span text:style-name="T24"> </text:span></text:span><text:span text:style-name="Absatz-Standardschriftart"><text:span text:style-name="T22">value.</text:span></text:span></text:p>
        </text:list-item>
        <text:list-item>
          <text:p text:style-name="P31"><text:span text:style-name="Absatz-Standardschriftart"><text:span text:style-name="T22">List</text:span></text:span> <text:span text:style-name="Absatz-Standardschriftart"><text:span text:style-name="T22">the</text:span></text:span> <text:span text:style-name="Absatz-Standardschriftart"><text:span text:style-name="T44">largest orders </text:span></text:span>on<text:span text:style-name="Absatz-Standardschriftart"><text:span text:style-name="T22"> October</text:span></text:span><text:span text:style-name="Absatz-Standardschriftart"><text:span text:style-name="T24"> </text:span></text:span>3,<text:span text:style-name="Absatz-Standardschriftart"><text:span text:style-name="T24"> </text:span></text:span><text:span text:style-name="Absatz-Standardschriftart"><text:span text:style-name="T44">for </text:span></text:span>each <text:span text:style-name="Absatz-Standardschriftart"><text:span text:style-name="T22">salesperson.</text:span></text:span></text:p>
        </text:list-item>
        <text:list-item>
          <text:p text:style-name="P31"><text:span text:style-name="Absatz-Standardschriftart"><text:span text:style-name="T22">Find </text:span></text:span>all <text:span text:style-name="Absatz-Standardschriftart"><text:span text:style-name="T44">customers</text:span></text:span> <text:span text:style-name="Absatz-Standardschriftart"><text:span text:style-name="T44">located</text:span></text:span> <text:span text:style-name="Absatz-Standardschriftart"><text:span text:style-name="T44">in</text:span></text:span><text:span text:style-name="Absatz-Standardschriftart"><text:span text:style-name="T22"> </text:span></text:span>cities<text:span text:style-name="Absatz-Standardschriftart"><text:span text:style-name="T44"> </text:span></text:span><text:span text:style-name="Absatz-Standardschriftart"><text:span text:style-name="T22">where</text:span></text:span> <text:span text:style-name="Absatz-Standardschriftart"><text:span text:style-name="T22">Serres</text:span></text:span><text:span text:style-name="Absatz-Standardschriftart"><text:span text:style-name="T44"> </text:span></text:span><text:span text:style-name="Absatz-Standardschriftart"><text:span text:style-name="T22">(SNUM</text:span></text:span> <text:span text:style-name="Absatz-Standardschriftart"><text:span text:style-name="T22">1002)</text:span></text:span><text:span text:style-name="Absatz-Standardschriftart"><text:span text:style-name="T24"> </text:span></text:span>has <text:span text:style-name="Absatz-Standardschriftart"><text:span text:style-name="T44">customers.</text:span></text:span></text:p>
        </text:list-item>
        <text:list-item>
          <text:p text:style-name="P31">Select<text:span text:style-name="Absatz-Standardschriftart"><text:span text:style-name="T44"> </text:span></text:span>all<text:span text:style-name="Absatz-Standardschriftart"><text:span text:style-name="T22"> </text:span></text:span><text:span text:style-name="Absatz-Standardschriftart"><text:span text:style-name="T44">customers</text:span></text:span> <text:span text:style-name="Absatz-Standardschriftart"><text:span text:style-name="T22">with</text:span></text:span> a<text:span text:style-name="Absatz-Standardschriftart"><text:span text:style-name="T44"> rating</text:span></text:span><text:span text:style-name="Absatz-Standardschriftart"><text:span text:style-name="T22"> above</text:span></text:span><text:span text:style-name="Absatz-Standardschriftart"><text:span text:style-name="T44"> </text:span></text:span><text:span text:style-name="Absatz-Standardschriftart"><text:span text:style-name="T22">200.00.</text:span></text:span></text:p>
        </text:list-item>
      </text:list>
      <text:p text:style-name="P76"><text:span text:style-name="Absatz-Standardschriftart"><text:span text:style-name="T52"><text:s/></text:span></text:span><text:span text:style-name="Absatz-Standardschriftart"><text:span text:style-name="T21"><text:tab/></text:span></text:span><text:span text:style-name="Absatz-Standardschriftart"><text:span text:style-name="T78">27.</text:span></text:span><text:span text:style-name="Absatz-Standardschriftart"><text:span text:style-name="T53"> </text:span></text:span><text:span text:style-name="Absatz-Standardschriftart"><text:span text:style-name="T78">Co</text:span></text:span><text:span text:style-name="Absatz-Standardschriftart"><text:span text:style-name="T45">unt</text:span></text:span><text:span text:style-name="Absatz-Standardschriftart"><text:span text:style-name="T78"> the</text:span></text:span><text:span text:style-name="Absatz-Standardschriftart"><text:span text:style-name="T25"> </text:span></text:span><text:span text:style-name="Absatz-Standardschriftart"><text:span text:style-name="T23">number</text:span></text:span><text:span text:style-name="Absatz-Standardschriftart"><text:span text:style-name="T25"> </text:span></text:span><text:span text:style-name="Absatz-Standardschriftart"><text:span text:style-name="T78">o</text:span></text:span><text:span text:style-name="Absatz-Standardschriftart"><text:span text:style-name="T54"> </text:span></text:span><text:span text:style-name="Absatz-Standardschriftart"><text:span text:style-name="T78">f</text:span></text:span><text:span text:style-name="Absatz-Standardschriftart"><text:span text:style-name="T25"> </text:span></text:span><text:span text:style-name="Absatz-Standardschriftart"><text:span text:style-name="T78">sal</text:span></text:span><text:span text:style-name="Absatz-Standardschriftart"><text:span text:style-name="T23">espeopl</text:span></text:span><text:span text:style-name="Absatz-Standardschriftart"><text:span text:style-name="T78">e</text:span></text:span><text:span text:style-name="Absatz-Standardschriftart"><text:span text:style-name="T45"> currently</text:span></text:span><text:span text:style-name="Absatz-Standardschriftart"><text:span text:style-name="T78"> li</text:span></text:span><text:span text:style-name="Absatz-Standardschriftart"><text:span text:style-name="T23">sting</text:span></text:span><text:span text:style-name="Absatz-Standardschriftart"><text:span text:style-name="T25"> </text:span></text:span><text:span text:style-name="Absatz-Standardschriftart"><text:span text:style-name="T78">o</text:span></text:span><text:span text:style-name="Absatz-Standardschriftart"><text:span text:style-name="T25">rders</text:span></text:span><text:span text:style-name="Absatz-Standardschriftart"><text:span text:style-name="T78"> in the</text:span></text:span><text:span text:style-name="Absatz-Standardschriftart"><text:span text:style-name="T45"> </text:span></text:span><text:span text:style-name="Absatz-Standardschriftart"><text:span text:style-name="T78">O</text:span></text:span><text:span text:style-name="Absatz-Standardschriftart"><text:span text:style-name="T45">rders </text:span></text:span><text:span text:style-name="Absatz-Standardschriftart"><text:span text:style-name="T23">tabl</text:span></text:span><text:span text:style-name="Absatz-Standardschriftart"><text:span text:style-name="T78">e. </text:span></text:span></text:p>
      <text:list xml:id="list8546419339541736497" text:style-name="L2">
        <text:list-item>
          <text:p text:style-name="P39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44">produces</text:span></text:span> all <text:span text:style-name="Absatz-Standardschriftart"><text:span text:style-name="T44">customers</text:span></text:span> <text:span text:style-name="Absatz-Standardschriftart"><text:span text:style-name="T22">serviced</text:span></text:span> <text:span text:style-name="Absatz-Standardschriftart"><text:span text:style-name="T44">by </text:span></text:span><text:span text:style-name="Absatz-Standardschriftart"><text:span text:style-name="T22">salespeople</text:span></text:span><text:span text:style-name="Absatz-Standardschriftart"><text:span text:style-name="T44"> </text:span></text:span>with a <text:span text:style-name="Absatz-Standardschriftart"><text:span text:style-name="T44">commission</text:span></text:span><text:span text:style-name="Absatz-Standardschriftart"><text:span text:style-name="T22"> </text:span></text:span><text:span text:style-name="Absatz-Standardschriftart"><text:span text:style-name="T44">above </text:span></text:span><text:span text:style-name="Absatz-Standardschriftart"><text:span text:style-name="T22">12%.</text:span></text:span><text:span text:style-name="Absatz-Standardschriftart"><text:span text:style-name="T55"> </text:span></text:span><text:span text:style-name="Absatz-Standardschriftart"><text:span text:style-name="T22">Output</text:span></text:span> the<text:span text:style-name="Absatz-Standardschriftart"><text:span text:style-name="T44"> </text:span></text:span><text:span text:style-name="Absatz-Standardschriftart"><text:span text:style-name="T22">customer’s</text:span></text:span> <text:span text:style-name="Absatz-Standardschriftart"><text:span text:style-name="T22">name</text:span></text:span><text:span text:style-name="Absatz-Standardschriftart"><text:span text:style-name="T44"> </text:span></text:span><text:span text:style-name="Absatz-Standardschriftart"><text:span text:style-name="T22">and the</text:span></text:span><text:span text:style-name="Absatz-Standardschriftart"><text:span text:style-name="T46"> </text:span></text:span><text:span text:style-name="Absatz-Standardschriftart"><text:span text:style-name="T22">salesperson‘s</text:span></text:span> <text:span text:style-name="Absatz-Standardschriftart"><text:span text:style-name="T26">rate</text:span></text:span><text:span text:style-name="Absatz-Standardschriftart"><text:span text:style-name="T44"> </text:span></text:span>of <text:span text:style-name="Absatz-Standardschriftart"><text:span text:style-name="T22">commission.</text:span></text:span></text:p>
        </text:list-item>
        <text:list-item>
          <text:p text:style-name="P32"><text:span text:style-name="Absatz-Standardschriftart"><text:span text:style-name="T22">Find salespeople</text:span></text:span> <text:span text:style-name="Absatz-Standardschriftart"><text:span text:style-name="T22">who</text:span></text:span><text:span text:style-name="Absatz-Standardschriftart"><text:span text:style-name="T46"> </text:span></text:span><text:span text:style-name="Absatz-Standardschriftart"><text:span text:style-name="T44">have</text:span></text:span><text:span text:style-name="Absatz-Standardschriftart"><text:span text:style-name="T26"> </text:span></text:span><text:span text:style-name="Absatz-Standardschriftart"><text:span text:style-name="T22">multiple</text:span></text:span><text:span text:style-name="Absatz-Standardschriftart"><text:span text:style-name="T44"> customers.</text:span></text:span></text:p>
        </text:list-item>
        <text:list-item>
          <text:p text:style-name="P32"><text:span text:style-name="Absatz-Standardschriftart"><text:span text:style-name="T22">Find salespeople</text:span></text:span> <text:span text:style-name="Absatz-Standardschriftart"><text:span text:style-name="T22">with</text:span></text:span> <text:span text:style-name="Absatz-Standardschriftart"><text:span text:style-name="T44">customers</text:span></text:span> <text:span text:style-name="Absatz-Standardschriftart"><text:span text:style-name="T44">located</text:span></text:span> in<text:span text:style-name="Absatz-Standardschriftart"><text:span text:style-name="T24"> </text:span></text:span>their <text:span text:style-name="Absatz-Standardschriftart"><text:span text:style-name="T26">city.</text:span></text:span></text:p>
        </text:list-item>
        <text:list-item>
          <text:p text:style-name="P26"><text:span text:style-name="Absatz-Standardschriftart"><text:span text:style-name="T22">Find </text:span></text:span>all <text:span text:style-name="Absatz-Standardschriftart"><text:span text:style-name="T22">salespeople</text:span></text:span><text:span text:style-name="Absatz-Standardschriftart"><text:span text:style-name="T44"> </text:span></text:span><text:span text:style-name="Absatz-Standardschriftart"><text:span text:style-name="T22">whose</text:span></text:span><text:span text:style-name="Absatz-Standardschriftart"><text:span text:style-name="T44"> </text:span></text:span><text:span text:style-name="Absatz-Standardschriftart"><text:span text:style-name="T22">name</text:span></text:span><text:span text:style-name="Absatz-Standardschriftart"><text:span text:style-name="T44"> starts</text:span></text:span> <text:span text:style-name="Absatz-Standardschriftart"><text:span text:style-name="T22">with</text:span></text:span><text:span text:style-name="Absatz-Standardschriftart"><text:span text:style-name="T49"> </text:span></text:span><text:span text:style-name="Absatz-Standardschriftart"><text:span text:style-name="T22">‘P’</text:span></text:span><text:span text:style-name="Absatz-Standardschriftart"><text:span text:style-name="T46"> </text:span></text:span><text:span text:style-name="Absatz-Standardschriftart"><text:span text:style-name="T22">and </text:span></text:span><text:span text:style-name="Absatz-Standardschriftart"><text:span text:style-name="T44">the</text:span></text:span> <text:span text:style-name="Absatz-Standardschriftart"><text:span text:style-name="T22">fourth</text:span></text:span><text:span text:style-name="Absatz-Standardschriftart"><text:span text:style-name="T24"> </text:span></text:span><text:span text:style-name="Absatz-Standardschriftart"><text:span text:style-name="T44">character</text:span></text:span> is<text:span text:style-name="Absatz-Standardschriftart"><text:span text:style-name="T46"> </text:span></text:span><text:span text:style-name="Absatz-Standardschriftart"><text:span text:style-name="T56">‘I’.</text:span></text:span></text:p>
        </text:list-item>
        <text:list-item>
          <text:p text:style-name="P41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22">uses</text:span></text:span><text:span text:style-name="Absatz-Standardschriftart"><text:span text:style-name="T46"> </text:span></text:span>a<text:span text:style-name="Absatz-Standardschriftart"><text:span text:style-name="T24"> </text:span></text:span><text:span text:style-name="Absatz-Standardschriftart"><text:span text:style-name="T22">subquery</text:span></text:span> <text:span text:style-name="Absatz-Standardschriftart"><text:span text:style-name="T22">to obtain</text:span></text:span><text:span text:style-name="Absatz-Standardschriftart"><text:span text:style-name="T44"> </text:span></text:span>all<text:span text:style-name="Absatz-Standardschriftart"><text:span text:style-name="T24"> </text:span></text:span><text:span text:style-name="Absatz-Standardschriftart"><text:span text:style-name="T44">orders</text:span></text:span> <text:span text:style-name="Absatz-Standardschriftart"><text:span text:style-name="T44">for </text:span></text:span>the <text:span text:style-name="Absatz-Standardschriftart"><text:span text:style-name="T44">customer</text:span></text:span><text:span text:style-name="Absatz-Standardschriftart"><text:span text:style-name="T24"> </text:span></text:span><text:span text:style-name="Absatz-Standardschriftart"><text:span text:style-name="T22">named</text:span></text:span><text:span text:style-name="Absatz-Standardschriftart"><text:span text:style-name="T57"> </text:span></text:span><text:span text:style-name="Absatz-Standardschriftart"><text:span text:style-name="T24">‘Cisneros’.</text:span></text:span><text:span text:style-name="Absatz-Standardschriftart"><text:span text:style-name="T58"> </text:span></text:span><text:span text:style-name="Absatz-Standardschriftart"><text:span text:style-name="T22">Assume</text:span></text:span><text:span text:style-name="Absatz-Standardschriftart"><text:span text:style-name="T44"> </text:span></text:span><text:span text:style-name="Absatz-Standardschriftart"><text:span text:style-name="T22">you </text:span></text:span>do<text:span text:style-name="Absatz-Standardschriftart"><text:span text:style-name="T44"> </text:span></text:span>not<text:span text:style-name="Absatz-Standardschriftart"><text:span text:style-name="T44"> </text:span></text:span><text:span text:style-name="Absatz-Standardschriftart"><text:span text:style-name="T22">know</text:span></text:span><text:span text:style-name="Absatz-Standardschriftart"><text:span text:style-name="T44"> </text:span></text:span>his <text:span text:style-name="Absatz-Standardschriftart"><text:span text:style-name="T44">customer</text:span></text:span> <text:span text:style-name="Absatz-Standardschriftart"><text:span text:style-name="T26">number.</text:span></text:span></text:p>
        </text:list-item>
        <text:list-item>
          <text:p text:style-name="P32"><text:soft-page-break/><text:span text:style-name="Absatz-Standardschriftart"><text:span text:style-name="T22">Find the</text:span></text:span> <text:span text:style-name="Absatz-Standardschriftart"><text:span text:style-name="T44">largest orders</text:span></text:span> <text:span text:style-name="Absatz-Standardschriftart"><text:span text:style-name="T44">for </text:span></text:span><text:span text:style-name="Absatz-Standardschriftart"><text:span text:style-name="T22">‘Serres’</text:span></text:span><text:span text:style-name="Absatz-Standardschriftart"><text:span text:style-name="T44"> </text:span></text:span><text:span text:style-name="Absatz-Standardschriftart"><text:span text:style-name="T22">and </text:span></text:span><text:span text:style-name="Absatz-Standardschriftart"><text:span text:style-name="T59">‘Rifkin’.</text:span></text:span></text:p>
        </text:list-item>
        <text:list-item>
          <text:p text:style-name="P32"><text:span text:style-name="Absatz-Standardschriftart"><text:span text:style-name="T22">Extract</text:span></text:span><text:span text:style-name="Absatz-Standardschriftart"><text:span text:style-name="T44"> </text:span></text:span>the <text:span text:style-name="Absatz-Standardschriftart"><text:span text:style-name="T22">Salespeople</text:span></text:span> <text:span text:style-name="Absatz-Standardschriftart"><text:span text:style-name="T44">table</text:span></text:span> in the <text:span text:style-name="Absatz-Standardschriftart"><text:span text:style-name="T22">following</text:span></text:span><text:span text:style-name="Absatz-Standardschriftart"><text:span text:style-name="T26"> </text:span></text:span><text:span text:style-name="Absatz-Standardschriftart"><text:span text:style-name="T22">order:</text:span></text:span><text:span text:style-name="Absatz-Standardschriftart"><text:span text:style-name="T46"> </text:span></text:span><text:span text:style-name="Absatz-Standardschriftart"><text:span text:style-name="T22">SNUM,</text:span></text:span> <text:span text:style-name="Absatz-Standardschriftart"><text:span text:style-name="T22">SNAME,</text:span></text:span> <text:span text:style-name="Absatz-Standardschriftart"><text:span text:style-name="T44">COMMISSION,</text:span></text:span> <text:span text:style-name="Absatz-Standardschriftart"><text:span text:style-name="T59">CITY.</text:span></text:span></text:p>
        </text:list-item>
        <text:list-item>
          <text:p text:style-name="P32">Select<text:span text:style-name="Absatz-Standardschriftart"><text:span text:style-name="T44"> </text:span></text:span>all<text:span text:style-name="Absatz-Standardschriftart"><text:span text:style-name="T22"> </text:span></text:span><text:span text:style-name="Absatz-Standardschriftart"><text:span text:style-name="T44">customers</text:span></text:span> <text:span text:style-name="Absatz-Standardschriftart"><text:span text:style-name="T22">whose</text:span></text:span><text:span text:style-name="Absatz-Standardschriftart"><text:span text:style-name="T26"> </text:span></text:span><text:span text:style-name="Absatz-Standardschriftart"><text:span text:style-name="T22">names</text:span></text:span><text:span text:style-name="Absatz-Standardschriftart"><text:span text:style-name="T46"> </text:span></text:span><text:span text:style-name="Absatz-Standardschriftart"><text:span text:style-name="T44">fall</text:span></text:span><text:span text:style-name="Absatz-Standardschriftart"><text:span text:style-name="T24"> </text:span></text:span>in <text:span text:style-name="Absatz-Standardschriftart"><text:span text:style-name="T22">between</text:span></text:span><text:span text:style-name="Absatz-Standardschriftart"><text:span text:style-name="T49"> </text:span></text:span><text:span text:style-name="Absatz-Standardschriftart"><text:span text:style-name="T22">‘A’</text:span></text:span> <text:span text:style-name="Absatz-Standardschriftart"><text:span text:style-name="T44">and</text:span></text:span> <text:span text:style-name="Absatz-Standardschriftart"><text:span text:style-name="T22">‘G’</text:span></text:span> <text:span text:style-name="Absatz-Standardschriftart"><text:span text:style-name="T22">alphabetical</text:span></text:span> <text:span text:style-name="Absatz-Standardschriftart"><text:span text:style-name="T44">range.</text:span></text:span></text:p>
        </text:list-item>
        <text:list-item>
          <text:p text:style-name="P32">Select<text:span text:style-name="Absatz-Standardschriftart"><text:span text:style-name="T44"> </text:span></text:span>all<text:span text:style-name="Absatz-Standardschriftart"><text:span text:style-name="T22"> the</text:span></text:span> <text:span text:style-name="Absatz-Standardschriftart"><text:span text:style-name="T22">possible</text:span></text:span><text:span text:style-name="Absatz-Standardschriftart"><text:span text:style-name="T24"> </text:span></text:span><text:span text:style-name="Absatz-Standardschriftart"><text:span text:style-name="T22">combinations</text:span></text:span> of<text:span text:style-name="Absatz-Standardschriftart"><text:span text:style-name="T24"> </text:span></text:span><text:span text:style-name="Absatz-Standardschriftart"><text:span text:style-name="T44">customers</text:span></text:span> <text:span text:style-name="Absatz-Standardschriftart"><text:span text:style-name="T22">that</text:span></text:span><text:span text:style-name="Absatz-Standardschriftart"><text:span text:style-name="T44"> </text:span></text:span>you<text:span text:style-name="Absatz-Standardschriftart"><text:span text:style-name="T22"> can assign.</text:span></text:span></text:p>
        </text:list-item>
        <text:list-item>
          <text:p text:style-name="P32">Select<text:span text:style-name="Absatz-Standardschriftart"><text:span text:style-name="T44"> </text:span></text:span>all<text:span text:style-name="Absatz-Standardschriftart"><text:span text:style-name="T22"> </text:span></text:span><text:span text:style-name="Absatz-Standardschriftart"><text:span text:style-name="T44">orders</text:span></text:span> <text:span text:style-name="Absatz-Standardschriftart"><text:span text:style-name="T22">that</text:span></text:span><text:span text:style-name="Absatz-Standardschriftart"><text:span text:style-name="T44"> </text:span></text:span><text:span text:style-name="Absatz-Standardschriftart"><text:span text:style-name="T22">are</text:span></text:span><text:span text:style-name="Absatz-Standardschriftart"><text:span text:style-name="T44"> greater </text:span></text:span>than<text:span text:style-name="Absatz-Standardschriftart"><text:span text:style-name="T22"> the</text:span></text:span> <text:span text:style-name="Absatz-Standardschriftart"><text:span text:style-name="T24">average</text:span></text:span> <text:span text:style-name="Absatz-Standardschriftart"><text:span text:style-name="T24">for</text:span></text:span><text:span text:style-name="Absatz-Standardschriftart"><text:span text:style-name="T44"> </text:span></text:span><text:span text:style-name="Absatz-Standardschriftart"><text:span text:style-name="T22">October</text:span></text:span> 4.</text:p>
        </text:list-item>
        <text:list-item>
          <text:p text:style-name="P43"><text:span text:style-name="Absatz-Standardschriftart"><text:span text:style-name="T44">Write</text:span></text:span> a<text:span text:style-name="Absatz-Standardschriftart"><text:span text:style-name="T44"> </text:span></text:span><text:span text:style-name="Absatz-Standardschriftart"><text:span text:style-name="T22">select</text:span></text:span><text:span text:style-name="Absatz-Standardschriftart"><text:span text:style-name="T46"> </text:span></text:span><text:span text:style-name="Absatz-Standardschriftart"><text:span text:style-name="T44">command</text:span></text:span><text:span text:style-name="Absatz-Standardschriftart"><text:span text:style-name="T22"> using </text:span></text:span>a <text:span text:style-name="Absatz-Standardschriftart"><text:span text:style-name="T44">correlated</text:span></text:span> <text:span text:style-name="Absatz-Standardschriftart"><text:span text:style-name="T22">subquery</text:span></text:span><text:span text:style-name="Absatz-Standardschriftart"><text:span text:style-name="T44"> that</text:span></text:span> <text:span text:style-name="Absatz-Standardschriftart"><text:span text:style-name="T22">selects</text:span></text:span><text:span text:style-name="Absatz-Standardschriftart"><text:span text:style-name="T46"> </text:span></text:span><text:span text:style-name="Absatz-Standardschriftart"><text:span text:style-name="T22">the</text:span></text:span> <text:span text:style-name="Absatz-Standardschriftart"><text:span text:style-name="T22">names</text:span></text:span><text:span text:style-name="Absatz-Standardschriftart"><text:span text:style-name="T44"> </text:span></text:span><text:span text:style-name="Absatz-Standardschriftart"><text:span text:style-name="T22">and numbers</text:span></text:span> of<text:span text:style-name="Absatz-Standardschriftart"><text:span text:style-name="T24"> </text:span></text:span>all<text:span text:style-name="Absatz-Standardschriftart"><text:span text:style-name="T55"> </text:span></text:span><text:span text:style-name="Absatz-Standardschriftart"><text:span text:style-name="T44">customers </text:span></text:span>with <text:span text:style-name="Absatz-Standardschriftart"><text:span text:style-name="T44">ratings </text:span></text:span><text:span text:style-name="Absatz-Standardschriftart"><text:span text:style-name="T22">equal</text:span></text:span> <text:span text:style-name="Absatz-Standardschriftart"><text:span text:style-name="T22">to </text:span></text:span>the<text:span text:style-name="Absatz-Standardschriftart"><text:span text:style-name="T44"> maximum</text:span></text:span><text:span text:style-name="Absatz-Standardschriftart"><text:span text:style-name="T46"> </text:span></text:span><text:span text:style-name="Absatz-Standardschriftart"><text:span text:style-name="T44">for</text:span></text:span><text:span text:style-name="Absatz-Standardschriftart"><text:span text:style-name="T24"> </text:span></text:span><text:span text:style-name="Absatz-Standardschriftart"><text:span text:style-name="T22">their</text:span></text:span> <text:span text:style-name="Absatz-Standardschriftart"><text:span text:style-name="T24">city.</text:span></text:span></text:p>
        </text:list-item>
        <text:list-item>
          <text:p text:style-name="P26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<text:span text:style-name="Absatz-Standardschriftart"><text:span text:style-name="T22">totals</text:span></text:span><text:span text:style-name="Absatz-Standardschriftart"><text:span text:style-name="T24"> </text:span></text:span>the <text:span text:style-name="Absatz-Standardschriftart"><text:span text:style-name="T44">orders</text:span></text:span> <text:span text:style-name="Absatz-Standardschriftart"><text:span text:style-name="T24">for</text:span></text:span> each<text:span text:style-name="Absatz-Standardschriftart"><text:span text:style-name="T24"> </text:span></text:span><text:span text:style-name="Absatz-Standardschriftart"><text:span text:style-name="T44">day</text:span></text:span> and<text:span text:style-name="Absatz-Standardschriftart"><text:span text:style-name="T22"> places</text:span></text:span> <text:span text:style-name="Absatz-Standardschriftart"><text:span text:style-name="T22">the</text:span></text:span> <text:span text:style-name="Absatz-Standardschriftart"><text:span text:style-name="T22">results</text:span></text:span> in<text:span text:style-name="Absatz-Standardschriftart"><text:span text:style-name="T22"> descending </text:span></text:span><text:span text:style-name="Absatz-Standardschriftart"><text:span text:style-name="T47">order.</text:span></text:span></text:p>
        </text:list-item>
        <text:list-item>
          <text:p text:style-name="P45"><text:span text:style-name="Absatz-Standardschriftart"><text:span text:style-name="T44">Write</text:span></text:span> a<text:span text:style-name="Absatz-Standardschriftart"><text:span text:style-name="T44"> </text:span></text:span><text:span text:style-name="Absatz-Standardschriftart"><text:span text:style-name="T22">select</text:span></text:span><text:span text:style-name="Absatz-Standardschriftart"><text:span text:style-name="T46"> </text:span></text:span><text:span text:style-name="Absatz-Standardschriftart"><text:span text:style-name="T44">command</text:span></text:span><text:span text:style-name="Absatz-Standardschriftart"><text:span text:style-name="T24"> </text:span></text:span><text:span text:style-name="Absatz-Standardschriftart"><text:span text:style-name="T22">that</text:span></text:span> <text:span text:style-name="Absatz-Standardschriftart"><text:span text:style-name="T22">produces</text:span></text:span><text:span text:style-name="Absatz-Standardschriftart"><text:span text:style-name="T44"> </text:span></text:span>the <text:span text:style-name="Absatz-Standardschriftart"><text:span text:style-name="T44">rating</text:span></text:span><text:span text:style-name="Absatz-Standardschriftart"><text:span text:style-name="T22"> </text:span></text:span><text:span text:style-name="Absatz-Standardschriftart"><text:span text:style-name="T44">followed</text:span></text:span> <text:span text:style-name="Absatz-Standardschriftart"><text:span text:style-name="T44">by</text:span></text:span> <text:span text:style-name="Absatz-Standardschriftart"><text:span text:style-name="T22">the</text:span></text:span><text:span text:style-name="Absatz-Standardschriftart"><text:span text:style-name="T44"> </text:span></text:span><text:span text:style-name="Absatz-Standardschriftart"><text:span text:style-name="T22">name</text:span></text:span><text:span text:style-name="Absatz-Standardschriftart"><text:span text:style-name="T44"> </text:span></text:span>of <text:span text:style-name="Absatz-Standardschriftart"><text:span text:style-name="T22">each</text:span></text:span> <text:span text:style-name="Absatz-Standardschriftart"><text:span text:style-name="T44">customer</text:span></text:span> in<text:span text:style-name="Absatz-Standardschriftart"><text:span text:style-name="T22"> </text:span></text:span>San<text:span text:style-name="Absatz-Standardschriftart"><text:span text:style-name="T51"> </text:span></text:span>Jose.</text:p>
        </text:list-item>
        <text:list-item>
          <text:p text:style-name="P32"><text:span text:style-name="Absatz-Standardschriftart"><text:span text:style-name="T22">Find </text:span></text:span>all <text:span text:style-name="Absatz-Standardschriftart"><text:span text:style-name="T44">orders </text:span></text:span>with <text:span text:style-name="Absatz-Standardschriftart"><text:span text:style-name="T44">amounts</text:span></text:span><text:span text:style-name="Absatz-Standardschriftart"><text:span text:style-name="T46"> </text:span></text:span><text:span text:style-name="Absatz-Standardschriftart"><text:span text:style-name="T22">smaller</text:span></text:span><text:span text:style-name="Absatz-Standardschriftart"><text:span text:style-name="T44"> </text:span></text:span>than<text:span text:style-name="Absatz-Standardschriftart"><text:span text:style-name="T22"> </text:span></text:span><text:span text:style-name="Absatz-Standardschriftart"><text:span text:style-name="T44">any</text:span></text:span> <text:span text:style-name="Absatz-Standardschriftart"><text:span text:style-name="T44">amount</text:span></text:span> <text:span text:style-name="Absatz-Standardschriftart"><text:span text:style-name="T44">for</text:span></text:span> a<text:span text:style-name="Absatz-Standardschriftart"><text:span text:style-name="T24"> </text:span></text:span><text:span text:style-name="Absatz-Standardschriftart"><text:span text:style-name="T44">customer</text:span></text:span> in<text:span text:style-name="Absatz-Standardschriftart"><text:span text:style-name="T22"> </text:span></text:span>San<text:span text:style-name="Absatz-Standardschriftart"><text:span text:style-name="T22"> Jose.</text:span></text:span></text:p>
        </text:list-item>
        <text:list-item>
          <text:p text:style-name="P32"><text:span text:style-name="Absatz-Standardschriftart"><text:span text:style-name="T22">Find </text:span></text:span>all<text:span text:style-name="Absatz-Standardschriftart"><text:span text:style-name="T22"> </text:span></text:span><text:span text:style-name="Absatz-Standardschriftart"><text:span text:style-name="T44">orders </text:span></text:span>with <text:span text:style-name="Absatz-Standardschriftart"><text:span text:style-name="T44">above</text:span></text:span> <text:span text:style-name="Absatz-Standardschriftart"><text:span text:style-name="T24">average</text:span></text:span> <text:span text:style-name="Absatz-Standardschriftart"><text:span text:style-name="T44">amounts</text:span></text:span><text:span text:style-name="Absatz-Standardschriftart"><text:span text:style-name="T46"> </text:span></text:span><text:span text:style-name="Absatz-Standardschriftart"><text:span text:style-name="T24">for</text:span></text:span> <text:span text:style-name="Absatz-Standardschriftart"><text:span text:style-name="T22">their</text:span></text:span><text:span text:style-name="Absatz-Standardschriftart"><text:span text:style-name="T24"> </text:span></text:span><text:span text:style-name="Absatz-Standardschriftart"><text:span text:style-name="T44">customers.</text:span></text:span></text:p>
        </text:list-item>
        <text:list-item>
          <text:p text:style-name="P32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<text:span text:style-name="Absatz-Standardschriftart"><text:span text:style-name="T22">selects</text:span></text:span><text:span text:style-name="Absatz-Standardschriftart"><text:span text:style-name="T44"> </text:span></text:span><text:span text:style-name="Absatz-Standardschriftart"><text:span text:style-name="T22">the</text:span></text:span> <text:span text:style-name="Absatz-Standardschriftart"><text:span text:style-name="T22">highest</text:span></text:span> <text:span text:style-name="Absatz-Standardschriftart"><text:span text:style-name="T44">rating</text:span></text:span><text:span text:style-name="Absatz-Standardschriftart"><text:span text:style-name="T22"> </text:span></text:span>in<text:span text:style-name="Absatz-Standardschriftart"><text:span text:style-name="T24"> </text:span></text:span>each <text:span text:style-name="Absatz-Standardschriftart"><text:span text:style-name="T26">city.</text:span></text:span></text:p>
        </text:list-item>
        <text:list-item>
          <text:p text:style-name="P46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44">calculates</text:span></text:span><text:span text:style-name="Absatz-Standardschriftart"><text:span text:style-name="T46"> </text:span></text:span>the<text:span text:style-name="Absatz-Standardschriftart"><text:span text:style-name="T24"> </text:span></text:span><text:span text:style-name="Absatz-Standardschriftart"><text:span text:style-name="T22">amount</text:span></text:span><text:span text:style-name="Absatz-Standardschriftart"><text:span text:style-name="T44"> </text:span></text:span>of <text:span text:style-name="Absatz-Standardschriftart"><text:span text:style-name="T44">the</text:span></text:span> <text:span text:style-name="Absatz-Standardschriftart"><text:span text:style-name="T22">salesperson’s</text:span></text:span> <text:span text:style-name="Absatz-Standardschriftart"><text:span text:style-name="T22">commission</text:span></text:span><text:span text:style-name="Absatz-Standardschriftart"><text:span text:style-name="T24"> </text:span></text:span>on<text:span text:style-name="Absatz-Standardschriftart"><text:span text:style-name="T24"> </text:span></text:span><text:span text:style-name="Absatz-Standardschriftart"><text:span text:style-name="T44">order</text:span></text:span> <text:span text:style-name="Absatz-Standardschriftart"><text:span text:style-name="T22">by</text:span></text:span><text:span text:style-name="Absatz-Standardschriftart"><text:span text:style-name="T44"> </text:span></text:span>a<text:span text:style-name="Absatz-Standardschriftart"><text:span text:style-name="T60"> </text:span></text:span><text:span text:style-name="Absatz-Standardschriftart"><text:span text:style-name="T22">customer</text:span></text:span><text:span text:style-name="Absatz-Standardschriftart"><text:span text:style-name="T24"> </text:span></text:span>with<text:span text:style-name="Absatz-Standardschriftart"><text:span text:style-name="T22"> </text:span></text:span>a<text:span text:style-name="Absatz-Standardschriftart"><text:span text:style-name="T44"> rating</text:span></text:span><text:span text:style-name="Absatz-Standardschriftart"><text:span text:style-name="T22"> </text:span></text:span><text:span text:style-name="Absatz-Standardschriftart"><text:span text:style-name="T44">above </text:span></text:span><text:span text:style-name="Absatz-Standardschriftart"><text:span text:style-name="T22">100.00.</text:span></text:span></text:p>
        </text:list-item>
        <text:list-item>
          <text:p text:style-name="P32"><text:span text:style-name="Absatz-Standardschriftart"><text:span text:style-name="T22">Count</text:span></text:span> the<text:span text:style-name="Absatz-Standardschriftart"><text:span text:style-name="T24"> </text:span></text:span><text:span text:style-name="Absatz-Standardschriftart"><text:span text:style-name="T44">customers</text:span></text:span> <text:span text:style-name="Absatz-Standardschriftart"><text:span text:style-name="T22">with</text:span></text:span> <text:span text:style-name="Absatz-Standardschriftart"><text:span text:style-name="T44">rating</text:span></text:span><text:span text:style-name="Absatz-Standardschriftart"><text:span text:style-name="T22"> above</text:span></text:span> <text:span text:style-name="Absatz-Standardschriftart"><text:span text:style-name="T22">San Jose’s</text:span></text:span> <text:span text:style-name="Absatz-Standardschriftart"><text:span text:style-name="T24">average.</text:span></text:span></text:p>
        </text:list-item>
        <text:list-item>
          <text:p text:style-name="P38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44">produces</text:span></text:span> all <text:span text:style-name="Absatz-Standardschriftart"><text:span text:style-name="T44">pairs</text:span></text:span> of<text:span text:style-name="Absatz-Standardschriftart"><text:span text:style-name="T24"> </text:span></text:span><text:span text:style-name="Absatz-Standardschriftart"><text:span text:style-name="T22">salespeople</text:span></text:span><text:span text:style-name="Absatz-Standardschriftart"><text:span text:style-name="T24"> </text:span></text:span><text:span text:style-name="Absatz-Standardschriftart"><text:span text:style-name="T22">with</text:span></text:span> <text:span text:style-name="Absatz-Standardschriftart"><text:span text:style-name="T22">themselves</text:span></text:span><text:span text:style-name="Absatz-Standardschriftart"><text:span text:style-name="T44"> </text:span></text:span>as <text:span text:style-name="Absatz-Standardschriftart"><text:span text:style-name="T22">well</text:span></text:span> as <text:span text:style-name="Absatz-Standardschriftart"><text:span text:style-name="T44">duplicate</text:span></text:span> <text:span text:style-name="Absatz-Standardschriftart"><text:span text:style-name="T24">rows</text:span></text:span><text:span text:style-name="Absatz-Standardschriftart"><text:span text:style-name="T61"> </text:span></text:span>with <text:span text:style-name="Absatz-Standardschriftart"><text:span text:style-name="T22">the</text:span></text:span><text:span text:style-name="Absatz-Standardschriftart"><text:span text:style-name="T44"> </text:span></text:span><text:span text:style-name="Absatz-Standardschriftart"><text:span text:style-name="T22">order</text:span></text:span> <text:span text:style-name="Absatz-Standardschriftart"><text:span text:style-name="T44">reversed.</text:span></text:span></text:p>
        </text:list-item>
        <text:list-item>
          <text:p text:style-name="P28"><text:span text:style-name="Absatz-Standardschriftart"><text:span text:style-name="T22">Find </text:span></text:span>all <text:span text:style-name="Absatz-Standardschriftart"><text:span text:style-name="T22">salespeople</text:span></text:span> <text:span text:style-name="Absatz-Standardschriftart"><text:span text:style-name="T22">that</text:span></text:span><text:span text:style-name="Absatz-Standardschriftart"><text:span text:style-name="T44"> are</text:span></text:span> <text:span text:style-name="Absatz-Standardschriftart"><text:span text:style-name="T44">located</text:span></text:span> in<text:span text:style-name="Absatz-Standardschriftart"><text:span text:style-name="T22"> either</text:span></text:span> <text:span text:style-name="Absatz-Standardschriftart"><text:span text:style-name="T44">Barcelona</text:span></text:span> or<text:span text:style-name="Absatz-Standardschriftart"><text:span text:style-name="T44"> </text:span></text:span><text:span text:style-name="Absatz-Standardschriftart"><text:span text:style-name="T22">London.</text:span></text:span></text:p>
        </text:list-item>
        <text:list-item>
          <text:p text:style-name="P32"><text:span text:style-name="Absatz-Standardschriftart"><text:span text:style-name="T22">Find </text:span></text:span>all <text:span text:style-name="Absatz-Standardschriftart"><text:span text:style-name="T22">salespeople </text:span></text:span>with<text:span text:style-name="Absatz-Standardschriftart"><text:span text:style-name="T44"> </text:span></text:span><text:span text:style-name="Absatz-Standardschriftart"><text:span text:style-name="T22">only</text:span></text:span> one<text:span text:style-name="Absatz-Standardschriftart"><text:span text:style-name="T44"> </text:span></text:span><text:span text:style-name="Absatz-Standardschriftart"><text:span text:style-name="T26">customer.</text:span></text:span></text:p>
        </text:list-item>
        <text:list-item>
          <text:p text:style-name="P47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<text:span text:style-name="Absatz-Standardschriftart"><text:span text:style-name="T22">joins</text:span></text:span><text:span text:style-name="Absatz-Standardschriftart"><text:span text:style-name="T44"> </text:span></text:span>the<text:span text:style-name="Absatz-Standardschriftart"><text:span text:style-name="T24"> </text:span></text:span><text:span text:style-name="Absatz-Standardschriftart"><text:span text:style-name="T22">Customer</text:span></text:span><text:span text:style-name="Absatz-Standardschriftart"><text:span text:style-name="T24"> </text:span></text:span><text:span text:style-name="Absatz-Standardschriftart"><text:span text:style-name="T22">table</text:span></text:span><text:span text:style-name="Absatz-Standardschriftart"><text:span text:style-name="T24"> </text:span></text:span><text:span text:style-name="Absatz-Standardschriftart"><text:span text:style-name="T44">to</text:span></text:span><text:span text:style-name="Absatz-Standardschriftart"><text:span text:style-name="T46"> </text:span></text:span><text:span text:style-name="Absatz-Standardschriftart"><text:span text:style-name="T22">itself</text:span></text:span> <text:span text:style-name="Absatz-Standardschriftart"><text:span text:style-name="T44">to</text:span></text:span><text:span text:style-name="Absatz-Standardschriftart"><text:span text:style-name="T22"> find </text:span></text:span>all <text:span text:style-name="Absatz-Standardschriftart"><text:span text:style-name="T44">pairs</text:span></text:span> of <text:span text:style-name="Absatz-Standardschriftart"><text:span text:style-name="T44">customers</text:span></text:span> <text:span text:style-name="Absatz-Standardschriftart"><text:span text:style-name="T22">served</text:span></text:span><text:span text:style-name="Absatz-Standardschriftart"><text:span text:style-name="T24"> </text:span></text:span>by<text:span text:style-name="Absatz-Standardschriftart"><text:span text:style-name="T44"> </text:span></text:span>a<text:span text:style-name="Absatz-Standardschriftart"><text:span text:style-name="T48"> </text:span></text:span><text:span text:style-name="Absatz-Standardschriftart"><text:span text:style-name="T22">single</text:span></text:span> <text:span text:style-name="Absatz-Standardschriftart"><text:span text:style-name="T22">salesperson.</text:span></text:span></text:p>
        </text:list-item>
        <text:list-item>
          <text:p text:style-name="P32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will <text:span text:style-name="Absatz-Standardschriftart"><text:span text:style-name="T44">give </text:span></text:span><text:span text:style-name="Absatz-Standardschriftart"><text:span text:style-name="T22">you </text:span></text:span>all<text:span text:style-name="Absatz-Standardschriftart"><text:span text:style-name="T24"> </text:span></text:span><text:span text:style-name="Absatz-Standardschriftart"><text:span text:style-name="T44">orders</text:span></text:span> <text:span text:style-name="Absatz-Standardschriftart"><text:span text:style-name="T44">for</text:span></text:span><text:span text:style-name="Absatz-Standardschriftart"><text:span text:style-name="T47"> </text:span></text:span><text:span text:style-name="Absatz-Standardschriftart"><text:span text:style-name="T44">more</text:span></text:span> <text:span text:style-name="Absatz-Standardschriftart"><text:span text:style-name="T22">than $1000.00.</text:span></text:span></text:p>
        </text:list-item>
        <text:list-item>
          <text:p text:style-name="P36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44">lists </text:span></text:span><text:span text:style-name="Absatz-Standardschriftart"><text:span text:style-name="T22">each order</text:span></text:span><text:span text:style-name="Absatz-Standardschriftart"><text:span text:style-name="T24"> </text:span></text:span><text:span text:style-name="Absatz-Standardschriftart"><text:span text:style-name="T22">number</text:span></text:span> <text:span text:style-name="Absatz-Standardschriftart"><text:span text:style-name="T44">followed</text:span></text:span> <text:span text:style-name="Absatz-Standardschriftart"><text:span text:style-name="T44">by</text:span></text:span> <text:span text:style-name="Absatz-Standardschriftart"><text:span text:style-name="T22">the</text:span></text:span><text:span text:style-name="Absatz-Standardschriftart"><text:span text:style-name="T44"> </text:span></text:span><text:span text:style-name="Absatz-Standardschriftart"><text:span text:style-name="T22">name</text:span></text:span><text:span text:style-name="Absatz-Standardschriftart"><text:span text:style-name="T44"> </text:span></text:span>of <text:span text:style-name="Absatz-Standardschriftart"><text:span text:style-name="T22">the</text:span></text:span><text:span text:style-name="Absatz-Standardschriftart"><text:span text:style-name="T44"> customer</text:span></text:span> <text:span text:style-name="Absatz-Standardschriftart"><text:span text:style-name="T22">who made</text:span></text:span> <text:span text:style-name="Absatz-Standardschriftart"><text:span text:style-name="T22">that</text:span></text:span><text:span text:style-name="Absatz-Standardschriftart"><text:span text:style-name="T55"> </text:span></text:span><text:span text:style-name="Absatz-Standardschriftart"><text:span text:style-name="T47">order.</text:span></text:span></text:p>
        </text:list-item>
        <text:list-item>
          <text:p text:style-name="P45"><text:span text:style-name="Absatz-Standardschriftart"><text:span text:style-name="T44">Write </text:span></text:span>2 <text:span text:style-name="Absatz-Standardschriftart"><text:span text:style-name="T22">queries</text:span></text:span><text:span text:style-name="Absatz-Standardschriftart"><text:span text:style-name="T44"> </text:span></text:span><text:span text:style-name="Absatz-Standardschriftart"><text:span text:style-name="T22">that</text:span></text:span><text:span text:style-name="Absatz-Standardschriftart"><text:span text:style-name="T44"> </text:span></text:span><text:span text:style-name="Absatz-Standardschriftart"><text:span text:style-name="T22">select</text:span></text:span><text:span text:style-name="Absatz-Standardschriftart"><text:span text:style-name="T44"> </text:span></text:span>all<text:span text:style-name="Absatz-Standardschriftart"><text:span text:style-name="T22"> salespeople</text:span></text:span><text:span text:style-name="Absatz-Standardschriftart"><text:span text:style-name="T44"> </text:span></text:span>(by<text:span text:style-name="Absatz-Standardschriftart"><text:span text:style-name="T44"> </text:span></text:span><text:span text:style-name="Absatz-Standardschriftart"><text:span text:style-name="T22">name</text:span></text:span> <text:span text:style-name="Absatz-Standardschriftart"><text:span text:style-name="T44">and</text:span></text:span><text:span text:style-name="Absatz-Standardschriftart"><text:span text:style-name="T22"> number)</text:span></text:span><text:span text:style-name="Absatz-Standardschriftart"><text:span text:style-name="T44"> </text:span></text:span>who<text:span text:style-name="Absatz-Standardschriftart"><text:span text:style-name="T46"> </text:span></text:span><text:span text:style-name="Absatz-Standardschriftart"><text:span text:style-name="T24">have</text:span></text:span> <text:span text:style-name="Absatz-Standardschriftart"><text:span text:style-name="T44">customers</text:span></text:span> in their<text:span text:style-name="Absatz-Standardschriftart"><text:span text:style-name="T62"> </text:span></text:span>cities<text:span text:style-name="Absatz-Standardschriftart"><text:span text:style-name="T44"> </text:span></text:span>who<text:span text:style-name="Absatz-Standardschriftart"><text:span text:style-name="T22"> they</text:span></text:span> <text:span text:style-name="Absatz-Standardschriftart"><text:span text:style-name="T44">do</text:span></text:span><text:span text:style-name="Absatz-Standardschriftart"><text:span text:style-name="T46"> </text:span></text:span><text:span text:style-name="Absatz-Standardschriftart"><text:span text:style-name="T22">not</text:span></text:span> <text:span text:style-name="Absatz-Standardschriftart"><text:span text:style-name="T22">service,</text:span></text:span><text:span text:style-name="Absatz-Standardschriftart"><text:span text:style-name="T44"> </text:span></text:span>one <text:span text:style-name="Absatz-Standardschriftart"><text:span text:style-name="T22">using </text:span></text:span>a <text:span text:style-name="Absatz-Standardschriftart"><text:span text:style-name="T22">join </text:span></text:span>and<text:span text:style-name="Absatz-Standardschriftart"><text:span text:style-name="T24"> </text:span></text:span><text:span text:style-name="Absatz-Standardschriftart"><text:span text:style-name="T22">one</text:span></text:span> a <text:span text:style-name="Absatz-Standardschriftart"><text:span text:style-name="T44">correlated</text:span></text:span> <text:span text:style-name="Absatz-Standardschriftart"><text:span text:style-name="T44">subquery.</text:span></text:span><text:span text:style-name="Absatz-Standardschriftart"><text:span text:style-name="T24"> </text:span></text:span><text:span text:style-name="Absatz-Standardschriftart"><text:span text:style-name="T22">Which solution </text:span></text:span>is<text:span text:style-name="Absatz-Standardschriftart"><text:span text:style-name="T63"> </text:span></text:span><text:span text:style-name="Absatz-Standardschriftart"><text:span text:style-name="T44">more elegant?</text:span></text:span></text:p>
        </text:list-item>
        <text:list-item>
          <text:p text:style-name="P48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<text:span text:style-name="Absatz-Standardschriftart"><text:span text:style-name="T22">selects</text:span></text:span> <text:span text:style-name="Absatz-Standardschriftart"><text:span text:style-name="T22">all </text:span></text:span><text:span text:style-name="Absatz-Standardschriftart"><text:span text:style-name="T44">customers </text:span></text:span><text:span text:style-name="Absatz-Standardschriftart"><text:span text:style-name="T22">whose</text:span></text:span><text:span text:style-name="Absatz-Standardschriftart"><text:span text:style-name="T46"> </text:span></text:span><text:span text:style-name="Absatz-Standardschriftart"><text:span text:style-name="T44">ratings </text:span></text:span><text:span text:style-name="Absatz-Standardschriftart"><text:span text:style-name="T22">are</text:span></text:span> <text:span text:style-name="Absatz-Standardschriftart"><text:span text:style-name="T22">equal</text:span></text:span><text:span text:style-name="Absatz-Standardschriftart"><text:span text:style-name="T24"> </text:span></text:span>than<text:span text:style-name="Absatz-Standardschriftart"><text:span text:style-name="T22"> ANY</text:span></text:span> (in<text:span text:style-name="Absatz-Standardschriftart"><text:span text:style-name="T24"> </text:span></text:span>the<text:span text:style-name="Absatz-Standardschriftart"><text:span text:style-name="T44"> </text:span></text:span>SQL<text:span text:style-name="Absatz-Standardschriftart"><text:span text:style-name="T46"> </text:span></text:span><text:span text:style-name="Absatz-Standardschriftart"><text:span text:style-name="T22">sense)</text:span></text:span><text:span text:style-name="Absatz-Standardschriftart"><text:span text:style-name="T44"> </text:span></text:span>of<text:span text:style-name="Absatz-Standardschriftart"><text:span text:style-name="T48"> </text:span></text:span><text:span text:style-name="Absatz-Standardschriftart"><text:span text:style-name="T22">Serres.</text:span></text:span></text:p>
        </text:list-item>
        <text:list-item>
          <text:p text:style-name="P32"><text:span text:style-name="Absatz-Standardschriftart"><text:span text:style-name="T44">Write2</text:span></text:span><text:span text:style-name="Absatz-Standardschriftart"><text:span text:style-name="T22"> queries</text:span></text:span><text:span text:style-name="Absatz-Standardschriftart"><text:span text:style-name="T44"> </text:span></text:span><text:span text:style-name="Absatz-Standardschriftart"><text:span text:style-name="T22">that</text:span></text:span><text:span text:style-name="Absatz-Standardschriftart"><text:span text:style-name="T44"> </text:span></text:span>will <text:span text:style-name="Absatz-Standardschriftart"><text:span text:style-name="T44">produce</text:span></text:span><text:span text:style-name="Absatz-Standardschriftart"><text:span text:style-name="T46"> </text:span></text:span>all<text:span text:style-name="Absatz-Standardschriftart"><text:span text:style-name="T24"> </text:span></text:span><text:span text:style-name="Absatz-Standardschriftart"><text:span text:style-name="T44">orders</text:span></text:span> <text:span text:style-name="Absatz-Standardschriftart"><text:span text:style-name="T24">taken</text:span></text:span><text:span text:style-name="Absatz-Standardschriftart"><text:span text:style-name="T44"> </text:span></text:span>on<text:span text:style-name="Absatz-Standardschriftart"><text:span text:style-name="T22"> </text:span></text:span><text:span text:style-name="Absatz-Standardschriftart"><text:span text:style-name="T44">October3 </text:span></text:span>or <text:span text:style-name="Absatz-Standardschriftart"><text:span text:style-name="T22">October</text:span></text:span> 4.</text:p>
        </text:list-item>
        <text:list-item>
          <text:p text:style-name="P47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44">produces</text:span></text:span> all <text:span text:style-name="Absatz-Standardschriftart"><text:span text:style-name="T44">pairs</text:span></text:span> of<text:span text:style-name="Absatz-Standardschriftart"><text:span text:style-name="T24"> </text:span></text:span><text:span text:style-name="Absatz-Standardschriftart"><text:span text:style-name="T44">orders</text:span></text:span> <text:span text:style-name="Absatz-Standardschriftart"><text:span text:style-name="T44">by</text:span></text:span> a <text:span text:style-name="Absatz-Standardschriftart"><text:span text:style-name="T44">given</text:span></text:span> <text:span text:style-name="Absatz-Standardschriftart"><text:span text:style-name="T26">customer.</text:span></text:span><text:span text:style-name="Absatz-Standardschriftart"><text:span text:style-name="T64"> </text:span></text:span><text:span text:style-name="Absatz-Standardschriftart"><text:span text:style-name="T44">Name </text:span></text:span><text:span text:style-name="Absatz-Standardschriftart"><text:span text:style-name="T22">that</text:span></text:span> <text:span text:style-name="Absatz-Standardschriftart"><text:span text:style-name="T44">customer </text:span></text:span><text:span text:style-name="Absatz-Standardschriftart"><text:span text:style-name="T22">and</text:span></text:span><text:span text:style-name="Absatz-Standardschriftart"><text:span text:style-name="T65"> </text:span></text:span><text:span text:style-name="Absatz-Standardschriftart"><text:span text:style-name="T22">eliminate</text:span></text:span><text:span text:style-name="Absatz-Standardschriftart"><text:span text:style-name="T44"> </text:span></text:span><text:span text:style-name="Absatz-Standardschriftart"><text:span text:style-name="T22">duplicates.</text:span></text:span></text:p>
        </text:list-item>
        <text:list-item>
          <text:p text:style-name="P49"><text:span text:style-name="Absatz-Standardschriftart"><text:span text:style-name="T22">Find </text:span></text:span>only <text:span text:style-name="Absatz-Standardschriftart"><text:span text:style-name="T22">those</text:span></text:span><text:span text:style-name="Absatz-Standardschriftart"><text:span text:style-name="T44"> customers </text:span></text:span>whose<text:span text:style-name="Absatz-Standardschriftart"><text:span text:style-name="T44"> ratings</text:span></text:span> <text:span text:style-name="Absatz-Standardschriftart"><text:span text:style-name="T44">are</text:span></text:span> <text:span text:style-name="Absatz-Standardschriftart"><text:span text:style-name="T22">higher</text:span></text:span> <text:span text:style-name="Absatz-Standardschriftart"><text:span text:style-name="T22">than every</text:span></text:span><text:span text:style-name="Absatz-Standardschriftart"><text:span text:style-name="T44"> customer</text:span></text:span> in<text:span text:style-name="Absatz-Standardschriftart"><text:span text:style-name="T22"> </text:span></text:span><text:span text:style-name="Absatz-Standardschriftart"><text:span text:style-name="T44">Rome.</text:span></text:span></text:p>
        </text:list-item>
        <text:list-item>
          <text:p text:style-name="P48"><text:span text:style-name="Absatz-Standardschriftart"><text:span text:style-name="T44">Write</text:span></text:span> a <text:span text:style-name="Absatz-Standardschriftart"><text:span text:style-name="T22">query</text:span></text:span><text:span text:style-name="Absatz-Standardschriftart"><text:span text:style-name="T44"> </text:span></text:span>on<text:span text:style-name="Absatz-Standardschriftart"><text:span text:style-name="T22"> the</text:span></text:span><text:span text:style-name="Absatz-Standardschriftart"><text:span text:style-name="T44"> customers </text:span></text:span><text:span text:style-name="Absatz-Standardschriftart"><text:span text:style-name="T22">table</text:span></text:span><text:span text:style-name="Absatz-Standardschriftart"><text:span text:style-name="T44"> </text:span></text:span><text:span text:style-name="Absatz-Standardschriftart"><text:span text:style-name="T22">whose</text:span></text:span><text:span text:style-name="Absatz-Standardschriftart"><text:span text:style-name="T44"> </text:span></text:span><text:span text:style-name="Absatz-Standardschriftart"><text:span text:style-name="T22">output</text:span></text:span> <text:span text:style-name="Absatz-Standardschriftart"><text:span text:style-name="T22">will</text:span></text:span> <text:span text:style-name="Absatz-Standardschriftart"><text:span text:style-name="T44">exclude</text:span></text:span> all<text:span text:style-name="Absatz-Standardschriftart"><text:span text:style-name="T22"> </text:span></text:span><text:span text:style-name="Absatz-Standardschriftart"><text:span text:style-name="T44">customers </text:span></text:span><text:span text:style-name="Absatz-Standardschriftart"><text:span text:style-name="T22">with </text:span></text:span>a <text:span text:style-name="Absatz-Standardschriftart"><text:span text:style-name="T44">rating</text:span></text:span><text:span text:style-name="Absatz-Standardschriftart"><text:span text:style-name="T22"> </text:span></text:span>&lt;<text:span text:style-name="Absatz-Standardschriftart"><text:span text:style-name="T44"> </text:span></text:span>=<text:span text:style-name="Absatz-Standardschriftart"><text:span text:style-name="T48"> </text:span></text:span><text:span text:style-name="Absatz-Standardschriftart"><text:span text:style-name="T22">100.00,</text:span></text:span> <text:span text:style-name="Absatz-Standardschriftart"><text:span text:style-name="T22">unless</text:span></text:span><text:span text:style-name="Absatz-Standardschriftart"><text:span text:style-name="T24"> </text:span></text:span><text:span text:style-name="Absatz-Standardschriftart"><text:span text:style-name="T22">they</text:span></text:span> <text:span text:style-name="Absatz-Standardschriftart"><text:span text:style-name="T44">are</text:span></text:span> <text:span text:style-name="Absatz-Standardschriftart"><text:span text:style-name="T44">located</text:span></text:span> in<text:span text:style-name="Absatz-Standardschriftart"><text:span text:style-name="T22"> </text:span></text:span><text:span text:style-name="Absatz-Standardschriftart"><text:span text:style-name="T44">Rome.</text:span></text:span></text:p>
        </text:list-item>
        <text:list-item>
          <text:p text:style-name="P32"><text:span text:style-name="Absatz-Standardschriftart"><text:span text:style-name="T22">Find </text:span></text:span>all <text:span text:style-name="Absatz-Standardschriftart"><text:span text:style-name="T44">rows</text:span></text:span> <text:span text:style-name="Absatz-Standardschriftart"><text:span text:style-name="T44">from </text:span></text:span><text:span text:style-name="Absatz-Standardschriftart"><text:span text:style-name="T22">the</text:span></text:span> <text:span text:style-name="Absatz-Standardschriftart"><text:span text:style-name="T44">Customer </text:span></text:span><text:span text:style-name="Absatz-Standardschriftart"><text:span text:style-name="T22">table</text:span></text:span> <text:span text:style-name="Absatz-Standardschriftart"><text:span text:style-name="T44">for</text:span></text:span> <text:span text:style-name="Absatz-Standardschriftart"><text:span text:style-name="T22">which</text:span></text:span> the<text:span text:style-name="Absatz-Standardschriftart"><text:span text:style-name="T44"> </text:span></text:span><text:span text:style-name="Absatz-Standardschriftart"><text:span text:style-name="T22">salesperson number</text:span></text:span> is<text:span text:style-name="Absatz-Standardschriftart"><text:span text:style-name="T24"> </text:span></text:span><text:span text:style-name="Absatz-Standardschriftart"><text:span text:style-name="T22">1001.</text:span></text:span></text:p>
        </text:list-item>
        <text:list-item>
          <text:p text:style-name="P50"><text:span text:style-name="Absatz-Standardschriftart"><text:span text:style-name="T22">Find the</text:span></text:span> <text:span text:style-name="Absatz-Standardschriftart"><text:span text:style-name="T44">total</text:span></text:span> <text:span text:style-name="Absatz-Standardschriftart"><text:span text:style-name="T44">amount</text:span></text:span> in<text:span text:style-name="Absatz-Standardschriftart"><text:span text:style-name="T22"> </text:span></text:span><text:span text:style-name="Absatz-Standardschriftart"><text:span text:style-name="T44">Orders</text:span></text:span> <text:span text:style-name="Absatz-Standardschriftart"><text:span text:style-name="T44">for </text:span></text:span>each <text:span text:style-name="Absatz-Standardschriftart"><text:span text:style-name="T22">salesperson </text:span></text:span><text:span text:style-name="Absatz-Standardschriftart"><text:span text:style-name="T44">for</text:span></text:span> <text:span text:style-name="Absatz-Standardschriftart"><text:span text:style-name="T22">which</text:span></text:span><text:span text:style-name="Absatz-Standardschriftart"><text:span text:style-name="T26"> </text:span></text:span><text:span text:style-name="Absatz-Standardschriftart"><text:span text:style-name="T22">this</text:span></text:span> <text:span text:style-name="Absatz-Standardschriftart"><text:span text:style-name="T44">total</text:span></text:span><text:span text:style-name="Absatz-Standardschriftart"><text:span text:style-name="T24"> </text:span></text:span>is <text:span text:style-name="Absatz-Standardschriftart"><text:span text:style-name="T44">greater</text:span></text:span> <text:span text:style-name="Absatz-Standardschriftart"><text:span text:style-name="T22">than the</text:span></text:span><text:span text:style-name="Absatz-Standardschriftart"><text:span text:style-name="T62"> </text:span></text:span><text:span text:style-name="Absatz-Standardschriftart"><text:span text:style-name="T22">amount</text:span></text:span> of<text:span text:style-name="Absatz-Standardschriftart"><text:span text:style-name="T24"> </text:span></text:span><text:span text:style-name="Absatz-Standardschriftart"><text:span text:style-name="T22">the</text:span></text:span> <text:span text:style-name="Absatz-Standardschriftart"><text:span text:style-name="T44">largest order</text:span></text:span> in<text:span text:style-name="Absatz-Standardschriftart"><text:span text:style-name="T22"> the</text:span></text:span><text:span text:style-name="Absatz-Standardschriftart"><text:span text:style-name="T44"> </text:span></text:span><text:span text:style-name="Absatz-Standardschriftart"><text:span text:style-name="T22">table.</text:span></text:span></text:p>
        </text:list-item>
        <text:list-item>
          <text:p text:style-name="P32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<text:span text:style-name="Absatz-Standardschriftart"><text:span text:style-name="T22">selects</text:span></text:span> <text:span text:style-name="Absatz-Standardschriftart"><text:span text:style-name="T22">all </text:span></text:span><text:span text:style-name="Absatz-Standardschriftart"><text:span text:style-name="T44">orders </text:span></text:span><text:span text:style-name="Absatz-Standardschriftart"><text:span text:style-name="T22">that</text:span></text:span> <text:span text:style-name="Absatz-Standardschriftart"><text:span text:style-name="T44">have Zeroes </text:span></text:span><text:span text:style-name="Absatz-Standardschriftart"><text:span text:style-name="T22">or</text:span></text:span> <text:span text:style-name="Absatz-Standardschriftart"><text:span text:style-name="T22">NULL</text:span></text:span><text:span text:style-name="Absatz-Standardschriftart"><text:span text:style-name="T44"> </text:span></text:span>in the <text:span text:style-name="Absatz-Standardschriftart"><text:span text:style-name="T44">Amount</text:span></text:span> <text:span text:style-name="Absatz-Standardschriftart"><text:span text:style-name="T22">field.</text:span></text:span></text:p>
        </text:list-item>
        <text:list-item>
          <text:p text:style-name="P45"><text:span text:style-name="Absatz-Standardschriftart"><text:span text:style-name="T22">Produce</text:span></text:span><text:span text:style-name="Absatz-Standardschriftart"><text:span text:style-name="T46"> </text:span></text:span>all<text:span text:style-name="Absatz-Standardschriftart"><text:span text:style-name="T24"> </text:span></text:span><text:span text:style-name="Absatz-Standardschriftart"><text:span text:style-name="T44">combinations</text:span></text:span> of<text:span text:style-name="Absatz-Standardschriftart"><text:span text:style-name="T22"> salespeople</text:span></text:span> and<text:span text:style-name="Absatz-Standardschriftart"><text:span text:style-name="T24"> </text:span></text:span><text:span text:style-name="Absatz-Standardschriftart"><text:span text:style-name="T44">customer</text:span></text:span><text:span text:style-name="Absatz-Standardschriftart"><text:span text:style-name="T24"> </text:span></text:span>names<text:span text:style-name="Absatz-Standardschriftart"><text:span text:style-name="T44"> </text:span></text:span>such<text:span text:style-name="Absatz-Standardschriftart"><text:span text:style-name="T22"> that</text:span></text:span><text:span text:style-name="Absatz-Standardschriftart"><text:span text:style-name="T44"> </text:span></text:span><text:span text:style-name="Absatz-Standardschriftart"><text:span text:style-name="T22">the</text:span></text:span><text:span text:style-name="Absatz-Standardschriftart"><text:span text:style-name="T44"> former</text:span></text:span> <text:span text:style-name="Absatz-Standardschriftart"><text:span text:style-name="T22">precedes</text:span></text:span><text:span text:style-name="Absatz-Standardschriftart"><text:span text:style-name="T44"> </text:span></text:span>the<text:span text:style-name="Absatz-Standardschriftart"><text:span text:style-name="T62"> </text:span></text:span><text:span text:style-name="Absatz-Standardschriftart"><text:span text:style-name="T44">latter alphabetically,</text:span></text:span><text:span text:style-name="Absatz-Standardschriftart"><text:span text:style-name="T24"> </text:span></text:span>and<text:span text:style-name="Absatz-Standardschriftart"><text:span text:style-name="T22"> </text:span></text:span><text:span text:style-name="Absatz-Standardschriftart"><text:span text:style-name="T44">the</text:span></text:span> <text:span text:style-name="Absatz-Standardschriftart"><text:span text:style-name="T44">latter</text:span></text:span> <text:span text:style-name="Absatz-Standardschriftart"><text:span text:style-name="T22">has</text:span></text:span><text:span text:style-name="Absatz-Standardschriftart"><text:span text:style-name="T44"> </text:span></text:span>a <text:span text:style-name="Absatz-Standardschriftart"><text:span text:style-name="T44">rating</text:span></text:span><text:span text:style-name="Absatz-Standardschriftart"><text:span text:style-name="T24"> </text:span></text:span>of <text:span text:style-name="Absatz-Standardschriftart"><text:span text:style-name="T22">less</text:span></text:span><text:span text:style-name="Absatz-Standardschriftart"><text:span text:style-name="T44"> </text:span></text:span>than<text:span text:style-name="Absatz-Standardschriftart"><text:span text:style-name="T22"> 200.</text:span></text:span></text:p>
        </text:list-item>
        <text:list-item>
          <text:p text:style-name="P32"><text:span text:style-name="Absatz-Standardschriftart"><text:span text:style-name="T22">List</text:span></text:span> all<text:span text:style-name="Absatz-Standardschriftart"><text:span text:style-name="T24"> </text:span></text:span><text:span text:style-name="Absatz-Standardschriftart"><text:span text:style-name="T22">salespeople’s</text:span></text:span> <text:span text:style-name="Absatz-Standardschriftart"><text:span text:style-name="T22">names</text:span></text:span><text:span text:style-name="Absatz-Standardschriftart"><text:span text:style-name="T44"> </text:span></text:span>and<text:span text:style-name="Absatz-Standardschriftart"><text:span text:style-name="T22"> the</text:span></text:span> <text:span text:style-name="Absatz-Standardschriftart"><text:span text:style-name="T22">commission</text:span></text:span><text:span text:style-name="Absatz-Standardschriftart"><text:span text:style-name="T24"> </text:span></text:span><text:span text:style-name="Absatz-Standardschriftart"><text:span text:style-name="T22">they</text:span></text:span><text:span text:style-name="Absatz-Standardschriftart"><text:span text:style-name="T44"> have</text:span></text:span> <text:span text:style-name="Absatz-Standardschriftart"><text:span text:style-name="T22">earned.</text:span></text:span></text:p>
        </text:list-item>
        <text:list-item>
          <text:p text:style-name="P44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44">produces</text:span></text:span> <text:span text:style-name="Absatz-Standardschriftart"><text:span text:style-name="T22">the</text:span></text:span> <text:span text:style-name="Absatz-Standardschriftart"><text:span text:style-name="T22">names</text:span></text:span><text:span text:style-name="Absatz-Standardschriftart"><text:span text:style-name="T44"> </text:span></text:span>and<text:span text:style-name="Absatz-Standardschriftart"><text:span text:style-name="T22"> cities</text:span></text:span><text:span text:style-name="Absatz-Standardschriftart"><text:span text:style-name="T44"> </text:span></text:span>of <text:span text:style-name="Absatz-Standardschriftart"><text:span text:style-name="T22">all</text:span></text:span> <text:span text:style-name="Absatz-Standardschriftart"><text:span text:style-name="T44">customers</text:span></text:span><text:span text:style-name="Absatz-Standardschriftart"><text:span text:style-name="T24"> </text:span></text:span>with<text:span text:style-name="Absatz-Standardschriftart"><text:span text:style-name="T24"> </text:span></text:span>the <text:span text:style-name="Absatz-Standardschriftart"><text:span text:style-name="T44">same rating</text:span></text:span><text:span text:style-name="Absatz-Standardschriftart"><text:span text:style-name="T22"> </text:span></text:span>as<text:span text:style-name="Absatz-Standardschriftart"><text:span text:style-name="T50"> </text:span></text:span><text:span text:style-name="Absatz-Standardschriftart"><text:span text:style-name="T22">Hoffman.</text:span></text:span> <text:span text:style-name="Absatz-Standardschriftart"><text:span text:style-name="T24">Write</text:span></text:span><text:span text:style-name="Absatz-Standardschriftart"><text:span text:style-name="T44"> </text:span></text:span>the <text:span text:style-name="Absatz-Standardschriftart"><text:span text:style-name="T22">query</text:span></text:span><text:span text:style-name="Absatz-Standardschriftart"><text:span text:style-name="T26"> </text:span></text:span><text:span text:style-name="Absatz-Standardschriftart"><text:span text:style-name="T22">using Hoffman’s</text:span></text:span><text:span text:style-name="Absatz-Standardschriftart"><text:span text:style-name="T24"> </text:span></text:span><text:span text:style-name="Absatz-Standardschriftart"><text:span text:style-name="T22">CNUM</text:span></text:span><text:span text:style-name="Absatz-Standardschriftart"><text:span text:style-name="T44"> rather</text:span></text:span> than<text:span text:style-name="Absatz-Standardschriftart"><text:span text:style-name="T22"> </text:span></text:span>his <text:span text:style-name="Absatz-Standardschriftart"><text:span text:style-name="T44">rating,</text:span></text:span> <text:span text:style-name="Absatz-Standardschriftart"><text:span text:style-name="T22">so that</text:span></text:span><text:span text:style-name="Absatz-Standardschriftart"><text:span text:style-name="T44"> </text:span></text:span>it <text:span text:style-name="Absatz-Standardschriftart"><text:span text:style-name="T22">would still </text:span></text:span>be<text:span text:style-name="Absatz-Standardschriftart"><text:span text:style-name="T66"> </text:span></text:span><text:span text:style-name="Absatz-Standardschriftart"><text:span text:style-name="T22">usable</text:span></text:span> if his <text:span text:style-name="Absatz-Standardschriftart"><text:span text:style-name="T44">r</text:span></text:span><text:span text:style-name="Absatz-Standardschriftart"><text:span text:style-name="T44">ating</text:span></text:span><text:span text:style-name="Absatz-Standardschriftart"><text:span text:style-name="T22"> </text:span></text:span><text:span text:style-name="Absatz-Standardschriftart"><text:span text:style-name="T44">changed.</text:span></text:span></text:p>
        </text:list-item>
        <text:list-item>
          <text:p text:style-name="P32"><text:span text:style-name="Absatz-Standardschriftart"><text:span text:style-name="T22">Find </text:span></text:span>all <text:span text:style-name="Absatz-Standardschriftart"><text:span text:style-name="T22">salespeople</text:span></text:span> <text:span text:style-name="Absatz-Standardschriftart"><text:span text:style-name="T24">for</text:span></text:span><text:span text:style-name="Absatz-Standardschriftart"><text:span text:style-name="T44"> </text:span></text:span>whom<text:span text:style-name="Absatz-Standardschriftart"><text:span text:style-name="T44"> there</text:span></text:span> <text:span text:style-name="Absatz-Standardschriftart"><text:span text:style-name="T44">are</text:span></text:span> <text:span text:style-name="Absatz-Standardschriftart"><text:span text:style-name="T44">customers that</text:span></text:span> <text:span text:style-name="Absatz-Standardschriftart"><text:span text:style-name="T44">follow</text:span></text:span><text:span text:style-name="Absatz-Standardschriftart"><text:span text:style-name="T46"> </text:span></text:span><text:span text:style-name="Absatz-Standardschriftart"><text:span text:style-name="T22">them</text:span></text:span><text:span text:style-name="Absatz-Standardschriftart"><text:span text:style-name="T46"> </text:span></text:span>in<text:span text:style-name="Absatz-Standardschriftart"><text:span text:style-name="T24"> </text:span></text:span><text:span text:style-name="Absatz-Standardschriftart"><text:span text:style-name="T22">alphabetical</text:span></text:span> <text:span text:style-name="Absatz-Standardschriftart"><text:span text:style-name="T47">order.</text:span></text:span></text:p>
        </text:list-item>
        <text:list-item>
          <text:p text:style-name="P42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44">produces</text:span></text:span> <text:span text:style-name="Absatz-Standardschriftart"><text:span text:style-name="T22">the</text:span></text:span> <text:span text:style-name="Absatz-Standardschriftart"><text:span text:style-name="T22">names</text:span></text:span><text:span text:style-name="Absatz-Standardschriftart"><text:span text:style-name="T44"> </text:span></text:span>and<text:span text:style-name="Absatz-Standardschriftart"><text:span text:style-name="T22"> </text:span></text:span><text:span text:style-name="Absatz-Standardschriftart"><text:span text:style-name="T44">ratings </text:span></text:span>of<text:span text:style-name="Absatz-Standardschriftart"><text:span text:style-name="T44"> </text:span></text:span>all<text:span text:style-name="Absatz-Standardschriftart"><text:span text:style-name="T22"> </text:span></text:span><text:span text:style-name="Absatz-Standardschriftart"><text:span text:style-name="T44">customers</text:span></text:span> of<text:span text:style-name="Absatz-Standardschriftart"><text:span text:style-name="T24"> </text:span></text:span>all <text:span text:style-name="Absatz-Standardschriftart"><text:span text:style-name="T22">who</text:span></text:span><text:span text:style-name="Absatz-Standardschriftart"><text:span text:style-name="T46"> </text:span></text:span><text:span text:style-name="Absatz-Standardschriftart"><text:span text:style-name="T44">have</text:span></text:span> <text:span text:style-name="Absatz-Standardschriftart"><text:span text:style-name="T44">above</text:span></text:span><text:span text:style-name="Absatz-Standardschriftart"><text:span text:style-name="T58"> </text:span></text:span><text:span text:style-name="Absatz-Standardschriftart"><text:span text:style-name="T24">average</text:span></text:span> <text:span text:style-name="Absatz-Standardschriftart"><text:span text:style-name="T44">orders.</text:span></text:span></text:p>
        </text:list-item>
        <text:list-item>
          <text:p text:style-name="P32"><text:span text:style-name="Absatz-Standardschriftart"><text:span text:style-name="T22">Find the</text:span></text:span> sum<text:span text:style-name="Absatz-Standardschriftart"><text:span text:style-name="T44"> </text:span></text:span>of<text:span text:style-name="Absatz-Standardschriftart"><text:span text:style-name="T24"> </text:span></text:span>all <text:span text:style-name="Absatz-Standardschriftart"><text:span text:style-name="T22">purchases</text:span></text:span><text:span text:style-name="Absatz-Standardschriftart"><text:span text:style-name="T46"> </text:span></text:span><text:span text:style-name="Absatz-Standardschriftart"><text:span text:style-name="T44">from</text:span></text:span><text:span text:style-name="Absatz-Standardschriftart"><text:span text:style-name="T46"> </text:span></text:span><text:span text:style-name="Absatz-Standardschriftart"><text:span text:style-name="T44">the</text:span></text:span> <text:span text:style-name="Absatz-Standardschriftart"><text:span text:style-name="T44">Orders</text:span></text:span> <text:span text:style-name="Absatz-Standardschriftart"><text:span text:style-name="T22">table.</text:span></text:span></text:p>
        </text:list-item>
        <text:list-item>
          <text:p text:style-name="P52"><text:span text:style-name="Absatz-Standardschriftart"><text:span text:style-name="T44">Write</text:span></text:span> a<text:span text:style-name="Absatz-Standardschriftart"><text:span text:style-name="T44"> </text:span></text:span><text:span text:style-name="Absatz-Standardschriftart"><text:span text:style-name="T22">select</text:span></text:span><text:span text:style-name="Absatz-Standardschriftart"><text:span text:style-name="T46"> </text:span></text:span><text:span text:style-name="Absatz-Standardschriftart"><text:span text:style-name="T44">command</text:span></text:span><text:span text:style-name="Absatz-Standardschriftart"><text:span text:style-name="T24"> </text:span></text:span><text:span text:style-name="Absatz-Standardschriftart"><text:span text:style-name="T22">that</text:span></text:span><text:span text:style-name="Absatz-Standardschriftart"><text:span text:style-name="T49"> </text:span></text:span><text:span text:style-name="Absatz-Standardschriftart"><text:span text:style-name="T22">produces</text:span></text:span><text:span text:style-name="Absatz-Standardschriftart"><text:span text:style-name="T44"> </text:span></text:span>the<text:span text:style-name="Absatz-Standardschriftart"><text:span text:style-name="T44"> </text:span></text:span><text:span text:style-name="Absatz-Standardschriftart"><text:span text:style-name="T22">order</text:span></text:span><text:span text:style-name="Absatz-Standardschriftart"><text:span text:style-name="T24"> </text:span></text:span><text:span text:style-name="Absatz-Standardschriftart"><text:span text:style-name="T26">number,</text:span></text:span> <text:span text:style-name="Absatz-Standardschriftart"><text:span text:style-name="T22">amount,</text:span></text:span> <text:span text:style-name="Absatz-Standardschriftart"><text:span text:style-name="T22">and </text:span></text:span><text:span text:style-name="Absatz-Standardschriftart"><text:span text:style-name="T44">date</text:span></text:span> <text:span text:style-name="Absatz-Standardschriftart"><text:span text:style-name="T24">for</text:span></text:span> <text:span text:style-name="Absatz-Standardschriftart"><text:span text:style-name="T22">all </text:span></text:span><text:span text:style-name="Absatz-Standardschriftart"><text:span text:style-name="T44">rows</text:span></text:span> in<text:span text:style-name="Absatz-Standardschriftart"><text:span text:style-name="T24"> </text:span></text:span>the<text:span text:style-name="Absatz-Standardschriftart"><text:span text:style-name="T48"> </text:span></text:span><text:soft-page-break/><text:span text:style-name="Absatz-Standardschriftart"><text:span text:style-name="T22">Order</text:span></text:span><text:span text:style-name="Absatz-Standardschriftart"><text:span text:style-name="T44"> </text:span></text:span><text:span text:style-name="Absatz-Standardschriftart"><text:span text:style-name="T22">table.</text:span></text:span></text:p>
        </text:list-item>
        <text:list-item>
          <text:p text:style-name="P32"><text:span text:style-name="Absatz-Standardschriftart"><text:span text:style-name="T22">Count</text:span></text:span> the<text:span text:style-name="Absatz-Standardschriftart"><text:span text:style-name="T24"> </text:span></text:span><text:span text:style-name="Absatz-Standardschriftart"><text:span text:style-name="T22">number</text:span></text:span><text:span text:style-name="Absatz-Standardschriftart"><text:span text:style-name="T24"> </text:span></text:span>of<text:span text:style-name="Absatz-Standardschriftart"><text:span text:style-name="T24"> </text:span></text:span>not<text:span text:style-name="Absatz-Standardschriftart"><text:span text:style-name="T44"> </text:span></text:span><text:span text:style-name="Absatz-Standardschriftart"><text:span text:style-name="T22">null </text:span></text:span><text:span text:style-name="Absatz-Standardschriftart"><text:span text:style-name="T44">rating</text:span></text:span><text:span text:style-name="Absatz-Standardschriftart"><text:span text:style-name="T22"> fields</text:span></text:span> in the<text:span text:style-name="Absatz-Standardschriftart"><text:span text:style-name="T24"> </text:span></text:span><text:span text:style-name="Absatz-Standardschriftart"><text:span text:style-name="T44">Customer </text:span></text:span><text:span text:style-name="Absatz-Standardschriftart"><text:span text:style-name="T22">table</text:span></text:span> <text:span text:style-name="Absatz-Standardschriftart"><text:span text:style-name="T22">including duplicates.</text:span></text:span></text:p>
        </text:list-item>
        <text:list-item>
          <text:p text:style-name="P40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44">gives the</text:span></text:span> <text:span text:style-name="Absatz-Standardschriftart"><text:span text:style-name="T22">names</text:span></text:span><text:span text:style-name="Absatz-Standardschriftart"><text:span text:style-name="T44"> </text:span></text:span>of <text:span text:style-name="Absatz-Standardschriftart"><text:span text:style-name="T22">both</text:span></text:span> <text:span text:style-name="Absatz-Standardschriftart"><text:span text:style-name="T22">the</text:span></text:span> <text:span text:style-name="Absatz-Standardschriftart"><text:span text:style-name="T22">salesperson </text:span></text:span>and<text:span text:style-name="Absatz-Standardschriftart"><text:span text:style-name="T22"> the</text:span></text:span><text:span text:style-name="Absatz-Standardschriftart"><text:span text:style-name="T44"> customer</text:span></text:span> <text:span text:style-name="Absatz-Standardschriftart"><text:span text:style-name="T24">for </text:span></text:span>each<text:span text:style-name="Absatz-Standardschriftart"><text:span text:style-name="T24"> </text:span></text:span><text:span text:style-name="Absatz-Standardschriftart"><text:span text:style-name="T22">order</text:span></text:span><text:span text:style-name="Absatz-Standardschriftart"><text:span text:style-name="T57"> </text:span></text:span><text:span text:style-name="Absatz-Standardschriftart"><text:span text:style-name="T44">after</text:span></text:span><text:span text:style-name="Absatz-Standardschriftart"><text:span text:style-name="T51"> </text:span></text:span>the <text:span text:style-name="Absatz-Standardschriftart"><text:span text:style-name="T22">order</text:span></text:span> <text:span text:style-name="Absatz-Standardschriftart"><text:span text:style-name="T26">number.</text:span></text:span></text:p>
        </text:list-item>
        <text:list-item>
          <text:p text:style-name="P32"><text:span text:style-name="Absatz-Standardschriftart"><text:span text:style-name="T22">List</text:span></text:span> <text:span text:style-name="Absatz-Standardschriftart"><text:span text:style-name="T22">the</text:span></text:span> <text:span text:style-name="Absatz-Standardschriftart"><text:span text:style-name="T22">commissions</text:span></text:span><text:span text:style-name="Absatz-Standardschriftart"><text:span text:style-name="T44"> </text:span></text:span>of all<text:span text:style-name="Absatz-Standardschriftart"><text:span text:style-name="T47"> </text:span></text:span><text:span text:style-name="Absatz-Standardschriftart"><text:span text:style-name="T22">salespeople</text:span></text:span> <text:span text:style-name="Absatz-Standardschriftart"><text:span text:style-name="T22">servicing </text:span></text:span><text:span text:style-name="Absatz-Standardschriftart"><text:span text:style-name="T44">customers</text:span></text:span> in<text:span text:style-name="Absatz-Standardschriftart"><text:span text:style-name="T24"> </text:span></text:span><text:span text:style-name="Absatz-Standardschriftart"><text:span text:style-name="T22">London.</text:span></text:span></text:p>
        </text:list-item>
        <text:list-item>
          <text:p text:style-name="P53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using ANY</text:span></text:span><text:span text:style-name="Absatz-Standardschriftart"><text:span text:style-name="T44"> </text:span></text:span>or<text:span text:style-name="Absatz-Standardschriftart"><text:span text:style-name="T24"> </text:span></text:span>ALL<text:span text:style-name="Absatz-Standardschriftart"><text:span text:style-name="T44"> </text:span></text:span><text:span text:style-name="Absatz-Standardschriftart"><text:span text:style-name="T22">that</text:span></text:span><text:span text:style-name="Absatz-Standardschriftart"><text:span text:style-name="T44"> </text:span></text:span>will <text:span text:style-name="Absatz-Standardschriftart"><text:span text:style-name="T22">find </text:span></text:span>all <text:span text:style-name="Absatz-Standardschriftart"><text:span text:style-name="T22">salespeople</text:span></text:span><text:span text:style-name="Absatz-Standardschriftart"><text:span text:style-name="T24"> </text:span></text:span><text:span text:style-name="Absatz-Standardschriftart"><text:span text:style-name="T22">who </text:span></text:span><text:span text:style-name="Absatz-Standardschriftart"><text:span text:style-name="T44">have</text:span></text:span> <text:span text:style-name="Absatz-Standardschriftart"><text:span text:style-name="T44">no</text:span></text:span><text:span text:style-name="Absatz-Standardschriftart"><text:span text:style-name="T46"> </text:span></text:span><text:span text:style-name="Absatz-Standardschriftart"><text:span text:style-name="T44">customers</text:span></text:span> <text:span text:style-name="Absatz-Standardschriftart"><text:span text:style-name="T44">located</text:span></text:span> in<text:span text:style-name="Absatz-Standardschriftart"><text:span text:style-name="T63"> </text:span></text:span>their <text:span text:style-name="Absatz-Standardschriftart"><text:span text:style-name="T26">city.</text:span></text:span></text:p>
        </text:list-item>
        <text:list-item>
          <text:p text:style-name="P34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using the</text:span></text:span><text:span text:style-name="Absatz-Standardschriftart"><text:span text:style-name="T44"> </text:span></text:span><text:span text:style-name="Absatz-Standardschriftart"><text:span text:style-name="T22">EXISTS</text:span></text:span> <text:span text:style-name="Absatz-Standardschriftart"><text:span text:style-name="T44">operator </text:span></text:span><text:span text:style-name="Absatz-Standardschriftart"><text:span text:style-name="T22">that</text:span></text:span> <text:span text:style-name="Absatz-Standardschriftart"><text:span text:style-name="T22">selects</text:span></text:span> all <text:span text:style-name="Absatz-Standardschriftart"><text:span text:style-name="T22">salespeople</text:span></text:span><text:span text:style-name="Absatz-Standardschriftart"><text:span text:style-name="T44"> </text:span></text:span>with <text:span text:style-name="Absatz-Standardschriftart"><text:span text:style-name="T44">customers</text:span></text:span> <text:span text:style-name="Absatz-Standardschriftart"><text:span text:style-name="T22">located</text:span></text:span> in<text:span text:style-name="Absatz-Standardschriftart"><text:span text:style-name="T63"> </text:span></text:span>their <text:span text:style-name="Absatz-Standardschriftart"><text:span text:style-name="T22">cities</text:span></text:span><text:span text:style-name="Absatz-Standardschriftart"><text:span text:style-name="T44"> </text:span></text:span>who<text:span text:style-name="Absatz-Standardschriftart"><text:span text:style-name="T46"> </text:span></text:span><text:span text:style-name="Absatz-Standardschriftart"><text:span text:style-name="T44">are</text:span></text:span> <text:span text:style-name="Absatz-Standardschriftart"><text:span text:style-name="T22">not</text:span></text:span> <text:span text:style-name="Absatz-Standardschriftart"><text:span text:style-name="T22">assigned</text:span></text:span> <text:span text:style-name="Absatz-Standardschriftart"><text:span text:style-name="T22">to them.</text:span></text:span></text:p>
        </text:list-item>
        <text:list-item>
          <text:p text:style-name="P32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<text:span text:style-name="Absatz-Standardschriftart"><text:span text:style-name="T22">selects</text:span></text:span> <text:span text:style-name="Absatz-Standardschriftart"><text:span text:style-name="T22">all </text:span></text:span><text:span text:style-name="Absatz-Standardschriftart"><text:span text:style-name="T44">customers </text:span></text:span>serviced<text:span text:style-name="Absatz-Standardschriftart"><text:span text:style-name="T24"> </text:span></text:span><text:span text:style-name="Absatz-Standardschriftart"><text:span text:style-name="T22">by</text:span></text:span><text:span text:style-name="Absatz-Standardschriftart"><text:span text:style-name="T44"> Peel</text:span></text:span> or<text:span text:style-name="Absatz-Standardschriftart"><text:span text:style-name="T24"> </text:span></text:span><text:span text:style-name="Absatz-Standardschriftart"><text:span text:style-name="T22">Motika.</text:span></text:span></text:p>
        </text:list-item>
        <text:list-item>
          <text:p text:style-name="P54"><text:span text:style-name="Absatz-Standardschriftart"><text:span text:style-name="T22">Count</text:span></text:span> the<text:span text:style-name="Absatz-Standardschriftart"><text:span text:style-name="T24"> </text:span></text:span><text:span text:style-name="Absatz-Standardschriftart"><text:span text:style-name="T22">number</text:span></text:span><text:span text:style-name="Absatz-Standardschriftart"><text:span text:style-name="T24"> </text:span></text:span>of<text:span text:style-name="Absatz-Standardschriftart"><text:span text:style-name="T24"> </text:span></text:span><text:span text:style-name="Absatz-Standardschriftart"><text:span text:style-name="T22">salespeople</text:span></text:span><text:span text:style-name="Absatz-Standardschriftart"><text:span text:style-name="T44"> registering</text:span></text:span><text:span text:style-name="Absatz-Standardschriftart"><text:span text:style-name="T22"> </text:span></text:span><text:span text:style-name="Absatz-Standardschriftart"><text:span text:style-name="T44">orders</text:span></text:span> <text:span text:style-name="Absatz-Standardschriftart"><text:span text:style-name="T44">for</text:span></text:span> <text:span text:style-name="Absatz-Standardschriftart"><text:span text:style-name="T22">each</text:span></text:span> <text:span text:style-name="Absatz-Standardschriftart"><text:span text:style-name="T47">day.</text:span></text:span> (If<text:span text:style-name="Absatz-Standardschriftart"><text:span text:style-name="T44"> </text:span></text:span>a <text:span text:style-name="Absatz-Standardschriftart"><text:span text:style-name="T22">salesperson </text:span></text:span>has <text:span text:style-name="Absatz-Standardschriftart"><text:span text:style-name="T44">more</text:span></text:span> than<text:span text:style-name="Absatz-Standardschriftart"><text:span text:style-name="T61"> </text:span></text:span>one<text:span text:style-name="Absatz-Standardschriftart"><text:span text:style-name="T44"> </text:span></text:span><text:span text:style-name="Absatz-Standardschriftart"><text:span text:style-name="T22">order</text:span></text:span><text:span text:style-name="Absatz-Standardschriftart"><text:span text:style-name="T24"> </text:span></text:span>on<text:span text:style-name="Absatz-Standardschriftart"><text:span text:style-name="T22"> </text:span></text:span>a<text:span text:style-name="Absatz-Standardschriftart"><text:span text:style-name="T44"> </text:span></text:span><text:span text:style-name="Absatz-Standardschriftart"><text:span text:style-name="T22">given</text:span></text:span><text:span text:style-name="Absatz-Standardschriftart"><text:span text:style-name="T24"> </text:span></text:span><text:span text:style-name="Absatz-Standardschriftart"><text:span text:style-name="T59">day,</text:span></text:span> he or<text:span text:style-name="Absatz-Standardschriftart"><text:span text:style-name="T24"> </text:span></text:span>she <text:span text:style-name="Absatz-Standardschriftart"><text:span text:style-name="T22">should </text:span></text:span>be <text:span text:style-name="Absatz-Standardschriftart"><text:span text:style-name="T44">counted</text:span></text:span><text:span text:style-name="Absatz-Standardschriftart"><text:span text:style-name="T24"> </text:span></text:span>only<text:span text:style-name="Absatz-Standardschriftart"><text:span text:style-name="T44"> </text:span></text:span><text:span text:style-name="Absatz-Standardschriftart"><text:span text:style-name="T22">once.).</text:span></text:span></text:p>
        </text:list-item>
        <text:list-item>
          <text:p text:style-name="P32"><text:span text:style-name="Absatz-Standardschriftart"><text:span text:style-name="T22">Find </text:span></text:span>all <text:span text:style-name="Absatz-Standardschriftart"><text:span text:style-name="T44">orders</text:span></text:span> <text:span text:style-name="Absatz-Standardschriftart"><text:span text:style-name="T44">attributed</text:span></text:span><text:span text:style-name="Absatz-Standardschriftart"><text:span text:style-name="T24"> </text:span></text:span><text:span text:style-name="Absatz-Standardschriftart"><text:span text:style-name="T22">to salespeople</text:span></text:span> in<text:span text:style-name="Absatz-Standardschriftart"><text:span text:style-name="T24"> </text:span></text:span><text:span text:style-name="Absatz-Standardschriftart"><text:span text:style-name="T22">London.</text:span></text:span></text:p>
        </text:list-item>
        <text:list-item>
          <text:p text:style-name="P32"><text:span text:style-name="Absatz-Standardschriftart"><text:span text:style-name="T22">Find </text:span></text:span>all <text:span text:style-name="Absatz-Standardschriftart"><text:span text:style-name="T44">orders </text:span></text:span><text:span text:style-name="Absatz-Standardschriftart"><text:span text:style-name="T22">by</text:span></text:span><text:span text:style-name="Absatz-Standardschriftart"><text:span text:style-name="T44"> customers</text:span></text:span> not <text:span text:style-name="Absatz-Standardschriftart"><text:span text:style-name="T44">located</text:span></text:span> in<text:span text:style-name="Absatz-Standardschriftart"><text:span text:style-name="T22"> the</text:span></text:span><text:span text:style-name="Absatz-Standardschriftart"><text:span text:style-name="T44"> </text:span></text:span><text:span text:style-name="Absatz-Standardschriftart"><text:span text:style-name="T22">same</text:span></text:span><text:span text:style-name="Absatz-Standardschriftart"><text:span text:style-name="T44"> </text:span></text:span><text:span text:style-name="Absatz-Standardschriftart"><text:span text:style-name="T22">cities</text:span></text:span><text:span text:style-name="Absatz-Standardschriftart"><text:span text:style-name="T46"> </text:span></text:span>as<text:span text:style-name="Absatz-Standardschriftart"><text:span text:style-name="T24"> </text:span></text:span><text:span text:style-name="Absatz-Standardschriftart"><text:span text:style-name="T22">their</text:span></text:span><text:span text:style-name="Absatz-Standardschriftart"><text:span text:style-name="T44"> </text:span></text:span><text:span text:style-name="Absatz-Standardschriftart"><text:span text:style-name="T22">salespeople.</text:span></text:span></text:p>
        </text:list-item>
        <text:list-item>
          <text:p text:style-name="P32"><text:span text:style-name="Absatz-Standardschriftart"><text:span text:style-name="T22">Find </text:span></text:span>all <text:span text:style-name="Absatz-Standardschriftart"><text:span text:style-name="T22">salespeople</text:span></text:span><text:span text:style-name="Absatz-Standardschriftart"><text:span text:style-name="T44"> </text:span></text:span>who<text:span text:style-name="Absatz-Standardschriftart"><text:span text:style-name="T46"> </text:span></text:span><text:span text:style-name="Absatz-Standardschriftart"><text:span text:style-name="T24">have</text:span></text:span> <text:span text:style-name="Absatz-Standardschriftart"><text:span text:style-name="T44">customers </text:span></text:span>with<text:span text:style-name="Absatz-Standardschriftart"><text:span text:style-name="T44"> </text:span></text:span><text:span text:style-name="Absatz-Standardschriftart"><text:span text:style-name="T22">more</text:span></text:span><text:span text:style-name="Absatz-Standardschriftart"><text:span text:style-name="T44"> </text:span></text:span><text:span text:style-name="Absatz-Standardschriftart"><text:span text:style-name="T22">than </text:span></text:span>one <text:span text:style-name="Absatz-Standardschriftart"><text:span text:style-name="T22">current</text:span></text:span><text:span text:style-name="Absatz-Standardschriftart"><text:span text:style-name="T44"> </text:span></text:span><text:span text:style-name="Absatz-Standardschriftart"><text:span text:style-name="T47">order.</text:span></text:span></text:p>
        </text:list-item>
        <text:list-item>
          <text:p text:style-name="P55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extracts</text:span></text:span><text:span text:style-name="Absatz-Standardschriftart"><text:span text:style-name="T26"> </text:span></text:span><text:span text:style-name="Absatz-Standardschriftart"><text:span text:style-name="T44">from</text:span></text:span><text:span text:style-name="Absatz-Standardschriftart"><text:span text:style-name="T22"> </text:span></text:span>the <text:span text:style-name="Absatz-Standardschriftart"><text:span text:style-name="T44">Customer </text:span></text:span><text:span text:style-name="Absatz-Standardschriftart"><text:span text:style-name="T22">table</text:span></text:span><text:span text:style-name="Absatz-Standardschriftart"><text:span text:style-name="T44"> every</text:span></text:span> <text:span text:style-name="Absatz-Standardschriftart"><text:span text:style-name="T44">customer</text:span></text:span> <text:span text:style-name="Absatz-Standardschriftart"><text:span text:style-name="T22">assigned</text:span></text:span> <text:span text:style-name="Absatz-Standardschriftart"><text:span text:style-name="T24">to</text:span></text:span><text:span text:style-name="Absatz-Standardschriftart"><text:span text:style-name="T46"> </text:span></text:span>a<text:span text:style-name="Absatz-Standardschriftart"><text:span text:style-name="T44"> </text:span></text:span><text:span text:style-name="Absatz-Standardschriftart"><text:span text:style-name="T22">salesperson</text:span></text:span><text:span text:style-name="Absatz-Standardschriftart"><text:span text:style-name="T67"> </text:span></text:span>who<text:span text:style-name="Absatz-Standardschriftart"><text:span text:style-name="T46"> </text:span></text:span><text:span text:style-name="Absatz-Standardschriftart"><text:span text:style-name="T44">currently </text:span></text:span>has <text:span text:style-name="Absatz-Standardschriftart"><text:span text:style-name="T44">at </text:span></text:span><text:span text:style-name="Absatz-Standardschriftart"><text:span text:style-name="T22">least</text:span></text:span><text:span text:style-name="Absatz-Standardschriftart"><text:span text:style-name="T26"> </text:span></text:span>one<text:span text:style-name="Absatz-Standardschriftart"><text:span text:style-name="T44"> </text:span></text:span>other<text:span text:style-name="Absatz-Standardschriftart"><text:span text:style-name="T24"> </text:span></text:span><text:span text:style-name="Absatz-Standardschriftart"><text:span text:style-name="T44">customer</text:span></text:span> <text:span text:style-name="Absatz-Standardschriftart"><text:span text:style-name="T22">(besides</text:span></text:span><text:span text:style-name="Absatz-Standardschriftart"><text:span text:style-name="T46"> </text:span></text:span>the<text:span text:style-name="Absatz-Standardschriftart"><text:span text:style-name="T24"> </text:span></text:span><text:span text:style-name="Absatz-Standardschriftart"><text:span text:style-name="T44">customer</text:span></text:span> <text:span text:style-name="Absatz-Standardschriftart"><text:span text:style-name="T22">being selected)</text:span></text:span><text:span text:style-name="Absatz-Standardschriftart"><text:span text:style-name="T44"> </text:span></text:span>with<text:span text:style-name="Absatz-Standardschriftart"><text:span text:style-name="T44"> orders</text:span></text:span><text:span text:style-name="Absatz-Standardschriftart"><text:span text:style-name="T67"> </text:span></text:span>in<text:span text:style-name="Absatz-Standardschriftart"><text:span text:style-name="T22"> the</text:span></text:span> <text:span text:style-name="Absatz-Standardschriftart"><text:span text:style-name="T44">Orders</text:span></text:span> <text:span text:style-name="Absatz-Standardschriftart"><text:span text:style-name="T22">table.</text:span></text:span></text:p>
        </text:list-item>
        <text:list-item>
          <text:p text:style-name="P49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<text:span text:style-name="Absatz-Standardschriftart"><text:span text:style-name="T22">selects</text:span></text:span> <text:span text:style-name="Absatz-Standardschriftart"><text:span text:style-name="T22">all</text:span></text:span><text:span text:style-name="Absatz-Standardschriftart"><text:span text:style-name="T46"> </text:span></text:span><text:span text:style-name="Absatz-Standardschriftart"><text:span text:style-name="T44">customers </text:span></text:span><text:span text:style-name="Absatz-Standardschriftart"><text:span text:style-name="T22">whose</text:span></text:span><text:span text:style-name="Absatz-Standardschriftart"><text:span text:style-name="T46"> </text:span></text:span><text:span text:style-name="Absatz-Standardschriftart"><text:span text:style-name="T22">name</text:span></text:span><text:span text:style-name="Absatz-Standardschriftart"><text:span text:style-name="T44"> </text:span></text:span><text:span text:style-name="Absatz-Standardschriftart"><text:span text:style-name="T22">begins</text:span></text:span> with<text:span text:style-name="Absatz-Standardschriftart"><text:span text:style-name="T46"> </text:span></text:span><text:span text:style-name="Absatz-Standardschriftart"><text:span text:style-name="T56">‘C’.</text:span></text:span></text:p>
        </text:list-item>
      </text:list>
      <text:p text:style-name="P22"><text:span text:style-name="Absatz-Standardschriftart"><text:span text:style-name="T33">80.</text:span></text:span><text:span text:style-name="Absatz-Standardschriftart"><text:span text:style-name="T41"> </text:span></text:span><text:span text:style-name="Absatz-Standardschriftart"><text:span text:style-name="T34">Write</text:span></text:span><text:span text:style-name="Absatz-Standardschriftart"><text:span text:style-name="T27"> a </text:span></text:span><text:span text:style-name="Absatz-Standardschriftart"><text:span text:style-name="T28">query</text:span></text:span><text:span text:style-name="Absatz-Standardschriftart"><text:span text:style-name="T34"> </text:span></text:span><text:span text:style-name="Absatz-Standardschriftart"><text:span text:style-name="T27">on</text:span></text:span><text:span text:style-name="Absatz-Standardschriftart"><text:span text:style-name="T28"> the</text:span></text:span><text:span text:style-name="Absatz-Standardschriftart"><text:span text:style-name="T34"> Customers </text:span></text:span><text:span text:style-name="Absatz-Standardschriftart"><text:span text:style-name="T28">table</text:span></text:span><text:span text:style-name="Absatz-Standardschriftart"><text:span text:style-name="T27"> </text:span></text:span><text:span text:style-name="Absatz-Standardschriftart"><text:span text:style-name="T28">that</text:span></text:span><text:span text:style-name="Absatz-Standardschriftart"><text:span text:style-name="T34"> </text:span></text:span><text:span text:style-name="Absatz-Standardschriftart"><text:span text:style-name="T28">will</text:span></text:span><text:span text:style-name="Absatz-Standardschriftart"><text:span text:style-name="T27"> </text:span></text:span><text:span text:style-name="Absatz-Standardschriftart"><text:span text:style-name="T28">find</text:span></text:span><text:span text:style-name="Absatz-Standardschriftart"><text:span text:style-name="T38"> </text:span></text:span><text:span text:style-name="Absatz-Standardschriftart"><text:span text:style-name="T27">the </text:span></text:span><text:span text:style-name="Absatz-Standardschriftart"><text:span text:style-name="T28">highest</text:span></text:span><text:span text:style-name="Absatz-Standardschriftart"><text:span text:style-name="T27"> </text:span></text:span><text:span text:style-name="Absatz-Standardschriftart"><text:span text:style-name="T34">rating</text:span></text:span><text:span text:style-name="Absatz-Standardschriftart"><text:span text:style-name="T28"> </text:span></text:span><text:span text:style-name="Absatz-Standardschriftart"><text:span text:style-name="T27">in</text:span></text:span><text:span text:style-name="Absatz-Standardschriftart"><text:span text:style-name="T38"> </text:span></text:span><text:span text:style-name="Absatz-Standardschriftart"><text:span text:style-name="T27">each </text:span></text:span><text:span text:style-name="Absatz-Standardschriftart"><text:span text:style-name="T42">city.</text:span></text:span><text:span text:style-name="Absatz-Standardschriftart"><text:span text:style-name="T27"> </text:span></text:span><text:span text:style-name="Absatz-Standardschriftart"><text:span text:style-name="T28">Put</text:span></text:span><text:span text:style-name="Absatz-Standardschriftart"><text:span text:style-name="T27"> </text:span></text:span><text:span text:style-name="Absatz-Standardschriftart"><text:span text:style-name="T28">the</text:span></text:span><text:span text:style-name="Absatz-Standardschriftart"><text:span text:style-name="T34"> </text:span></text:span><text:span text:style-name="Absatz-Standardschriftart"><text:span text:style-name="T28">output</text:span></text:span><text:span text:style-name="Absatz-Standardschriftart"><text:span text:style-name="T43"> </text:span></text:span><text:span text:style-name="Absatz-Standardschriftart"><text:span text:style-name="T27">in</text:span></text:span><text:span text:style-name="Absatz-Standardschriftart"><text:span text:style-name="T28"> this</text:span></text:span><text:span text:style-name="Absatz-Standardschriftart"><text:span text:style-name="T27"> </text:span></text:span><text:span text:style-name="Absatz-Standardschriftart"><text:span text:style-name="T34">form:</text:span></text:span><text:span text:style-name="Absatz-Standardschriftart"><text:span text:style-name="T27"> <text:s/></text:span></text:span><text:span text:style-name="Absatz-Standardschriftart"><text:span text:style-name="T35">for</text:span></text:span><text:span text:style-name="Absatz-Standardschriftart"><text:span text:style-name="T37"> </text:span></text:span><text:span text:style-name="Absatz-Standardschriftart"><text:span text:style-name="T30">the</text:span></text:span><text:span text:style-name="Absatz-Standardschriftart"><text:span text:style-name="T39"> </text:span></text:span><text:span text:style-name="Absatz-Standardschriftart"><text:span text:style-name="T33">city </text:span></text:span><text:span text:style-name="Absatz-Standardschriftart"><text:span text:style-name="T30">(city)</text:span></text:span><text:span text:style-name="Absatz-Standardschriftart"><text:span text:style-name="T33"> the </text:span></text:span><text:span text:style-name="Absatz-Standardschriftart"><text:span text:style-name="T35">highest </text:span></text:span><text:span text:style-name="Absatz-Standardschriftart"><text:span text:style-name="T30">rating</text:span></text:span><text:span text:style-name="Absatz-Standardschriftart"><text:span text:style-name="T35"> </text:span></text:span><text:span text:style-name="Absatz-Standardschriftart"><text:span text:style-name="T33">is</text:span></text:span><text:span text:style-name="Absatz-Standardschriftart"><text:span text:style-name="T35"> </text:span></text:span><text:span text:style-name="Absatz-Standardschriftart"><text:span text:style-name="T33">: </text:span></text:span><text:span text:style-name="Absatz-Standardschriftart"><text:span text:style-name="T30">(rating).</text:span></text:span></text:p>
      <text:list xml:id="list2605205302827366545" text:style-name="L3">
        <text:list-item>
          <text:p text:style-name="P56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will <text:span text:style-name="Absatz-Standardschriftart"><text:span text:style-name="T44">produce</text:span></text:span><text:span text:style-name="Absatz-Standardschriftart"><text:span text:style-name="T46"> </text:span></text:span>the <text:span text:style-name="Absatz-Standardschriftart"><text:span text:style-name="T22">Snum values</text:span></text:span><text:span text:style-name="Absatz-Standardschriftart"><text:span text:style-name="T44"> </text:span></text:span><text:span text:style-name="Absatz-Standardschriftart"><text:span text:style-name="T49">of</text:span></text:span><text:span text:style-name="Absatz-Standardschriftart"><text:span text:style-name="T24"> </text:span></text:span>all<text:span text:style-name="Absatz-Standardschriftart"><text:span text:style-name="T24"> </text:span></text:span><text:span text:style-name="Absatz-Standardschriftart"><text:span text:style-name="T22">salespeople</text:span></text:span><text:span text:style-name="Absatz-Standardschriftart"><text:span text:style-name="T44"> </text:span></text:span>with<text:span text:style-name="Absatz-Standardschriftart"><text:span text:style-name="T44"> orders </text:span></text:span><text:span text:style-name="Absatz-Standardschriftart"><text:span text:style-name="T22">currently</text:span></text:span> in<text:span text:style-name="Absatz-Standardschriftart"><text:span text:style-name="T24"> </text:span></text:span>the<text:span text:style-name="Absatz-Standardschriftart"><text:span text:style-name="T68"> </text:span></text:span><text:span text:style-name="Absatz-Standardschriftart"><text:span text:style-name="T44">Orders</text:span></text:span> <text:span text:style-name="Absatz-Standardschriftart"><text:span text:style-name="T44">table</text:span></text:span> <text:span text:style-name="Absatz-Standardschriftart"><text:span text:style-name="T22">without</text:span></text:span><text:span text:style-name="Absatz-Standardschriftart"><text:span text:style-name="T44"> any</text:span></text:span> <text:span text:style-name="Absatz-Standardschriftart"><text:span text:style-name="T22">repeats.</text:span></text:span></text:p>
        </text:list-item>
        <text:list-item>
          <text:p text:style-name="P57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44">lists customers</text:span></text:span> in <text:span text:style-name="Absatz-Standardschriftart"><text:span text:style-name="T22">descending </text:span></text:span><text:span text:style-name="Absatz-Standardschriftart"><text:span text:style-name="T44">order </text:span></text:span>of <text:span text:style-name="Absatz-Standardschriftart"><text:span text:style-name="T44">rating.</text:span></text:span> <text:span text:style-name="Absatz-Standardschriftart"><text:span text:style-name="T22">Output</text:span></text:span><text:span text:style-name="Absatz-Standardschriftart"><text:span text:style-name="T44"> </text:span></text:span><text:span text:style-name="Absatz-Standardschriftart"><text:span text:style-name="T22">the</text:span></text:span> <text:span text:style-name="Absatz-Standardschriftart"><text:span text:style-name="T44">rating</text:span></text:span><text:span text:style-name="Absatz-Standardschriftart"><text:span text:style-name="T24"> </text:span></text:span>field<text:span text:style-name="Absatz-Standardschriftart"><text:span text:style-name="T22"> </text:span></text:span><text:span text:style-name="Absatz-Standardschriftart"><text:span text:style-name="T44">first,</text:span></text:span><text:span text:style-name="Absatz-Standardschriftart"><text:span text:style-name="T55"> </text:span></text:span><text:span text:style-name="Absatz-Standardschriftart"><text:span text:style-name="T22">followed</text:span></text:span><text:span text:style-name="Absatz-Standardschriftart"><text:span text:style-name="T44"> </text:span></text:span><text:span text:style-name="Absatz-Standardschriftart"><text:span text:style-name="T22">by</text:span></text:span><text:span text:style-name="Absatz-Standardschriftart"><text:span text:style-name="T44"> </text:span></text:span>the<text:span text:style-name="Absatz-Standardschriftart"><text:span text:style-name="T46"> </text:span></text:span><text:span text:style-name="Absatz-Standardschriftart"><text:span text:style-name="T44">customers’ </text:span></text:span><text:span text:style-name="Absatz-Standardschriftart"><text:span text:style-name="T22">names</text:span></text:span><text:span text:style-name="Absatz-Standardschriftart"><text:span text:style-name="T44"> </text:span></text:span>and<text:span text:style-name="Absatz-Standardschriftart"><text:span text:style-name="T22"> numbers.</text:span></text:span></text:p>
        </text:list-item>
        <text:list-item>
          <text:p text:style-name="P30"><text:span text:style-name="Absatz-Standardschriftart"><text:span text:style-name="T22">Find the</text:span></text:span> <text:span text:style-name="Absatz-Standardschriftart"><text:span text:style-name="T24">average</text:span></text:span> <text:span text:style-name="Absatz-Standardschriftart"><text:span text:style-name="T44">commission</text:span></text:span><text:span text:style-name="Absatz-Standardschriftart"><text:span text:style-name="T22"> </text:span></text:span><text:span text:style-name="Absatz-Standardschriftart"><text:span text:style-name="T44">for</text:span></text:span><text:span text:style-name="Absatz-Standardschriftart"><text:span text:style-name="T22"> salespeople</text:span></text:span><text:span text:style-name="Absatz-Standardschriftart"><text:span text:style-name="T24"> </text:span></text:span>in <text:span text:style-name="Absatz-Standardschriftart"><text:span text:style-name="T22">London.</text:span></text:span></text:p>
        </text:list-item>
        <text:list-item>
          <text:p text:style-name="P24"><text:span text:style-name="Absatz-Standardschriftart"><text:span text:style-name="T22">Find </text:span></text:span>all <text:span text:style-name="Absatz-Standardschriftart"><text:span text:style-name="T44">orders credited</text:span></text:span> <text:span text:style-name="Absatz-Standardschriftart"><text:span text:style-name="T24">to</text:span></text:span><text:span text:style-name="Absatz-Standardschriftart"><text:span text:style-name="T46"> </text:span></text:span><text:span text:style-name="Absatz-Standardschriftart"><text:span text:style-name="T22">the</text:span></text:span> <text:span text:style-name="Absatz-Standardschriftart"><text:span text:style-name="T22">same</text:span></text:span> <text:span text:style-name="Absatz-Standardschriftart"><text:span text:style-name="T22">salesperson that</text:span></text:span> <text:span text:style-name="Absatz-Standardschriftart"><text:span text:style-name="T22">services</text:span></text:span><text:span text:style-name="Absatz-Standardschriftart"><text:span text:style-name="T46"> </text:span></text:span><text:span text:style-name="Absatz-Standardschriftart"><text:span text:style-name="T44">Hoffman.</text:span></text:span></text:p>
        </text:list-item>
        <text:list-item>
          <text:p text:style-name="P24"><text:span text:style-name="Absatz-Standardschriftart"><text:span text:style-name="T22">Find </text:span></text:span>all <text:span text:style-name="Absatz-Standardschriftart"><text:span text:style-name="T22">salespeople</text:span></text:span><text:span text:style-name="Absatz-Standardschriftart"><text:span text:style-name="T44"> </text:span></text:span><text:span text:style-name="Absatz-Standardschriftart"><text:span text:style-name="T22">whose</text:span></text:span><text:span text:style-name="Absatz-Standardschriftart"><text:span text:style-name="T44"> </text:span></text:span><text:span text:style-name="Absatz-Standardschriftart"><text:span text:style-name="T22">commission </text:span></text:span>is<text:span text:style-name="Absatz-Standardschriftart"><text:span text:style-name="T24"> </text:span></text:span>in <text:span text:style-name="Absatz-Standardschriftart"><text:span text:style-name="T22">between</text:span></text:span><text:span text:style-name="Absatz-Standardschriftart"><text:span text:style-name="T44"> </text:span></text:span>0.10<text:span text:style-name="Absatz-Standardschriftart"><text:span text:style-name="T22"> </text:span></text:span>and<text:span text:style-name="Absatz-Standardschriftart"><text:span text:style-name="T22"> 0.12</text:span></text:span><text:span text:style-name="Absatz-Standardschriftart"><text:span text:style-name="T44"> </text:span></text:span>both <text:span text:style-name="Absatz-Standardschriftart"><text:span text:style-name="T22">inclusive.</text:span></text:span></text:p>
        </text:list-item>
        <text:list-item>
          <text:p text:style-name="P58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will <text:span text:style-name="Absatz-Standardschriftart"><text:span text:style-name="T44">give </text:span></text:span><text:span text:style-name="Absatz-Standardschriftart"><text:span text:style-name="T22">you</text:span></text:span><text:span text:style-name="Absatz-Standardschriftart"><text:span text:style-name="T24"> </text:span></text:span>the <text:span text:style-name="Absatz-Standardschriftart"><text:span text:style-name="T22">names</text:span></text:span><text:span text:style-name="Absatz-Standardschriftart"><text:span text:style-name="T44"> </text:span></text:span>and<text:span text:style-name="Absatz-Standardschriftart"><text:span text:style-name="T22"> cities</text:span></text:span><text:span text:style-name="Absatz-Standardschriftart"><text:span text:style-name="T44"> </text:span></text:span>of<text:span text:style-name="Absatz-Standardschriftart"><text:span text:style-name="T24"> </text:span></text:span>all <text:span text:style-name="Absatz-Standardschriftart"><text:span text:style-name="T22">salespeople</text:span></text:span><text:span text:style-name="Absatz-Standardschriftart"><text:span text:style-name="T24"> </text:span></text:span>in London<text:span text:style-name="Absatz-Standardschriftart"><text:span text:style-name="T24"> </text:span></text:span>with<text:span text:style-name="Absatz-Standardschriftart"><text:span text:style-name="T68"> </text:span></text:span><text:span text:style-name="Absatz-Standardschriftart"><text:span text:style-name="T22">commission </text:span></text:span><text:span text:style-name="Absatz-Standardschriftart"><text:span text:style-name="T44">above </text:span></text:span><text:span text:style-name="Absatz-Standardschriftart"><text:span text:style-name="T22">0.10</text:span></text:span></text:p>
        </text:list-item>
        <text:list-item>
          <text:p text:style-name="P30"><text:span text:style-name="Absatz-Standardschriftart"><text:span text:style-name="T22">What</text:span></text:span> will <text:span text:style-name="Absatz-Standardschriftart"><text:span text:style-name="T44">be</text:span></text:span> the<text:span text:style-name="Absatz-Standardschriftart"><text:span text:style-name="T24"> </text:span></text:span><text:span text:style-name="Absatz-Standardschriftart"><text:span text:style-name="T22">output</text:span></text:span><text:span text:style-name="Absatz-Standardschriftart"><text:span text:style-name="T44"> from</text:span></text:span><text:span text:style-name="Absatz-Standardschriftart"><text:span text:style-name="T46"> </text:span></text:span><text:span text:style-name="Absatz-Standardschriftart"><text:span text:style-name="T44">the</text:span></text:span> <text:span text:style-name="Absatz-Standardschriftart"><text:span text:style-name="T22">following</text:span></text:span><text:span text:style-name="Absatz-Standardschriftart"><text:span text:style-name="T44"> </text:span></text:span><text:span text:style-name="Absatz-Standardschriftart"><text:span text:style-name="T22">query?</text:span></text:span></text:p>
        </text:list-item>
        <text:list-item>
          <text:p text:style-name="P51"><text:span text:style-name="Absatz-Standardschriftart"><text:span text:style-name="T22">SELECT</text:span></text:span><text:span text:style-name="Absatz-Standardschriftart"><text:span text:style-name="T44"> </text:span></text:span>* <text:span text:style-name="Absatz-Standardschriftart"><text:span text:style-name="T44">FROM</text:span></text:span> <text:span text:style-name="Absatz-Standardschriftart"><text:span text:style-name="T44">ORDERS</text:span></text:span> <text:span text:style-name="Absatz-Standardschriftart"><text:span text:style-name="T22">WHERE</text:span></text:span><text:span text:style-name="Absatz-Standardschriftart"><text:span text:style-name="T46"> </text:span></text:span><text:span text:style-name="Absatz-Standardschriftart"><text:span text:style-name="T22">(AMT</text:span></text:span><text:span text:style-name="Absatz-Standardschriftart"><text:span text:style-name="T44"> </text:span></text:span>&lt; <text:span text:style-name="Absatz-Standardschriftart"><text:span text:style-name="T22">1000</text:span></text:span><text:span text:style-name="Absatz-Standardschriftart"><text:span text:style-name="T44"> </text:span></text:span>OR <text:span text:style-name="Absatz-Standardschriftart"><text:span text:style-name="T24">NOT</text:span></text:span><text:span text:style-name="Absatz-Standardschriftart"><text:span text:style-name="T44"> </text:span></text:span><text:span text:style-name="Absatz-Standardschriftart"><text:span text:style-name="T26">(ODATE</text:span></text:span><text:span text:style-name="Absatz-Standardschriftart"><text:span text:style-name="T44"> </text:span></text:span>=<text:span text:style-name="Absatz-Standardschriftart"><text:span text:style-name="T44"> </text:span></text:span><text:span text:style-name="Absatz-Standardschriftart"><text:span text:style-name="T22">10/03/1996</text:span></text:span> <text:span text:style-name="Absatz-Standardschriftart"><text:span text:style-name="T22">AND</text:span></text:span><text:span text:style-name="Absatz-Standardschriftart"><text:span text:style-name="T44"> </text:span></text:span><text:span text:style-name="Absatz-Standardschriftart"><text:span text:style-name="T22">CNUM</text:span></text:span><text:span text:style-name="Absatz-Standardschriftart"><text:span text:style-name="T44"> </text:span></text:span>&gt;<text:span text:style-name="Absatz-Standardschriftart"><text:span text:style-name="T69"> </text:span></text:span><text:span text:style-name="Absatz-Standardschriftart"><text:span text:style-name="T22">2003));</text:span></text:span></text:p>
        </text:list-item>
        <text:list-item>
          <text:p text:style-name="P30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<text:span text:style-name="Absatz-Standardschriftart"><text:span text:style-name="T22">selects</text:span></text:span><text:span text:style-name="Absatz-Standardschriftart"><text:span text:style-name="T44"> </text:span></text:span><text:span text:style-name="Absatz-Standardschriftart"><text:span text:style-name="T22">each customer’s</text:span></text:span> <text:span text:style-name="Absatz-Standardschriftart"><text:span text:style-name="T22">smallest</text:span></text:span><text:span text:style-name="Absatz-Standardschriftart"><text:span text:style-name="T44"> </text:span></text:span><text:span text:style-name="Absatz-Standardschriftart"><text:span text:style-name="T47">order.</text:span></text:span></text:p>
        </text:list-item>
        <text:list-item>
          <text:p text:style-name="P30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<text:span text:style-name="Absatz-Standardschriftart"><text:span text:style-name="T44"> </text:span></text:span><text:span text:style-name="Absatz-Standardschriftart"><text:span text:style-name="T22">selects</text:span></text:span><text:span text:style-name="Absatz-Standardschriftart"><text:span text:style-name="T44"> </text:span></text:span><text:span text:style-name="Absatz-Standardschriftart"><text:span text:style-name="T22">the</text:span></text:span><text:span text:style-name="Absatz-Standardschriftart"><text:span text:style-name="T49"> </text:span></text:span><text:span text:style-name="Absatz-Standardschriftart"><text:span text:style-name="T44">first</text:span></text:span> <text:span text:style-name="Absatz-Standardschriftart"><text:span text:style-name="T44">customer</text:span></text:span> in<text:span text:style-name="Absatz-Standardschriftart"><text:span text:style-name="T24"> </text:span></text:span><text:span text:style-name="Absatz-Standardschriftart"><text:span text:style-name="T22">alphabetical</text:span></text:span><text:span text:style-name="Absatz-Standardschriftart"><text:span text:style-name="T24"> </text:span></text:span><text:span text:style-name="Absatz-Standardschriftart"><text:span text:style-name="T44">order</text:span></text:span> <text:span text:style-name="Absatz-Standardschriftart"><text:span text:style-name="T22">whose</text:span></text:span><text:span text:style-name="Absatz-Standardschriftart"><text:span text:style-name="T44"> </text:span></text:span><text:span text:style-name="Absatz-Standardschriftart"><text:span text:style-name="T22">name</text:span></text:span> <text:span text:style-name="Absatz-Standardschriftart"><text:span text:style-name="T22">begins</text:span></text:span> with<text:span text:style-name="Absatz-Standardschriftart"><text:span text:style-name="T64"> </text:span></text:span><text:span text:style-name="Absatz-Standardschriftart"><text:span text:style-name="T56">‘G’.</text:span></text:span></text:p>
        </text:list-item>
        <text:list-item>
          <text:p text:style-name="P30"><text:span text:style-name="Absatz-Standardschriftart"><text:span text:style-name="T44">Write</text:span></text:span> a <text:span text:style-name="Absatz-Standardschriftart"><text:span text:style-name="T22">query</text:span></text:span> <text:span text:style-name="Absatz-Standardschriftart"><text:span text:style-name="T22">that</text:span></text:span> <text:span text:style-name="Absatz-Standardschriftart"><text:span text:style-name="T44">counts </text:span></text:span><text:span text:style-name="Absatz-Standardschriftart"><text:span text:style-name="T22">the</text:span></text:span> <text:span text:style-name="Absatz-Standardschriftart"><text:span text:style-name="T22">number</text:span></text:span><text:span text:style-name="Absatz-Standardschriftart"><text:span text:style-name="T44"> </text:span></text:span>of <text:span text:style-name="Absatz-Standardschriftart"><text:span text:style-name="T44">different </text:span></text:span><text:span text:style-name="Absatz-Standardschriftart"><text:span text:style-name="T22">not</text:span></text:span><text:span text:style-name="Absatz-Standardschriftart"><text:span text:style-name="T44"> </text:span></text:span><text:span text:style-name="Absatz-Standardschriftart"><text:span text:style-name="T22">NULL</text:span></text:span> <text:span text:style-name="Absatz-Standardschriftart"><text:span text:style-name="T22">city values</text:span></text:span><text:span text:style-name="Absatz-Standardschriftart"><text:span text:style-name="T46"> </text:span></text:span>in<text:span text:style-name="Absatz-Standardschriftart"><text:span text:style-name="T22"> </text:span></text:span><text:span text:style-name="Absatz-Standardschriftart"><text:span text:style-name="T44">the</text:span></text:span> <text:span text:style-name="Absatz-Standardschriftart"><text:span text:style-name="T44">Customers</text:span></text:span> <text:span text:style-name="Absatz-Standardschriftart"><text:span text:style-name="T22">table.</text:span></text:span></text:p>
        </text:list-item>
        <text:list-item>
          <text:p text:style-name="P24"><text:span text:style-name="Absatz-Standardschriftart"><text:span text:style-name="T22">Find the</text:span></text:span> <text:span text:style-name="Absatz-Standardschriftart"><text:span text:style-name="T24">average</text:span></text:span> <text:span text:style-name="Absatz-Standardschriftart"><text:span text:style-name="T44">amount</text:span></text:span> <text:span text:style-name="Absatz-Standardschriftart"><text:span text:style-name="T44">from </text:span></text:span><text:span text:style-name="Absatz-Standardschriftart"><text:span text:style-name="T22">the</text:span></text:span><text:span text:style-name="Absatz-Standardschriftart"><text:span text:style-name="T44"> Orders </text:span></text:span><text:span text:style-name="Absatz-Standardschriftart"><text:span text:style-name="T22">table.</text:span></text:span></text:p>
        </text:list-item>
        <text:list-item>
          <text:p text:style-name="P24"><text:span text:style-name="Absatz-Standardschriftart"><text:span text:style-name="T22">What</text:span></text:span> <text:span text:style-name="Absatz-Standardschriftart"><text:span text:style-name="T22">would </text:span></text:span>be <text:span text:style-name="Absatz-Standardschriftart"><text:span text:style-name="T22">the</text:span></text:span><text:span text:style-name="Absatz-Standardschriftart"><text:span text:style-name="T44"> </text:span></text:span><text:span text:style-name="Absatz-Standardschriftart"><text:span text:style-name="T22">output</text:span></text:span><text:span text:style-name="Absatz-Standardschriftart"><text:span text:style-name="T44"> from</text:span></text:span><text:span text:style-name="Absatz-Standardschriftart"><text:span text:style-name="T22"> </text:span></text:span>the <text:span text:style-name="Absatz-Standardschriftart"><text:span text:style-name="T22">following</text:span></text:span><text:span text:style-name="Absatz-Standardschriftart"><text:span text:style-name="T44"> </text:span></text:span><text:span text:style-name="Absatz-Standardschriftart"><text:span text:style-name="T22">query?</text:span></text:span></text:p>
        </text:list-item>
        <text:list-item>
          <text:p text:style-name="P30"><text:span text:style-name="Absatz-Standardschriftart"><text:span text:style-name="T22">SELECT*FROM ORDERS</text:span></text:span><text:span text:style-name="Absatz-Standardschriftart"><text:span text:style-name="T24"> </text:span></text:span><text:span text:style-name="Absatz-Standardschriftart"><text:span text:style-name="T22">WHERE</text:span></text:span><text:span text:style-name="Absatz-Standardschriftart"><text:span text:style-name="T46"> </text:span></text:span><text:span text:style-name="Absatz-Standardschriftart"><text:span text:style-name="T24">NOT</text:span></text:span><text:span text:style-name="Absatz-Standardschriftart"><text:span text:style-name="T70"> </text:span></text:span><text:span text:style-name="Absatz-Standardschriftart"><text:span text:style-name="T22">(Odate</text:span></text:span><text:span text:style-name="Absatz-Standardschriftart"><text:span text:style-name="T44"> =10/03/1996</text:span></text:span> OR<text:span text:style-name="Absatz-Standardschriftart"><text:span text:style-name="T44"> </text:span></text:span><text:span text:style-name="Absatz-Standardschriftart"><text:span text:style-name="T22">Snum&gt;1006)</text:span></text:span> <text:span text:style-name="Absatz-Standardschriftart"><text:span text:style-name="T22">AND</text:span></text:span><text:span text:style-name="Absatz-Standardschriftart"><text:span text:style-name="T44"> </text:span></text:span><text:span text:style-name="Absatz-Standardschriftart"><text:span text:style-name="T22">amt.</text:span></text:span> <text:span text:style-name="Absatz-Standardschriftart"><text:span text:style-name="T44">&gt;=1500);</text:span></text:span></text:p>
        </text:list-item>
        <text:list-item>
          <text:p text:style-name="P59"><text:span text:style-name="Absatz-Standardschriftart"><text:span text:style-name="T22">Find </text:span></text:span>all <text:span text:style-name="Absatz-Standardschriftart"><text:span text:style-name="T44">customers </text:span></text:span>who<text:span text:style-name="Absatz-Standardschriftart"><text:span text:style-name="T44"> </text:span></text:span><text:span text:style-name="Absatz-Standardschriftart"><text:span text:style-name="T22">are</text:span></text:span><text:span text:style-name="Absatz-Standardschriftart"><text:span text:style-name="T26"> </text:span></text:span>not <text:span text:style-name="Absatz-Standardschriftart"><text:span text:style-name="T44">located</text:span></text:span> in<text:span text:style-name="Absatz-Standardschriftart"><text:span text:style-name="T22"> </text:span></text:span>San<text:span text:style-name="Absatz-Standardschriftart"><text:span text:style-name="T26"> </text:span></text:span>Jose<text:span text:style-name="Absatz-Standardschriftart"><text:span text:style-name="T44"> </text:span></text:span>&amp;<text:span text:style-name="Absatz-Standardschriftart"><text:span text:style-name="T44"> </text:span></text:span><text:span text:style-name="Absatz-Standardschriftart"><text:span text:style-name="T22">whose</text:span></text:span><text:span text:style-name="Absatz-Standardschriftart"><text:span text:style-name="T46"> </text:span></text:span><text:span text:style-name="Absatz-Standardschriftart"><text:span text:style-name="T44">rating</text:span></text:span><text:span text:style-name="Absatz-Standardschriftart"><text:span text:style-name="T22"> </text:span></text:span>is<text:span text:style-name="Absatz-Standardschriftart"><text:span text:style-name="T24"> </text:span></text:span><text:span text:style-name="Absatz-Standardschriftart"><text:span text:style-name="T44">above</text:span></text:span> <text:span text:style-name="Absatz-Standardschriftart"><text:span text:style-name="T22">200.</text:span></text:span></text:p>
        </text:list-item>
        <text:list-item>
          <text:p text:style-name="P30"><text:span text:style-name="Absatz-Standardschriftart"><text:span text:style-name="T22">Give</text:span></text:span> a<text:span text:style-name="Absatz-Standardschriftart"><text:span text:style-name="T24"> </text:span></text:span><text:span text:style-name="Absatz-Standardschriftart"><text:span text:style-name="T22">simpler</text:span></text:span><text:span text:style-name="Absatz-Standardschriftart"><text:span text:style-name="T44"> </text:span></text:span><text:span text:style-name="Absatz-Standardschriftart"><text:span text:style-name="T24">way</text:span></text:span> <text:span text:style-name="Absatz-Standardschriftart"><text:span text:style-name="T44">to</text:span></text:span><text:span text:style-name="Absatz-Standardschriftart"><text:span text:style-name="T22"> write</text:span></text:span><text:span text:style-name="Absatz-Standardschriftart"><text:span text:style-name="T44"> </text:span></text:span><text:span text:style-name="Absatz-Standardschriftart"><text:span text:style-name="T22">this</text:span></text:span> <text:span text:style-name="Absatz-Standardschriftart"><text:span text:style-name="T22">query:</text:span></text:span></text:p>
        </text:list-item>
        <text:list-item>
          <text:p text:style-name="P30"><text:span text:style-name="Absatz-Standardschriftart"><text:span text:style-name="T22">SELECT</text:span></text:span> <text:span text:style-name="Absatz-Standardschriftart"><text:span text:style-name="T22">Snum,</text:span></text:span> <text:span text:style-name="Absatz-Standardschriftart"><text:span text:style-name="T22">Sname,</text:span></text:span> <text:span text:style-name="Absatz-Standardschriftart"><text:span text:style-name="T26">city,</text:span></text:span><text:span text:style-name="Absatz-Standardschriftart"><text:span text:style-name="T44"> </text:span></text:span><text:span text:style-name="Absatz-Standardschriftart"><text:span text:style-name="T22">Comm</text:span></text:span><text:span text:style-name="Absatz-Standardschriftart"><text:span text:style-name="T44"> FROM</text:span></text:span> <text:span text:style-name="Absatz-Standardschriftart"><text:span text:style-name="T22">salespeople</text:span></text:span><text:span text:style-name="Absatz-Standardschriftart"><text:span text:style-name="T44"> </text:span></text:span>WHERE<text:span text:style-name="Absatz-Standardschriftart"><text:span text:style-name="T44"> </text:span></text:span><text:span text:style-name="Absatz-Standardschriftart"><text:span text:style-name="T22">(Comm&gt;0.12</text:span></text:span> and<text:span text:style-name="Absatz-Standardschriftart"><text:span text:style-name="T22"> Comm &lt;0.14);</text:span></text:span></text:p>
        </text:list-item>
        <text:list-item>
          <text:p text:style-name="P60"><text:span text:style-name="Absatz-Standardschriftart"><text:span text:style-name="T22">Which</text:span></text:span> <text:span text:style-name="Absatz-Standardschriftart"><text:span text:style-name="T22">salespeople</text:span></text:span><text:span text:style-name="Absatz-Standardschriftart"><text:span text:style-name="T24"> </text:span></text:span><text:span text:style-name="Absatz-Standardschriftart"><text:span text:style-name="T44">attend</text:span></text:span><text:span text:style-name="Absatz-Standardschriftart"><text:span text:style-name="T22"> </text:span></text:span><text:span text:style-name="Absatz-Standardschriftart"><text:span text:style-name="T44">to</text:span></text:span><text:span text:style-name="Absatz-Standardschriftart"><text:span text:style-name="T46"> </text:span></text:span><text:span text:style-name="Absatz-Standardschriftart"><text:span text:style-name="T44">customers</text:span></text:span> <text:span text:style-name="Absatz-Standardschriftart"><text:span text:style-name="T22">not</text:span></text:span> in<text:span text:style-name="Absatz-Standardschriftart"><text:span text:style-name="T24"> </text:span></text:span>the <text:span text:style-name="Absatz-Standardschriftart"><text:span text:style-name="T22">city they</text:span></text:span> <text:span text:style-name="Absatz-Standardschriftart"><text:span text:style-name="T44">have</text:span></text:span> <text:span text:style-name="Absatz-Standardschriftart"><text:span text:style-name="T22">been assigned</text:span></text:span> <text:span text:style-name="Absatz-Standardschriftart"><text:span text:style-name="T24">to?</text:span></text:span></text:p>
        </text:list-item>
        <text:list-item>
          <text:p text:style-name="P30"><text:span text:style-name="Absatz-Standardschriftart"><text:span text:style-name="T22">Which</text:span></text:span> <text:span text:style-name="Absatz-Standardschriftart"><text:span text:style-name="T22">salespeople</text:span></text:span><text:span text:style-name="Absatz-Standardschriftart"><text:span text:style-name="T24"> </text:span></text:span><text:span text:style-name="Absatz-Standardschriftart"><text:span text:style-name="T22">get</text:span></text:span><text:span text:style-name="Absatz-Standardschriftart"><text:span text:style-name="T44"> </text:span></text:span><text:span text:style-name="Absatz-Standardschriftart"><text:span text:style-name="T22">commission </text:span></text:span><text:span text:style-name="Absatz-Standardschriftart"><text:span text:style-name="T44">greater</text:span></text:span> than<text:span text:style-name="Absatz-Standardschriftart"><text:span text:style-name="T24"> </text:span></text:span><text:span text:style-name="Absatz-Standardschriftart"><text:span text:style-name="T22">0.11</text:span></text:span> <text:span text:style-name="Absatz-Standardschriftart"><text:span text:style-name="T22">and </text:span></text:span>serving<text:span text:style-name="Absatz-Standardschriftart"><text:span text:style-name="T22"> </text:span></text:span><text:span text:style-name="Absatz-Standardschriftart"><text:span text:style-name="T44">customers</text:span></text:span> <text:span text:style-name="Absatz-Standardschriftart"><text:span text:style-name="T24">rated </text:span></text:span>less <text:span text:style-name="Absatz-Standardschriftart"><text:span text:style-name="T22">than</text:span></text:span><text:span text:style-name="Absatz-Standardschriftart"><text:span text:style-name="T26"> </text:span></text:span><text:span text:style-name="Absatz-Standardschriftart"><text:span text:style-name="T22">250?</text:span></text:span></text:p>
        </text:list-item>
        <text:list-item>
          <text:p text:style-name="P61"><text:span text:style-name="Absatz-Standardschriftart"><text:span text:style-name="T22">Which</text:span></text:span> <text:span text:style-name="Absatz-Standardschriftart"><text:span text:style-name="T22">salespeople</text:span></text:span><text:span text:style-name="Absatz-Standardschriftart"><text:span text:style-name="T24"> </text:span></text:span><text:span text:style-name="Absatz-Standardschriftart"><text:span text:style-name="T44">have</text:span></text:span> <text:span text:style-name="Absatz-Standardschriftart"><text:span text:style-name="T22">been</text:span></text:span> <text:span text:style-name="Absatz-Standardschriftart"><text:span text:style-name="T22">assigned</text:span></text:span> <text:span text:style-name="Absatz-Standardschriftart"><text:span text:style-name="T24">to</text:span></text:span><text:span text:style-name="Absatz-Standardschriftart"><text:span text:style-name="T46"> </text:span></text:span><text:span text:style-name="Absatz-Standardschriftart"><text:span text:style-name="T44">the</text:span></text:span> <text:span text:style-name="Absatz-Standardschriftart"><text:span text:style-name="T22">same</text:span></text:span><text:span text:style-name="Absatz-Standardschriftart"><text:span text:style-name="T44"> </text:span></text:span><text:span text:style-name="Absatz-Standardschriftart"><text:span text:style-name="T22">city</text:span></text:span> <text:span text:style-name="Absatz-Standardschriftart"><text:span text:style-name="T22">but</text:span></text:span> <text:span text:style-name="Absatz-Standardschriftart"><text:span text:style-name="T44">get</text:span></text:span> <text:span text:style-name="Absatz-Standardschriftart"><text:span text:style-name="T44">different</text:span></text:span><text:span text:style-name="Absatz-Standardschriftart"><text:span text:style-name="T57"> </text:span></text:span><text:span text:style-name="Absatz-Standardschriftart"><text:span text:style-name="T44">commission</text:span></text:span><text:span text:style-name="Absatz-Standardschriftart"><text:span text:style-name="T66"> </text:span></text:span><text:span text:style-name="Absatz-Standardschriftart"><text:span text:style-name="T44">percentages?</text:span></text:span></text:p>
        </text:list-item>
        <text:list-item>
          <text:p text:style-name="P62"><text:span text:style-name="Absatz-Standardschriftart"><text:span text:style-name="T22">Which</text:span></text:span> <text:span text:style-name="Absatz-Standardschriftart"><text:span text:style-name="T22">salesperson </text:span></text:span>has<text:span text:style-name="Absatz-Standardschriftart"><text:span text:style-name="T44"> </text:span></text:span><text:span text:style-name="Absatz-Standardschriftart"><text:span text:style-name="T22">earned</text:span></text:span> the<text:span text:style-name="Absatz-Standardschriftart"><text:span text:style-name="T44"> </text:span></text:span><text:span text:style-name="Absatz-Standardschriftart"><text:span text:style-name="T22">most</text:span></text:span><text:span text:style-name="Absatz-Standardschriftart"><text:span text:style-name="T44"> </text:span></text:span><text:span text:style-name="Absatz-Standardschriftart"><text:span text:style-name="T22">by</text:span></text:span><text:span text:style-name="Absatz-Standardschriftart"><text:span text:style-name="T44"> </text:span></text:span><text:span text:style-name="Absatz-Standardschriftart"><text:span text:style-name="T24">way</text:span></text:span><text:span text:style-name="Absatz-Standardschriftart"><text:span text:style-name="T44"> </text:span></text:span>of <text:span text:style-name="Absatz-Standardschriftart"><text:span text:style-name="T44">commission?</text:span></text:span></text:p>
        </text:list-item>
        <text:list-item>
          <text:p text:style-name="P62"><text:span text:style-name="Absatz-Standardschriftart"><text:span text:style-name="T22">Does</text:span></text:span><text:span text:style-name="Absatz-Standardschriftart"><text:span text:style-name="T46"> </text:span></text:span><text:span text:style-name="Absatz-Standardschriftart"><text:span text:style-name="T22">the</text:span></text:span> <text:span text:style-name="Absatz-Standardschriftart"><text:span text:style-name="T44">customer </text:span></text:span>who<text:span text:style-name="Absatz-Standardschriftart"><text:span text:style-name="T44"> </text:span></text:span><text:span text:style-name="Absatz-Standardschriftart"><text:span text:style-name="T22">has</text:span></text:span> <text:span text:style-name="Absatz-Standardschriftart"><text:span text:style-name="T22">placed</text:span></text:span> <text:span text:style-name="Absatz-Standardschriftart"><text:span text:style-name="T44">the </text:span></text:span><text:span text:style-name="Absatz-Standardschriftart"><text:span text:style-name="T22">maximum</text:span></text:span><text:span text:style-name="Absatz-Standardschriftart"><text:span text:style-name="T46"> </text:span></text:span><text:span text:style-name="Absatz-Standardschriftart"><text:span text:style-name="T22">number</text:span></text:span><text:span text:style-name="Absatz-Standardschriftart"><text:span text:style-name="T44"> </text:span></text:span>of<text:span text:style-name="Absatz-Standardschriftart"><text:span text:style-name="T44"> orders</text:span></text:span> <text:span text:style-name="Absatz-Standardschriftart"><text:span text:style-name="T24">have</text:span></text:span> <text:span text:style-name="Absatz-Standardschriftart"><text:span text:style-name="T22">the</text:span></text:span><text:span text:style-name="Absatz-Standardschriftart"><text:span text:style-name="T44"> maximum</text:span></text:span><text:span text:style-name="Absatz-Standardschriftart"><text:span text:style-name="T46"> </text:span></text:span><text:span text:style-name="Absatz-Standardschriftart"><text:span text:style-name="T44">rating?</text:span></text:span></text:p>
        </text:list-item>
        <text:list-item>
          <text:p text:style-name="P63"><text:soft-page-break/><text:span text:style-name="Absatz-Standardschriftart"><text:span text:style-name="T22">Has</text:span></text:span> <text:span text:style-name="Absatz-Standardschriftart"><text:span text:style-name="T22">the</text:span></text:span> <text:span text:style-name="Absatz-Standardschriftart"><text:span text:style-name="T44">customer</text:span></text:span><text:span text:style-name="Absatz-Standardschriftart"><text:span text:style-name="T24"> </text:span></text:span><text:span text:style-name="Absatz-Standardschriftart"><text:span text:style-name="T44">who</text:span></text:span><text:span text:style-name="Absatz-Standardschriftart"><text:span text:style-name="T46"> </text:span></text:span>has<text:span text:style-name="Absatz-Standardschriftart"><text:span text:style-name="T44"> </text:span></text:span><text:span text:style-name="Absatz-Standardschriftart"><text:span text:style-name="T22">spent</text:span></text:span> the <text:span text:style-name="Absatz-Standardschriftart"><text:span text:style-name="T44">l</text:span></text:span><text:span text:style-name="Absatz-Standardschriftart"><text:span text:style-name="T44">argest </text:span></text:span><text:span text:style-name="Absatz-Standardschriftart"><text:span text:style-name="T22">amount</text:span></text:span><text:span text:style-name="Absatz-Standardschriftart"><text:span text:style-name="T44"> </text:span></text:span><text:span text:style-name="Absatz-Standardschriftart"><text:span text:style-name="T22">of</text:span></text:span> <text:span text:style-name="Absatz-Standardschriftart"><text:span text:style-name="T22">money</text:span></text:span> <text:span text:style-name="Absatz-Standardschriftart"><text:span text:style-name="T22">been given</text:span></text:span> the<text:span text:style-name="Absatz-Standardschriftart"><text:span text:style-name="T44"> </text:span></text:span><text:span text:style-name="Absatz-Standardschriftart"><text:span text:style-name="T22">highest</text:span></text:span> <text:span text:style-name="Absatz-Standardschriftart"><text:span text:style-name="T44">rating?</text:span></text:span></text:p>
        </text:list-item>
        <text:list-item>
          <text:p text:style-name="P63"><text:span text:style-name="Absatz-Standardschriftart"><text:span text:style-name="T22">List</text:span></text:span> all<text:span text:style-name="Absatz-Standardschriftart"><text:span text:style-name="T24"> </text:span></text:span><text:span text:style-name="Absatz-Standardschriftart"><text:span text:style-name="T44">customers</text:span></text:span> in <text:span text:style-name="Absatz-Standardschriftart"><text:span text:style-name="T22">descending order</text:span></text:span><text:span text:style-name="Absatz-Standardschriftart"><text:span text:style-name="T44"> </text:span></text:span>of <text:span text:style-name="Absatz-Standardschriftart"><text:span text:style-name="T44">customer</text:span></text:span><text:span text:style-name="Absatz-Standardschriftart"><text:span text:style-name="T24"> </text:span></text:span><text:span text:style-name="Absatz-Standardschriftart"><text:span text:style-name="T44">rating.</text:span></text:span></text:p>
        </text:list-item>
        <text:list-item>
          <text:p text:style-name="P63">On which<text:span text:style-name="Absatz-Standardschriftart"><text:span text:style-name="T22"> </text:span></text:span><text:span text:style-name="Absatz-Standardschriftart"><text:span text:style-name="T44">days</text:span></text:span> has<text:span text:style-name="Absatz-Standardschriftart"><text:span text:style-name="T24"> </text:span></text:span><text:span text:style-name="Absatz-Standardschriftart"><text:span text:style-name="T44">Hoffman</text:span></text:span><text:span text:style-name="Absatz-Standardschriftart"><text:span text:style-name="T22"> placed</text:span></text:span> <text:span text:style-name="Absatz-Standardschriftart"><text:span text:style-name="T44">orders?</text:span></text:span></text:p>
        </text:list-item>
        <text:list-item>
          <text:p text:style-name="P63">Do<text:span text:style-name="Absatz-Standardschriftart"><text:span text:style-name="T22"> </text:span></text:span>all <text:span text:style-name="Absatz-Standardschriftart"><text:span text:style-name="T22">salespeople</text:span></text:span> <text:span text:style-name="Absatz-Standardschriftart"><text:span text:style-name="T44">have</text:span></text:span> <text:span text:style-name="Absatz-Standardschriftart"><text:span text:style-name="T44">different</text:span></text:span> <text:span text:style-name="Absatz-Standardschriftart"><text:span text:style-name="T44">commissions?</text:span></text:span></text:p>
        </text:list-item>
        <text:list-item>
          <text:p text:style-name="P63"><text:span text:style-name="Absatz-Standardschriftart"><text:span text:style-name="T22">Which</text:span></text:span> <text:span text:style-name="Absatz-Standardschriftart"><text:span text:style-name="T22">salespeople</text:span></text:span><text:span text:style-name="Absatz-Standardschriftart"><text:span text:style-name="T24"> </text:span></text:span><text:span text:style-name="Absatz-Standardschriftart"><text:span text:style-name="T44">have</text:span></text:span> <text:span text:style-name="Absatz-Standardschriftart"><text:span text:style-name="T44">no</text:span></text:span><text:span text:style-name="Absatz-Standardschriftart"><text:span text:style-name="T22"> </text:span></text:span><text:span text:style-name="Absatz-Standardschriftart"><text:span text:style-name="T44">orders</text:span></text:span><text:span text:style-name="Absatz-Standardschriftart"><text:span text:style-name="T46"> </text:span></text:span><text:span text:style-name="Absatz-Standardschriftart"><text:span text:style-name="T44">between</text:span></text:span> <text:span text:style-name="Absatz-Standardschriftart"><text:span text:style-name="T22">10/03/1996</text:span></text:span> and<text:span text:style-name="Absatz-Standardschriftart"><text:span text:style-name="T24"> </text:span></text:span><text:span text:style-name="Absatz-Standardschriftart"><text:span text:style-name="T22">10/05/1996?</text:span></text:span></text:p>
        </text:list-item>
        <text:list-item>
          <text:p text:style-name="P63">How<text:span text:style-name="Absatz-Standardschriftart"><text:span text:style-name="T44"> many</text:span></text:span> <text:span text:style-name="Absatz-Standardschriftart"><text:span text:style-name="T22">salespersons</text:span></text:span> <text:span text:style-name="Absatz-Standardschriftart"><text:span text:style-name="T24">have</text:span></text:span> <text:span text:style-name="Absatz-Standardschriftart"><text:span text:style-name="T22">succeeded</text:span></text:span> in<text:span text:style-name="Absatz-Standardschriftart"><text:span text:style-name="T22"> </text:span></text:span><text:span text:style-name="Absatz-Standardschriftart"><text:span text:style-name="T44">getting</text:span></text:span><text:span text:style-name="Absatz-Standardschriftart"><text:span text:style-name="T24"> </text:span></text:span><text:span text:style-name="Absatz-Standardschriftart"><text:span text:style-name="T44">orders?</text:span></text:span></text:p>
        </text:list-item>
        <text:list-item>
          <text:p text:style-name="P63">How<text:span text:style-name="Absatz-Standardschriftart"><text:span text:style-name="T44"> many</text:span></text:span> <text:span text:style-name="Absatz-Standardschriftart"><text:span text:style-name="T44">customers</text:span></text:span> <text:span text:style-name="Absatz-Standardschriftart"><text:span text:style-name="T44">have</text:span></text:span><text:span text:style-name="Absatz-Standardschriftart"><text:span text:style-name="T26"> </text:span></text:span><text:span text:style-name="Absatz-Standardschriftart"><text:span text:style-name="T22">placed</text:span></text:span> <text:span text:style-name="Absatz-Standardschriftart"><text:span text:style-name="T44">orders?</text:span></text:span></text:p>
        </text:list-item>
        <text:list-item>
          <text:p text:style-name="P65">On which<text:span text:style-name="Absatz-Standardschriftart"><text:span text:style-name="T22"> </text:span></text:span><text:span text:style-name="Absatz-Standardschriftart"><text:span text:style-name="T44">date </text:span></text:span>has <text:span text:style-name="Absatz-Standardschriftart"><text:span text:style-name="T22">each salesperson </text:span></text:span><text:span text:style-name="Absatz-Standardschriftart"><text:span text:style-name="T44">booked</text:span></text:span> an<text:span text:style-name="Absatz-Standardschriftart"><text:span text:style-name="T24"> </text:span></text:span><text:span text:style-name="Absatz-Standardschriftart"><text:span text:style-name="T44">order </text:span></text:span>of<text:span text:style-name="Absatz-Standardschriftart"><text:span text:style-name="T44"> </text:span></text:span><text:span text:style-name="Absatz-Standardschriftart"><text:span text:style-name="T22">maximum</text:span></text:span><text:span text:style-name="Absatz-Standardschriftart"><text:span text:style-name="T26"> </text:span></text:span><text:span text:style-name="Absatz-Standardschriftart"><text:span text:style-name="T22">value?</text:span></text:span></text:p>
        </text:list-item>
        <text:list-item>
          <text:p text:style-name="P62">Who is<text:span text:style-name="Absatz-Standardschriftart"><text:span text:style-name="T24"> </text:span></text:span><text:span text:style-name="Absatz-Standardschriftart"><text:span text:style-name="T22">the</text:span></text:span><text:span text:style-name="Absatz-Standardschriftart"><text:span text:style-name="T44"> </text:span></text:span><text:span text:style-name="Absatz-Standardschriftart"><text:span text:style-name="T22">most</text:span></text:span><text:span text:style-name="Absatz-Standardschriftart"><text:span text:style-name="T44"> </text:span></text:span><text:span text:style-name="Absatz-Standardschriftart"><text:span text:style-name="T22">successful</text:span></text:span> <text:span text:style-name="Absatz-Standardschriftart"><text:span text:style-name="T22">salesperson?</text:span></text:span></text:p>
        </text:list-item>
        <text:list-item>
          <text:p text:style-name="P62">Who is<text:span text:style-name="Absatz-Standardschriftart"><text:span text:style-name="T24"> </text:span></text:span><text:span text:style-name="Absatz-Standardschriftart"><text:span text:style-name="T22">the</text:span></text:span><text:span text:style-name="Absatz-Standardschriftart"><text:span text:style-name="T44"> worst</text:span></text:span><text:span text:style-name="Absatz-Standardschriftart"><text:span text:style-name="T22"> </text:span></text:span><text:span text:style-name="Absatz-Standardschriftart"><text:span text:style-name="T44">customer </text:span></text:span>with <text:span text:style-name="Absatz-Standardschriftart"><text:span text:style-name="T22">respect</text:span></text:span><text:span text:style-name="Absatz-Standardschriftart"><text:span text:style-name="T44"> </text:span></text:span><text:span text:style-name="Absatz-Standardschriftart"><text:span text:style-name="T22">to the</text:span></text:span><text:span text:style-name="Absatz-Standardschriftart"><text:span text:style-name="T44"> company?</text:span></text:span></text:p>
        </text:list-item>
        <text:list-item>
          <text:p text:style-name="P66"><text:span text:style-name="Absatz-Standardschriftart"><text:span text:style-name="T44">Are</text:span></text:span> all<text:span text:style-name="Absatz-Standardschriftart"><text:span text:style-name="T22"> </text:span></text:span><text:span text:style-name="Absatz-Standardschriftart"><text:span text:style-name="T44">customers</text:span></text:span> <text:span text:style-name="Absatz-Standardschriftart"><text:span text:style-name="T22">not</text:span></text:span> <text:span text:style-name="Absatz-Standardschriftart"><text:span text:style-name="T44">having</text:span></text:span><text:span text:style-name="Absatz-Standardschriftart"><text:span text:style-name="T22"> placed</text:span></text:span> <text:span text:style-name="Absatz-Standardschriftart"><text:span text:style-name="T44">orders</text:span></text:span> <text:span text:style-name="Absatz-Standardschriftart"><text:span text:style-name="T44">greater </text:span></text:span><text:span text:style-name="Absatz-Standardschriftart"><text:span text:style-name="T22">than 200</text:span></text:span> <text:span text:style-name="Absatz-Standardschriftart"><text:span text:style-name="T44">totally</text:span></text:span> <text:span text:style-name="Absatz-Standardschriftart"><text:span text:style-name="T22">been</text:span></text:span> <text:span text:style-name="Absatz-Standardschriftart"><text:span text:style-name="T22">serviced</text:span></text:span><text:span text:style-name="Absatz-Standardschriftart"><text:span text:style-name="T44"> </text:span></text:span><text:span text:style-name="Absatz-Standardschriftart"><text:span text:style-name="T22">by</text:span></text:span> <text:span text:style-name="Absatz-Standardschriftart"><text:span text:style-name="T22">salesperson</text:span></text:span><text:span text:style-name="Absatz-Standardschriftart"><text:span text:style-name="T67"> </text:span></text:span><text:span text:style-name="Absatz-Standardschriftart"><text:span text:style-name="T22">Peel</text:span></text:span><text:span text:style-name="Absatz-Standardschriftart"><text:span text:style-name="T44"> </text:span></text:span>or <text:span text:style-name="Absatz-Standardschriftart"><text:span text:style-name="T44">Serres?</text:span></text:span></text:p>
        </text:list-item>
        <text:list-item>
          <text:p text:style-name="P63"><text:span text:style-name="Absatz-Standardschriftart"><text:span text:style-name="T22">Which</text:span></text:span> <text:span text:style-name="Absatz-Standardschriftart"><text:span text:style-name="T44">customers</text:span></text:span> <text:span text:style-name="Absatz-Standardschriftart"><text:span text:style-name="T44">have </text:span></text:span>the<text:span text:style-name="Absatz-Standardschriftart"><text:span text:style-name="T44"> </text:span></text:span>same<text:span text:style-name="Absatz-Standardschriftart"><text:span text:style-name="T44"> rating?</text:span></text:span></text:p>
        </text:list-item>
        <text:list-item>
          <text:p text:style-name="P63"><text:span text:style-name="Absatz-Standardschriftart"><text:span text:style-name="T22">Find </text:span></text:span>all <text:span text:style-name="Absatz-Standardschriftart"><text:span text:style-name="T44">orders</text:span></text:span> <text:span text:style-name="Absatz-Standardschriftart"><text:span text:style-name="T44">greater</text:span></text:span><text:span text:style-name="Absatz-Standardschriftart"><text:span text:style-name="T24"> </text:span></text:span><text:span text:style-name="Absatz-Standardschriftart"><text:span text:style-name="T22">than</text:span></text:span><text:span text:style-name="Absatz-Standardschriftart"><text:span text:style-name="T26"> </text:span></text:span><text:span text:style-name="Absatz-Standardschriftart"><text:span text:style-name="T22">the</text:span></text:span> <text:span text:style-name="Absatz-Standardschriftart"><text:span text:style-name="T24">average</text:span></text:span> <text:span text:style-name="Absatz-Standardschriftart"><text:span text:style-name="T44">for</text:span></text:span><text:span text:style-name="Absatz-Standardschriftart"><text:span text:style-name="T24"> </text:span></text:span><text:span text:style-name="Absatz-Standardschriftart"><text:span text:style-name="T22">October</text:span></text:span><text:span text:style-name="Absatz-Standardschriftart"><text:span text:style-name="T24"> </text:span></text:span><text:span text:style-name="Absatz-Standardschriftart"><text:span text:style-name="T22">4th.</text:span></text:span></text:p>
        </text:list-item>
        <text:list-item>
          <text:p text:style-name="P63"><text:span text:style-name="Absatz-Standardschriftart"><text:span text:style-name="T22">Which</text:span></text:span> <text:span text:style-name="Absatz-Standardschriftart"><text:span text:style-name="T44">customers</text:span></text:span> <text:span text:style-name="Absatz-Standardschriftart"><text:span text:style-name="T44">have </text:span></text:span><text:span text:style-name="Absatz-Standardschriftart"><text:span text:style-name="T22">above</text:span></text:span> <text:span text:style-name="Absatz-Standardschriftart"><text:span text:style-name="T24">aver</text:span></text:span><text:span text:style-name="Absatz-Standardschriftart"><text:span text:style-name="T24">age</text:span></text:span><text:span text:style-name="Absatz-Standardschriftart"><text:span text:style-name="T44"> orders?</text:span></text:span></text:p>
        </text:list-item>
        <text:list-item>
          <text:p text:style-name="P63"><text:span text:style-name="Absatz-Standardschriftart"><text:span text:style-name="T22">List</text:span></text:span> all<text:span text:style-name="Absatz-Standardschriftart"><text:span text:style-name="T24"> </text:span></text:span><text:span text:style-name="Absatz-Standardschriftart"><text:span text:style-name="T44">customers</text:span></text:span> with<text:span text:style-name="Absatz-Standardschriftart"><text:span text:style-name="T24"> </text:span></text:span><text:span text:style-name="Absatz-Standardschriftart"><text:span text:style-name="T44">ratings</text:span></text:span> <text:span text:style-name="Absatz-Standardschriftart"><text:span text:style-name="T22">above</text:span></text:span> <text:span text:style-name="Absatz-Standardschriftart"><text:span text:style-name="T22">San Jose’s</text:span></text:span> <text:span text:style-name="Absatz-Standardschriftart"><text:span text:style-name="T24">average.</text:span></text:span></text:p>
        </text:list-item>
        <text:list-item>
          <text:p text:style-name="P67">Select<text:span text:style-name="Absatz-Standardschriftart"><text:span text:style-name="T44"> </text:span></text:span>the <text:span text:style-name="Absatz-Standardschriftart"><text:span text:style-name="T44">total</text:span></text:span> <text:span text:style-name="Absatz-Standardschriftart"><text:span text:style-name="T44">amount</text:span></text:span> in<text:span text:style-name="Absatz-Standardschriftart"><text:span text:style-name="T24"> </text:span></text:span><text:span text:style-name="Absatz-Standardschriftart"><text:span text:style-name="T44">orders</text:span></text:span> <text:span text:style-name="Absatz-Standardschriftart"><text:span text:style-name="T44">for </text:span></text:span>each <text:span text:style-name="Absatz-Standardschriftart"><text:span text:style-name="T22">salesperson</text:span></text:span><text:span text:style-name="Absatz-Standardschriftart"><text:span text:style-name="T24"> </text:span></text:span><text:span text:style-name="Absatz-Standardschriftart"><text:span text:style-name="T44">for </text:span></text:span>which<text:span text:style-name="Absatz-Standardschriftart"><text:span text:style-name="T22"> the</text:span></text:span><text:span text:style-name="Absatz-Standardschriftart"><text:span text:style-name="T44"> total</text:span></text:span> is<text:span text:style-name="Absatz-Standardschriftart"><text:span text:style-name="T24"> </text:span></text:span><text:span text:style-name="Absatz-Standardschriftart"><text:span text:style-name="T44">greater</text:span></text:span> than<text:span text:style-name="Absatz-Standardschriftart"><text:span text:style-name="T22"> </text:span></text:span><text:span text:style-name="Absatz-Standardschriftart"><text:span text:style-name="T44">the</text:span></text:span><text:span text:style-name="Absatz-Standardschriftart"><text:span text:style-name="T71"> </text:span></text:span><text:span text:style-name="Absatz-Standardschriftart"><text:span text:style-name="T22">amount</text:span></text:span> of<text:span text:style-name="Absatz-Standardschriftart"><text:span text:style-name="T24"> </text:span></text:span><text:span text:style-name="Absatz-Standardschriftart"><text:span text:style-name="T22">the</text:span></text:span> <text:span text:style-name="Absatz-Standardschriftart"><text:span text:style-name="T44">largest order</text:span></text:span> in<text:span text:style-name="Absatz-Standardschriftart"><text:span text:style-name="T22"> the</text:span></text:span><text:span text:style-name="Absatz-Standardschriftart"><text:span text:style-name="T44"> </text:span></text:span><text:span text:style-name="Absatz-Standardschriftart"><text:span text:style-name="T22">table.</text:span></text:span></text:p>
        </text:list-item>
        <text:list-item>
          <text:p text:style-name="P62"><text:span text:style-name="Absatz-Standardschriftart"><text:span text:style-name="T22">Give</text:span></text:span> <text:span text:style-name="Absatz-Standardschriftart"><text:span text:style-name="T44">names</text:span></text:span> and<text:span text:style-name="Absatz-Standardschriftart"><text:span text:style-name="T22"> numbers</text:span></text:span><text:span text:style-name="Absatz-Standardschriftart"><text:span text:style-name="T24"> </text:span></text:span><text:span text:style-name="Absatz-Standardschriftart"><text:span text:style-name="T22">of</text:span></text:span><text:span text:style-name="Absatz-Standardschriftart"><text:span text:style-name="T49"> </text:span></text:span>all<text:span text:style-name="Absatz-Standardschriftart"><text:span text:style-name="T22"> salesperson that</text:span></text:span><text:span text:style-name="Absatz-Standardschriftart"><text:span text:style-name="T44"> have more </text:span></text:span>than<text:span text:style-name="Absatz-Standardschriftart"><text:span text:style-name="T22"> one</text:span></text:span> <text:span text:style-name="Absatz-Standardschriftart"><text:span text:style-name="T26">customer.</text:span></text:span></text:p>
        </text:list-item>
        <text:list-item>
          <text:p text:style-name="P68">Select<text:span text:style-name="Absatz-Standardschriftart"><text:span text:style-name="T44"> </text:span></text:span>all<text:span text:style-name="Absatz-Standardschriftart"><text:span text:style-name="T22"> salesperson </text:span></text:span><text:span text:style-name="Absatz-Standardschriftart"><text:span text:style-name="T44">by</text:span></text:span> <text:span text:style-name="Absatz-Standardschriftart"><text:span text:style-name="T22">name</text:span></text:span><text:span text:style-name="Absatz-Standardschriftart"><text:span text:style-name="T44"> </text:span></text:span><text:span text:style-name="Absatz-Standardschriftart"><text:span text:style-name="T22">and numbers</text:span></text:span><text:span text:style-name="Absatz-Standardschriftart"><text:span text:style-name="T44"> </text:span></text:span>who<text:span text:style-name="Absatz-Standardschriftart"><text:span text:style-name="T46"> </text:span></text:span><text:span text:style-name="Absatz-Standardschriftart"><text:span text:style-name="T24">have</text:span></text:span><text:span text:style-name="Absatz-Standardschriftart"><text:span text:style-name="T44"> customers</text:span></text:span> in their<text:span text:style-name="Absatz-Standardschriftart"><text:span text:style-name="T24"> </text:span></text:span>city<text:span text:style-name="Absatz-Standardschriftart"><text:span text:style-name="T44"> </text:span></text:span><text:span text:style-name="Absatz-Standardschriftart"><text:span text:style-name="T22">whom</text:span></text:span><text:span text:style-name="Absatz-Standardschriftart"><text:span text:style-name="T44"> </text:span></text:span><text:span text:style-name="Absatz-Standardschriftart"><text:span text:style-name="T22">they</text:span></text:span><text:span text:style-name="Absatz-Standardschriftart"><text:span text:style-name="T44"> </text:span></text:span>don’s<text:span text:style-name="Absatz-Standardschriftart"><text:span text:style-name="T58"> </text:span></text:span>the <text:span text:style-name="Absatz-Standardschriftart"><text:span text:style-name="T22">service.</text:span></text:span></text:p>
        </text:list-item>
        <text:list-item>
          <text:p text:style-name="P63"><text:span text:style-name="Absatz-Standardschriftart"><text:span text:style-name="T22">Which</text:span></text:span> <text:span text:style-name="Absatz-Standardschriftart"><text:span text:style-name="T44">customers’</text:span></text:span><text:span text:style-name="Absatz-Standardschriftart"><text:span text:style-name="T46"> </text:span></text:span><text:span text:style-name="Absatz-Standardschriftart"><text:span text:style-name="T44">rating</text:span></text:span><text:span text:style-name="Absatz-Standardschriftart"><text:span text:style-name="T22"> should </text:span></text:span>be <text:span text:style-name="Absatz-Standardschriftart"><text:span text:style-name="T44">lowered?</text:span></text:span></text:p>
        </text:list-item>
        <text:list-item>
          <text:p text:style-name="P63">Is <text:span text:style-name="Absatz-Standardschriftart"><text:span text:style-name="T22">there</text:span></text:span><text:span text:style-name="Absatz-Standardschriftart"><text:span text:style-name="T44"> </text:span></text:span>a <text:span text:style-name="Absatz-Standardschriftart"><text:span text:style-name="T44">case</text:span></text:span> <text:span text:style-name="Absatz-Standardschriftart"><text:span text:style-name="T24">for</text:span></text:span> <text:span text:style-name="Absatz-Standardschriftart"><text:span text:style-name="T22">assigning</text:span></text:span><text:span text:style-name="Absatz-Standardschriftart"><text:span text:style-name="T24"> </text:span></text:span>a <text:span text:style-name="Absatz-Standardschriftart"><text:span text:style-name="T22">salesperson </text:span></text:span><text:span text:style-name="Absatz-Standardschriftart"><text:span text:style-name="T44">to</text:span></text:span><text:span text:style-name="Absatz-Standardschriftart"><text:span text:style-name="T46"> </text:span></text:span><text:span text:style-name="Absatz-Standardschriftart"><text:span text:style-name="T22">Berlin?</text:span></text:span></text:p>
        </text:list-item>
        <text:list-item>
          <text:p text:style-name="P69">Is <text:span text:style-name="Absatz-Standardschriftart"><text:span text:style-name="T22">there</text:span></text:span><text:span text:style-name="Absatz-Standardschriftart"><text:span text:style-name="T44"> any </text:span></text:span><text:span text:style-name="Absatz-Standardschriftart"><text:span text:style-name="T22">evidence</text:span></text:span> <text:span text:style-name="Absatz-Standardschriftart"><text:span text:style-name="T22">linking the</text:span></text:span> <text:span text:style-name="Absatz-Standardschriftart"><text:span text:style-name="T44">performance </text:span></text:span>of a<text:span text:style-name="Absatz-Standardschriftart"><text:span text:style-name="T24"> </text:span></text:span><text:span text:style-name="Absatz-Standardschriftart"><text:span text:style-name="T22">salesperson </text:span></text:span><text:span text:style-name="Absatz-Standardschriftart"><text:span text:style-name="T44">to</text:span></text:span><text:span text:style-name="Absatz-Standardschriftart"><text:span text:style-name="T46"> </text:span></text:span><text:span text:style-name="Absatz-Standardschriftart"><text:span text:style-name="T22">commission </text:span></text:span><text:span text:style-name="Absatz-Standardschriftart"><text:span text:style-name="T44">that</text:span></text:span> <text:span text:style-name="Absatz-Standardschriftart"><text:span text:style-name="T22">he</text:span></text:span><text:span text:style-name="Absatz-Standardschriftart"><text:span text:style-name="T44"> </text:span></text:span>or she<text:span text:style-name="Absatz-Standardschriftart"><text:span text:style-name="T24"> </text:span></text:span>is<text:span text:style-name="Absatz-Standardschriftart"><text:span text:style-name="T51"> </text:span></text:span><text:span text:style-name="Absatz-Standardschriftart"><text:span text:style-name="T22">being paid?</text:span></text:span></text:p>
        </text:list-item>
        <text:list-item>
          <text:p text:style-name="P70"><text:span text:style-name="Absatz-Standardschriftart"><text:span text:style-name="T22">Dose</text:span></text:span> <text:span text:style-name="Absatz-Standardschriftart"><text:span text:style-name="T22">the</text:span></text:span> <text:span text:style-name="Absatz-Standardschriftart"><text:span text:style-name="T44">total</text:span></text:span><text:span text:style-name="Absatz-Standardschriftart"><text:span text:style-name="T24"> </text:span></text:span><text:span text:style-name="Absatz-Standardschriftart"><text:span text:style-name="T22">amount</text:span></text:span> in<text:span text:style-name="Absatz-Standardschriftart"><text:span text:style-name="T24"> </text:span></text:span><text:span text:style-name="Absatz-Standardschriftart"><text:span text:style-name="T44">orders</text:span></text:span> by<text:span text:style-name="Absatz-Standardschriftart"><text:span text:style-name="T44"> customer</text:span></text:span> in<text:span text:style-name="Absatz-Standardschriftart"><text:span text:style-name="T22"> </text:span></text:span><text:span text:style-name="Absatz-Standardschriftart"><text:span text:style-name="T24">Rome</text:span></text:span><text:span text:style-name="Absatz-Standardschriftart"><text:span text:style-name="T44"> </text:span></text:span><text:span text:style-name="Absatz-Standardschriftart"><text:span text:style-name="T22">and </text:span></text:span>London<text:span text:style-name="Absatz-Standardschriftart"><text:span text:style-name="T24"> </text:span></text:span><text:span text:style-name="Absatz-Standardschriftart"><text:span text:style-name="T44">exceeds</text:span></text:span> <text:span text:style-name="Absatz-Standardschriftart"><text:span text:style-name="T22">the</text:span></text:span><text:span text:style-name="Absatz-Standardschriftart"><text:span text:style-name="T44"> </text:span></text:span><text:span text:style-name="Absatz-Standardschriftart"><text:span text:style-name="T22">commission</text:span></text:span><text:span text:style-name="Absatz-Standardschriftart"><text:span text:style-name="T24"> </text:span></text:span><text:span text:style-name="Absatz-Standardschriftart"><text:span text:style-name="T22">paid</text:span></text:span><text:span text:style-name="Absatz-Standardschriftart"><text:span text:style-name="T65"> </text:span></text:span><text:span text:style-name="Absatz-Standardschriftart"><text:span text:style-name="T22">to</text:span></text:span><text:span text:style-name="Absatz-Standardschriftart"><text:span text:style-name="T46"> </text:span></text:span><text:span text:style-name="Absatz-Standardschriftart"><text:span text:style-name="T22">salesperson</text:span></text:span><text:span text:style-name="Absatz-Standardschriftart"><text:span text:style-name="T24"> </text:span></text:span>in <text:span text:style-name="Absatz-Standardschriftart"><text:span text:style-name="T22">London and </text:span></text:span>New<text:span text:style-name="Absatz-Standardschriftart"><text:span text:style-name="T44"> </text:span></text:span><text:span text:style-name="Absatz-Standardschriftart"><text:span text:style-name="T47">York</text:span></text:span> <text:span text:style-name="Absatz-Standardschriftart"><text:span text:style-name="T44">by more </text:span></text:span>than<text:span text:style-name="Absatz-Standardschriftart"><text:span text:style-name="T24"> </text:span></text:span>5 <text:span text:style-name="Absatz-Standardschriftart"><text:span text:style-name="T22">times?</text:span></text:span></text:p>
        </text:list-item>
        <text:list-item>
          <text:p text:style-name="P71"><text:span text:style-name="Absatz-Standardschriftart"><text:span text:style-name="T22">Which</text:span></text:span> is the<text:span text:style-name="Absatz-Standardschriftart"><text:span text:style-name="T44"> </text:span></text:span><text:span text:style-name="Absatz-Standardschriftart"><text:span text:style-name="T22">date,</text:span></text:span><text:span text:style-name="Absatz-Standardschriftart"><text:span text:style-name="T44"> </text:span></text:span><text:span text:style-name="Absatz-Standardschriftart"><text:span text:style-name="T22">order</text:span></text:span> <text:span text:style-name="Absatz-Standardschriftart"><text:span text:style-name="T26">number,</text:span></text:span> <text:span text:style-name="Absatz-Standardschriftart"><text:span text:style-name="T44">amt </text:span></text:span>and<text:span text:style-name="Absatz-Standardschriftart"><text:span text:style-name="T22"> city</text:span></text:span> <text:span text:style-name="Absatz-Standardschriftart"><text:span text:style-name="T24">for</text:span></text:span> <text:span text:style-name="Absatz-Standardschriftart"><text:span text:style-name="T22">each</text:span></text:span> <text:span text:style-name="Absatz-Standardschriftart"><text:span text:style-name="T22">salesperson (byname)</text:span></text:span> <text:span text:style-name="Absatz-Standardschriftart"><text:span text:style-name="T44">for </text:span></text:span><text:span text:style-name="Absatz-Standardschriftart"><text:span text:style-name="T22">the</text:span></text:span> <text:span text:style-name="Absatz-Standardschriftart"><text:span text:style-name="T44">maximum</text:span></text:span><text:span text:style-name="Absatz-Standardschriftart"><text:span text:style-name="T50"> </text:span></text:span><text:span text:style-name="Absatz-Standardschriftart"><text:span text:style-name="T22">order</text:span></text:span> <text:span text:style-name="Absatz-Standardschriftart"><text:span text:style-name="T44">he</text:span></text:span> <text:span text:style-name="Absatz-Standardschriftart"><text:span text:style-name="T22">has</text:span></text:span><text:span text:style-name="Absatz-Standardschriftart"><text:span text:style-name="T44"> </text:span></text:span><text:span text:style-name="Absatz-Standardschriftart"><text:span text:style-name="T22">obtained?</text:span></text:span></text:p>
        </text:list-item>
        <text:list-item>
          <text:p text:style-name="P64"><text:span text:style-name="Absatz-Standardschriftart"><text:span text:style-name="T22">Which</text:span></text:span> <text:span text:style-name="Absatz-Standardschriftart"><text:span text:style-name="T22">salesperson(s)</text:span></text:span><text:span text:style-name="Absatz-Standardschriftart"><text:span text:style-name="T44"> </text:span></text:span><text:span text:style-name="Absatz-Standardschriftart"><text:span text:style-name="T22">should </text:span></text:span>be <text:span text:style-name="Absatz-Standardschriftart"><text:span text:style-name="T44">fired?</text:span></text:span></text:p>
        </text:list-item>
        <text:list-item>
          <text:p text:style-name="P63"><text:span text:style-name="Absatz-Standardschriftart"><text:span text:style-name="T22">What</text:span></text:span> is <text:span text:style-name="Absatz-Standardschriftart"><text:span text:style-name="T22">the</text:span></text:span> <text:span text:style-name="Absatz-Standardschriftart"><text:span text:style-name="T44">total</text:span></text:span><text:span text:style-name="Absatz-Standardschriftart"><text:span text:style-name="T24"> </text:span></text:span><text:span text:style-name="Absatz-Standardschriftart"><text:span text:style-name="T22">income</text:span></text:span> <text:span text:style-name="Absatz-Standardschriftart"><text:span text:style-name="T26">for</text:span></text:span> <text:span text:style-name="Absatz-Standardschriftart"><text:span text:style-name="T22">the</text:span></text:span> <text:span text:style-name="Absatz-Standardschriftart"><text:span text:style-name="T44">company?</text:span>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Absatz-Standardschriftart"><text:span text:style-name="T4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Überschrift_20_1" style:display-name="Überschrift 1" style:family="paragraph" style:parent-style-name="Standard" style:default-outline-level="1">
      <style:paragraph-properties fo:margin-left="0.266cm" fo:margin-right="0cm" fo:hyphenation-ladder-count="no-limit" fo:text-indent="0cm" style:auto-text-indent="false">
        <style:tab-stops/>
      </style:paragraph-properties>
      <style:text-properties style:font-name="Palatino Linotype" fo:font-weight="bold" style:font-name-asian="Palatino Linotype" style:font-weight-asian="bold" style:font-weight-complex="bold" fo:hyphenate="false" fo:hyphenation-remain-char-count="0" fo:hyphenation-push-char-count="0"/>
    </style:style>
    <style:style style:name="Textkörper" style:family="paragraph" style:parent-style-name="Standard">
      <style:paragraph-properties fo:margin-left="1.536cm" fo:margin-right="0cm" fo:hyphenation-ladder-count="no-limit" fo:text-indent="-0.635cm" style:auto-text-indent="false">
        <style:tab-stops/>
      </style:paragraph-properties>
      <style:text-properties style:font-name="Calibri" style:font-name-asian="Calibri" fo:hyphenate="false" fo:hyphenation-remain-char-count="0" fo:hyphenation-push-char-count="0"/>
    </style:style>
    <style:style style:name="Listenabsatz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_5f_CharLFO1LVL1" style:display-name="WW_CharLFO1LVL1" style:family="text">
      <style:text-properties style:font-name="Calibri" fo:font-size="11pt" style:font-name-asian="Calibri" style:font-size-asian="11pt" style:font-size-complex="11pt"/>
    </style:style>
    <style:style style:name="WW_5f_CharLFO2LVL1" style:display-name="WW_CharLFO2LVL1" style:family="text">
      <style:text-properties style:font-name="Calibri" fo:font-size="11pt" style:font-name-asian="Calibri" style:font-size-asian="11pt" style:font-size-complex="11pt"/>
    </style:style>
    <style:style style:name="WW_5f_CharLFO3LVL1" style:display-name="WW_CharLFO3LVL1" style:family="text">
      <style:text-properties style:font-name="Calibri" fo:font-size="11pt" style:font-name-asian="Calibri" style:font-size-asian="11pt" style:font-size-complex="11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line-height="5%" fo:text-align="end" style:justify-single-word="false"/>
    </style:style>
    <style:style style:name="MP3" style:family="paragraph" style:parent-style-name="Standard">
      <style:paragraph-properties fo:margin-left="0.035cm" fo:margin-right="0cm" fo:line-height="0.325cm" fo:text-indent="0cm" style:auto-text-indent="false">
        <style:tab-stops/>
      </style:paragraph-properties>
    </style:style>
    <style:style style:name="MT1" style:family="text">
      <style:text-properties fo:color="#0000cc" fo:font-size="13pt" fo:font-weight="bold" style:font-size-asian="13pt" style:font-weight-asian="bold" style:font-size-complex="13pt" style:font-weight-complex="bold"/>
    </style:style>
    <style:style style:name="MT2" style:family="text">
      <style:text-properties style:font-name="Palatino Linotype" fo:font-size="8pt" fo:letter-spacing="-0.002cm" style:font-size-asian="8pt"/>
    </style:style>
    <style:style style:name="MT3" style:family="text">
      <style:text-properties style:font-name="Palatino Linotype" fo:font-size="8pt" fo:letter-spacing="-0.005cm" style:font-size-asian="8pt"/>
    </style:style>
    <style:style style:name="MT4" style:family="text">
      <style:text-properties style:font-name="Palatino Linotype" fo:font-size="8pt" fo:letter-spacing="-0.004cm" style:font-size-asian="8pt"/>
    </style:style>
    <style:style style:name="MT5" style:family="text">
      <style:text-properties style:text-position="40% 100%" style:font-name="Palatino Linotype" fo:font-size="5pt" fo:letter-spacing="-0.002cm" style:font-size-asian="5pt"/>
    </style:style>
    <style:style style:name="MT6" style:family="text">
      <style:text-properties style:text-position="40% 100%" style:font-name="Palatino Linotype" fo:font-size="5pt" fo:letter-spacing="0.028cm" style:font-size-asian="5pt"/>
    </style:style>
    <style:style style:name="MT7" style:family="text">
      <style:text-properties style:font-name="Palatino Linotype" fo:font-size="8pt" style:font-size-asian="8pt"/>
    </style:style>
    <style:style style:name="MT8" style:family="text">
      <style:text-properties style:font-name="Palatino Linotype" fo:font-size="8pt" fo:letter-spacing="0.002cm" style:font-size-asian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249cm" fo:margin-bottom="2.325cm" fo:margin-left="2.117cm" fo:margin-right="1.72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938cm" fo:margin-left="0cm" fo:margin-right="0cm" fo:margin-bottom="0cm" style:dynamic-spacing="true"/>
      </style:header-style>
      <style:footer-style>
        <style:header-footer-properties fo:min-height="0.321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187cm" fo:margin-bottom="2.646cm" fo:margin-left="2.117cm" fo:margin-right="1.72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Picture 2" text:anchor-type="paragraph" svg:x="2.383cm" svg:y="1.249cm" svg:width="2.882cm" style:rel-width="scale" svg:height="0.961cm" style:rel-height="scale" draw:z-index="5"><draw:image xlink:href="Pictures/10000000000000F000000050D15E5C0B.jpg" xlink:type="simple" xlink:show="embed" xlink:actuate="onLoad"/></draw:frame> <text:s text:c="47"/></text:p>
        <text:p text:style-name="MP2"><text:s text:c="47"/><text:span text:style-name="MT1">GROUP015</text:span> <text:s text:c="4"/></text:p>
      </style:header>
      <style:footer>
        <text:p text:style-name="MP1"><draw:frame draw:style-name="Mfr2" draw:name="Text Box 1" text:anchor-type="paragraph" svg:x="2.35cm" svg:y="26.988cm" svg:width="11.832cm" style:rel-width="scale" svg:height="0.355cm" style:rel-height="scale" draw:z-index="7"><draw:text-box><text:p text:style-name="MP3"><text:span text:style-name="Absatz-Standardschriftart"><text:span text:style-name="MT2">Infoway</text:span></text:span><text:span text:style-name="Absatz-Standardschriftart"><text:span text:style-name="MT3"> </text:span></text:span><text:span text:style-name="Absatz-Standardschriftart"><text:span text:style-name="MT2">Technologies,</text:span></text:span><text:span text:style-name="Absatz-Standardschriftart"><text:span text:style-name="MT4"> </text:span></text:span><text:span text:style-name="Absatz-Standardschriftart"><text:span text:style-name="MT2">3</text:span></text:span><text:span text:style-name="Absatz-Standardschriftart"><text:span text:style-name="MT5">rd</text:span></text:span><text:span text:style-name="Absatz-Standardschriftart"><text:span text:style-name="MT6"> </text:span></text:span><text:span text:style-name="Absatz-Standardschriftart"><text:span text:style-name="MT4">Floor</text:span></text:span><text:span text:style-name="Absatz-Standardschriftart"><text:span text:style-name="MT2"> Commerce</text:span></text:span><text:span text:style-name="Absatz-Standardschriftart"><text:span text:style-name="MT7"> </text:span></text:span><text:span text:style-name="Absatz-Standardschriftart"><text:span text:style-name="MT2">Centre,</text:span></text:span><text:span text:style-name="Absatz-Standardschriftart"><text:span text:style-name="MT4"> </text:span></text:span><text:span text:style-name="Absatz-Standardschriftart"><text:span text:style-name="MT2">Rambaug</text:span></text:span><text:span text:style-name="Absatz-Standardschriftart"><text:span text:style-name="MT4"> </text:span></text:span><text:span text:style-name="Absatz-Standardschriftart"><text:span text:style-name="MT2">Colony,</text:span></text:span><text:span text:style-name="Absatz-Standardschriftart"><text:span text:style-name="MT8"> </text:span></text:span><text:span text:style-name="Absatz-Standardschriftart"><text:span text:style-name="MT2">Paud</text:span></text:span><text:span text:style-name="Absatz-Standardschriftart"><text:span text:style-name="MT4"> </text:span></text:span><text:span text:style-name="Absatz-Standardschriftart"><text:span text:style-name="MT2">Road</text:span></text:span><text:span text:style-name="Absatz-Standardschriftart"><text:span text:style-name="MT4"> </text:span></text:span><text:span text:style-name="Absatz-Standardschriftart"><text:span text:style-name="MT2">Pune</text:span></text:span><text:span text:style-name="Absatz-Standardschriftart"><text:span text:style-name="MT7"> </text:span></text:span><text:span text:style-name="Absatz-Standardschriftart"><text:span text:style-name="MT4">411038</text:span></text:span></text:p></draw:text-box></draw:frame></text:p>
      </style:footer>
    </style:master-page>
    <style:master-page style:name="MP1" style:page-layout-name="Mpm3">
      <style:header>
        <text:p text:style-name="MP1"><draw:frame draw:style-name="Mfr1" draw:name="Picture 21" text:anchor-type="paragraph" svg:x="2.383cm" svg:y="1.249cm" svg:width="2.882cm" style:rel-width="scale" svg:height="0.961cm" style:rel-height="scale" draw:z-index="0"><draw:image xlink:href="Pictures/10000000000000F000000050D15E5C0B.jpg" xlink:type="simple" xlink:show="embed" xlink:actuate="onLoad"/></draw:frame></text:p>
      </style:header>
      <style:footer>
        <text:p text:style-name="MP1"><draw:frame draw:style-name="Mfr2" draw:name="Text Box 11" text:anchor-type="paragraph" svg:x="2.35cm" svg:y="26.988cm" svg:width="11.832cm" style:rel-width="scale" svg:height="0.355cm" style:rel-height="scale" draw:z-index="0"><draw:text-box><text:p text:style-name="MP3"><text:span text:style-name="Absatz-Standardschriftart"><text:span text:style-name="MT2">Infoway</text:span></text:span><text:span text:style-name="Absatz-Standardschriftart"><text:span text:style-name="MT3"> </text:span></text:span><text:span text:style-name="Absatz-Standardschriftart"><text:span text:style-name="MT2">Technologies,</text:span></text:span><text:span text:style-name="Absatz-Standardschriftart"><text:span text:style-name="MT4"> </text:span></text:span><text:span text:style-name="Absatz-Standardschriftart"><text:span text:style-name="MT2">3</text:span></text:span><text:span text:style-name="Absatz-Standardschriftart"><text:span text:style-name="MT5">rd</text:span></text:span><text:span text:style-name="Absatz-Standardschriftart"><text:span text:style-name="MT6"> </text:span></text:span><text:span text:style-name="Absatz-Standardschriftart"><text:span text:style-name="MT4">Floor</text:span></text:span><text:span text:style-name="Absatz-Standardschriftart"><text:span text:style-name="MT2"> Commerce</text:span></text:span><text:span text:style-name="Absatz-Standardschriftart"><text:span text:style-name="MT7"> </text:span></text:span><text:span text:style-name="Absatz-Standardschriftart"><text:span text:style-name="MT2">Centre,</text:span></text:span><text:span text:style-name="Absatz-Standardschriftart"><text:span text:style-name="MT4"> </text:span></text:span><text:span text:style-name="Absatz-Standardschriftart"><text:span text:style-name="MT2">Rambaug</text:span></text:span><text:span text:style-name="Absatz-Standardschriftart"><text:span text:style-name="MT4"> </text:span></text:span><text:span text:style-name="Absatz-Standardschriftart"><text:span text:style-name="MT2">Colony,</text:span></text:span><text:span text:style-name="Absatz-Standardschriftart"><text:span text:style-name="MT8"> </text:span></text:span><text:span text:style-name="Absatz-Standardschriftart"><text:span text:style-name="MT2">Paud</text:span></text:span><text:span text:style-name="Absatz-Standardschriftart"><text:span text:style-name="MT4"> </text:span></text:span><text:span text:style-name="Absatz-Standardschriftart"><text:span text:style-name="MT2">Road</text:span></text:span><text:span text:style-name="Absatz-Standardschriftart"><text:span text:style-name="MT4"> </text:span></text:span><text:span text:style-name="Absatz-Standardschriftart"><text:span text:style-name="MT2">Pune</text:span></text:span><text:span text:style-name="Absatz-Standardschriftart"><text:span text:style-name="MT7"> </text:span></text:span><text:span text:style-name="Absatz-Standardschriftart"><text:span text:style-name="MT4">411038</text:span></text:span></text:p></draw:text-box></draw:frame></text:p>
      </style:footer>
    </style:master-page>
    <style:master-page style:name="MP2" style:page-layout-name="Mpm3">
      <style:header>
        <text:p text:style-name="MP1"><draw:frame draw:style-name="Mfr1" draw:name="Picture 22" text:anchor-type="paragraph" svg:x="2.383cm" svg:y="1.249cm" svg:width="2.882cm" style:rel-width="scale" svg:height="0.961cm" style:rel-height="scale" draw:z-index="0"><draw:image xlink:href="Pictures/10000000000000F000000050D15E5C0B.jpg" xlink:type="simple" xlink:show="embed" xlink:actuate="onLoad"/></draw:frame></text:p>
      </style:header>
      <style:footer>
        <text:p text:style-name="MP1"><draw:frame draw:style-name="Mfr2" draw:name="Text Box 12" text:anchor-type="paragraph" svg:x="2.35cm" svg:y="26.988cm" svg:width="11.832cm" style:rel-width="scale" svg:height="0.355cm" style:rel-height="scale" draw:z-index="0"><draw:text-box><text:p text:style-name="MP3"><text:span text:style-name="Absatz-Standardschriftart"><text:span text:style-name="MT2">Infoway</text:span></text:span><text:span text:style-name="Absatz-Standardschriftart"><text:span text:style-name="MT3"> </text:span></text:span><text:span text:style-name="Absatz-Standardschriftart"><text:span text:style-name="MT2">Technologies,</text:span></text:span><text:span text:style-name="Absatz-Standardschriftart"><text:span text:style-name="MT4"> </text:span></text:span><text:span text:style-name="Absatz-Standardschriftart"><text:span text:style-name="MT2">3</text:span></text:span><text:span text:style-name="Absatz-Standardschriftart"><text:span text:style-name="MT5">rd</text:span></text:span><text:span text:style-name="Absatz-Standardschriftart"><text:span text:style-name="MT6"> </text:span></text:span><text:span text:style-name="Absatz-Standardschriftart"><text:span text:style-name="MT4">Floor</text:span></text:span><text:span text:style-name="Absatz-Standardschriftart"><text:span text:style-name="MT2"> Commerce</text:span></text:span><text:span text:style-name="Absatz-Standardschriftart"><text:span text:style-name="MT7"> </text:span></text:span><text:span text:style-name="Absatz-Standardschriftart"><text:span text:style-name="MT2">Centre,</text:span></text:span><text:span text:style-name="Absatz-Standardschriftart"><text:span text:style-name="MT4"> </text:span></text:span><text:span text:style-name="Absatz-Standardschriftart"><text:span text:style-name="MT2">Rambaug</text:span></text:span><text:span text:style-name="Absatz-Standardschriftart"><text:span text:style-name="MT4"> </text:span></text:span><text:span text:style-name="Absatz-Standardschriftart"><text:span text:style-name="MT2">Colony,</text:span></text:span><text:span text:style-name="Absatz-Standardschriftart"><text:span text:style-name="MT8"> </text:span></text:span><text:span text:style-name="Absatz-Standardschriftart"><text:span text:style-name="MT2">Paud</text:span></text:span><text:span text:style-name="Absatz-Standardschriftart"><text:span text:style-name="MT4"> </text:span></text:span><text:span text:style-name="Absatz-Standardschriftart"><text:span text:style-name="MT2">Road</text:span></text:span><text:span text:style-name="Absatz-Standardschriftart"><text:span text:style-name="MT4"> </text:span></text:span><text:span text:style-name="Absatz-Standardschriftart"><text:span text:style-name="MT2">Pune</text:span></text:span><text:span text:style-name="Absatz-Standardschriftart"><text:span text:style-name="MT7"> </text:span></text:span><text:span text:style-name="Absatz-Standardschriftart"><text:span text:style-name="MT4">411038</text:span></text:span></text:p></draw:text-box></draw:frame></text:p>
      </style:footer>
    </style:master-page>
    <style:master-page style:name="MP3" style:page-layout-name="Mpm3">
      <style:header>
        <text:p text:style-name="MP1"><draw:frame draw:style-name="Mfr1" draw:name="Picture 23" text:anchor-type="paragraph" svg:x="2.383cm" svg:y="1.249cm" svg:width="2.882cm" style:rel-width="scale" svg:height="0.961cm" style:rel-height="scale" draw:z-index="0"><draw:image xlink:href="Pictures/10000000000000F000000050D15E5C0B.jpg" xlink:type="simple" xlink:show="embed" xlink:actuate="onLoad"/></draw:frame></text:p>
      </style:header>
      <style:footer>
        <text:p text:style-name="MP1"><draw:frame draw:style-name="Mfr2" draw:name="Text Box 13" text:anchor-type="paragraph" svg:x="2.35cm" svg:y="26.988cm" svg:width="11.832cm" style:rel-width="scale" svg:height="0.355cm" style:rel-height="scale" draw:z-index="0"><draw:text-box><text:p text:style-name="MP3"><text:span text:style-name="Absatz-Standardschriftart"><text:span text:style-name="MT2">Infoway</text:span></text:span><text:span text:style-name="Absatz-Standardschriftart"><text:span text:style-name="MT3"> </text:span></text:span><text:span text:style-name="Absatz-Standardschriftart"><text:span text:style-name="MT2">Technologies,</text:span></text:span><text:span text:style-name="Absatz-Standardschriftart"><text:span text:style-name="MT4"> </text:span></text:span><text:span text:style-name="Absatz-Standardschriftart"><text:span text:style-name="MT2">3</text:span></text:span><text:span text:style-name="Absatz-Standardschriftart"><text:span text:style-name="MT5">rd</text:span></text:span><text:span text:style-name="Absatz-Standardschriftart"><text:span text:style-name="MT6"> </text:span></text:span><text:span text:style-name="Absatz-Standardschriftart"><text:span text:style-name="MT4">Floor</text:span></text:span><text:span text:style-name="Absatz-Standardschriftart"><text:span text:style-name="MT2"> Commerce</text:span></text:span><text:span text:style-name="Absatz-Standardschriftart"><text:span text:style-name="MT7"> </text:span></text:span><text:span text:style-name="Absatz-Standardschriftart"><text:span text:style-name="MT2">Centre,</text:span></text:span><text:span text:style-name="Absatz-Standardschriftart"><text:span text:style-name="MT4"> </text:span></text:span><text:span text:style-name="Absatz-Standardschriftart"><text:span text:style-name="MT2">Rambaug</text:span></text:span><text:span text:style-name="Absatz-Standardschriftart"><text:span text:style-name="MT4"> </text:span></text:span><text:span text:style-name="Absatz-Standardschriftart"><text:span text:style-name="MT2">Colony,</text:span></text:span><text:span text:style-name="Absatz-Standardschriftart"><text:span text:style-name="MT8"> </text:span></text:span><text:span text:style-name="Absatz-Standardschriftart"><text:span text:style-name="MT2">Paud</text:span></text:span><text:span text:style-name="Absatz-Standardschriftart"><text:span text:style-name="MT4"> </text:span></text:span><text:span text:style-name="Absatz-Standardschriftart"><text:span text:style-name="MT2">Road</text:span></text:span><text:span text:style-name="Absatz-Standardschriftart"><text:span text:style-name="MT4"> </text:span></text:span><text:span text:style-name="Absatz-Standardschriftart"><text:span text:style-name="MT2">Pune</text:span></text:span><text:span text:style-name="Absatz-Standardschriftart"><text:span text:style-name="MT7"> </text:span></text:span><text:span text:style-name="Absatz-Standardschriftart"><text:span text:style-name="MT4">411038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Online2PDF.com</meta:initial-creator>
    <meta:creation-date>2019-09-11T08:39:00Z</meta:creation-date>
    <dc:date>2019-09-11T16:52:46.87</dc:date>
    <meta:editing-cycles>13</meta:editing-cycles>
    <meta:editing-duration>PT2H42M30S</meta:editing-duration>
    <meta:document-statistic meta:table-count="0" meta:image-count="4" meta:object-count="0" meta:page-count="5" meta:paragraph-count="157" meta:word-count="2259" meta:character-count="13449"/>
    <meta:user-defined meta:name="Created" meta:value-type="date">2019-09-11T00:00:00</meta:user-defined>
    <meta:user-defined meta:name="LastSaved" meta:value-type="date">2019-09-11T00:00:00</meta:user-defined>
    <meta:template xlink:type="simple" xlink:actuate="onRequest" xlink:title="" xlink:href="Normal.dotm"/>
  </office:meta>
</office:document-meta>
</file>